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text-properties fo:color="#000000" style:font-name="Calibri" style:font-name-asian="Calibri" style:font-name-complex="Calibri"/>
    </style:style>
    <style:style style:name="ce3" style:family="table-cell" style:parent-style-name="Default" style:data-style-name="N0">
      <style:table-cell-properties style:vertical-align="middle" fo:wrap-option="wrap" style:repeat-content="false"/>
      <style:paragraph-properties fo:text-align="start" fo:margin-left="0cm"/>
      <style:text-properties fo:color="#000000" style:font-name="Calibri" style:font-name-asian="Calibri" style:font-name-complex="Calibri" fo:font-weight="bold" style:font-weight-asian="bold" style:font-weight-complex="bold"/>
    </style:style>
    <style:style style:name="ce4" style:family="table-cell" style:parent-style-name="Default" style:data-style-name="N0">
      <style:table-cell-properties style:vertical-align="middle" fo:wrap-option="wrap" style:repeat-content="false"/>
      <style:paragraph-properties fo:text-align="start" fo:margin-left="0cm"/>
      <style:text-properties fo:color="#595959" style:font-name="Calibri" style:font-name-asian="Calibri" style:font-name-complex="Calibri" fo:font-size="9pt" style:font-size-asian="9pt" style:font-size-complex="9pt"/>
    </style:style>
    <style:style style:name="ce5" style:family="table-cell" style:parent-style-name="Default" style:data-style-name="N0">
      <style:table-cell-properties style:vertical-align="middle" fo:wrap-option="wrap" style:repeat-content="false"/>
      <style:paragraph-properties fo:text-align="start" fo:margin-left="0cm"/>
      <style:text-properties fo:color="#595959" style:font-name="Calibri" style:font-name-asian="Calibri" style:font-name-complex="Calibri" fo:font-size="12pt" style:font-size-asian="12pt" style:font-size-complex="12pt"/>
    </style:style>
    <style:style style:name="ce6" style:family="table-cell" style:parent-style-name="Default" style:data-style-name="N0">
      <style:table-cell-properties style:vertical-align="middle" fo:wrap-option="wrap" style:repeat-content="false"/>
      <style:paragraph-properties fo:text-align="start" fo:margin-left="0cm"/>
      <style:text-properties fo:color="#000000" style:font-name="Calibri" style:font-name-asian="Calibri" style:font-name-complex="Calibri" fo:font-size="12pt" style:font-size-asian="12pt" style:font-size-complex="12pt"/>
    </style:style>
    <style:style style:name="ce7" style:family="table-cell" style:parent-style-name="Default" style:data-style-name="N0">
      <style:table-cell-properties style:vertical-align="middle" fo:wrap-option="wrap" style:repeat-content="false"/>
      <style:paragraph-properties fo:text-align="start" fo:margin-left="0cm"/>
      <style:text-properties fo:color="#000000" style:font-name="Times New Roman" style:font-name-asian="Times New Roman" style:font-name-complex="Times New Roman" fo:font-size="12pt" style:font-size-asian="12pt" style:font-size-complex="12pt" style:font-family-generic="roman"/>
    </style:style>
    <style:style style:name="ce8" style:family="table-cell" style:parent-style-name="Default" style:data-style-name="N0">
      <style:table-cell-properties style:vertical-align="middle" fo:wrap-option="wrap" style:repeat-content="false"/>
      <style:paragraph-properties fo:text-align="start" fo:margin-left="0cm"/>
      <style:text-properties fo:color="#FF0000" style:font-name="Calibri" style:font-name-asian="Calibri" style:font-name-complex="Calibri" fo:font-size="16pt" style:font-size-asian="16pt" style:font-size-complex="16pt" fo:font-weight="bold" style:font-weight-asian="bold" style:font-weight-complex="bold"/>
    </style:style>
    <style:style style:name="ce9" style:family="table-cell" style:parent-style-name="Default" style:data-style-name="N0">
      <style:text-properties fo:color="#FF0000" fo:font-size="14pt" style:font-size-asian="14pt" style:font-size-complex="14pt"/>
    </style:style>
    <style:style style:name="ce10" style:family="table-cell" style:parent-style-name="Default" style:data-style-name="N0">
      <style:table-cell-properties style:vertical-align="middle" fo:wrap-option="wrap" style:repeat-content="false"/>
      <style:paragraph-properties fo:text-align="start" fo:margin-left="0cm"/>
      <style:text-properties fo:color="#0070C0" style:font-name="Calibri" style:font-name-asian="Calibri" style:font-name-complex="Calibri"/>
    </style:style>
    <style:style style:name="ce11" style:family="table-cell" style:parent-style-name="Default" style:data-style-name="N0">
      <style:table-cell-properties style:vertical-align="middle" fo:wrap-option="wrap" style:repeat-content="false"/>
      <style:paragraph-properties fo:text-align="start" fo:margin-left="0cm"/>
      <style:text-properties fo:color="#2DA424" style:font-name="Calibri" style:font-name-asian="Calibri" style:font-name-complex="Calibri"/>
    </style:style>
    <style:style style:name="ce12" style:family="table-cell" style:parent-style-name="Default" style:data-style-name="N0">
      <style:text-properties fo:color="#000000"/>
    </style:style>
    <style:style style:name="ce13" style:family="table-cell" style:parent-style-name="Default" style:data-style-name="N0">
      <style:table-cell-properties style:vertical-align="middle" fo:wrap-option="wrap" style:repeat-content="false"/>
      <style:paragraph-properties fo:text-align="start" fo:margin-left="0cm"/>
      <style:text-properties fo:color="#000000" style:font-name="Calibri" style:font-name-asian="Calibri" style:font-name-complex="Calibri"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000000" style:font-name="Calibri" style:font-name-asian="Calibri" style:font-name-complex="Calibri"/>
    </style:style>
    <style:style style:name="ce15" style:family="table-cell" style:parent-style-name="Default" style:data-style-name="N0">
      <style:table-cell-properties style:vertical-align="middle" fo:wrap-option="wrap" style:repeat-content="false"/>
      <style:paragraph-properties fo:text-align="start" fo:margin-left="0cm"/>
      <style:text-properties fo:color="#000000" style:font-name="Calibri" style:font-name-asian="Calibri" style:font-name-complex="Calibri"/>
    </style:style>
    <style:style style:name="ce16" style:family="table-cell" style:parent-style-name="Default" style:data-style-name="N0">
      <style:text-properties fo:color="#FF0000"/>
    </style:style>
    <style:style style:name="ce17" style:family="table-cell" style:parent-style-name="Default" style:data-style-name="N0">
      <style:text-properties fo:color="#000000"/>
    </style:style>
    <style:style style:name="ce18" style:family="table-cell" style:parent-style-name="Default" style:data-style-name="N21"/>
    <style:style style:name="ce19" style:family="table-cell" style:parent-style-name="Default" style:data-style-name="N0">
      <style:table-cell-properties style:vertical-align="middle" fo:wrap-option="wrap" style:repeat-content="false"/>
      <style:paragraph-properties fo:text-align="start" fo:margin-left="0cm"/>
      <style:text-properties fo:color="#FF0000" style:font-name="Calibri" style:font-name-asian="Calibri" style:font-name-complex="Calibri" fo:font-size="16pt" style:font-size-asian="16pt" style:font-size-complex="16pt" fo:font-weight="bold" style:font-weight-asian="bold" style:font-weight-complex="bold"/>
    </style:style>
    <style:style style:name="ce20" style:family="table-cell" style:parent-style-name="Default" style:data-style-name="N0">
      <style:text-properties fo:color="#FF0000" fo:font-size="18pt" style:font-size-asian="18pt" style:font-size-complex="18pt"/>
    </style:style>
    <style:style style:name="ce21" style:family="table-cell" style:parent-style-name="Default" style:data-style-name="N0">
      <style:text-properties fo:color="#FF0000" fo:font-size="16pt" style:font-size-asian="16pt" style:font-size-complex="16pt"/>
    </style:style>
    <style:style style:name="ce22" style:family="table-cell" style:parent-style-name="Default" style:data-style-name="N0">
      <style:text-properties fo:color="#FF0000" fo:font-size="16pt" style:font-size-asian="16pt" style:font-size-complex="16pt"/>
    </style:style>
    <style:style style:name="ce23" style:family="table-cell" style:parent-style-name="Default" style:data-style-name="N0">
      <style:table-cell-properties style:vertical-align="middle" fo:wrap-option="wrap" style:repeat-content="false"/>
      <style:paragraph-properties fo:text-align="start" fo:margin-left="0cm"/>
      <style:text-properties fo:color="#000000" style:font-name="Calibri" style:font-name-asian="Calibri" style:font-name-complex="Calibri" fo:font-weight="bold" style:font-weight-asian="bold" style:font-weight-complex="bold"/>
    </style:style>
    <style:style style:name="ce24" style:family="table-cell" style:parent-style-name="Default" style:data-style-name="N0">
      <style:text-properties fo:color="#FF0000" fo:font-size="14pt" style:font-size-asian="14pt" style:font-size-complex="14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595959"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FF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FF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70C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0070C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0" style:family="text" style:parent-style-name="Default">
      <style:text-properties fo:color="#0070C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2DA424"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2DA424"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3" style:family="text" style:parent-style-name="Default">
      <style:text-properties fo:color="#2DA424"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7" style:family="text" style:parent-style-name="Default">
      <style:text-properties fo:color="#2DA424"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9"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0" style:family="text" style:parent-style-name="Default">
      <style:text-properties fo:color="#2DA424"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1" style:family="text" style:parent-style-name="Default">
      <style:text-properties fo:color="#2DA424"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2" style:family="text" style:parent-style-name="Default">
      <style:text-properties fo:color="#2DA424"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3" style:family="text" style:parent-style-name="Default">
      <style:text-properties fo:color="#0070C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4" style:family="text" style:parent-style-name="Default">
      <style:text-properties fo:color="#595959"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5" style:family="text" style:parent-style-name="Default">
      <style:text-properties fo:color="#FF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style>
    <style:style style:name="T26" style:family="text" style:parent-style-name="Default">
      <style:text-properties fo:color="#FF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7.860625cm"/>
    </style:style>
    <style:style style:name="co2" style:family="table-column">
      <style:table-column-properties fo:break-before="auto" style:column-width="16.430625cm"/>
    </style:style>
    <style:style style:name="co3" style:family="table-column">
      <style:table-column-properties fo:break-before="auto" style:column-width="0.635cm"/>
    </style:style>
    <style:style style:name="co4" style:family="table-column">
      <style:table-column-properties fo:break-before="auto" style:column-width="6.82625cm"/>
    </style:style>
    <style:style style:name="co5" style:family="table-column">
      <style:table-column-properties fo:break-before="auto" style:column-width="8.51958333333333cm"/>
    </style:style>
    <style:style style:name="co6" style:family="table-column">
      <style:table-column-properties fo:break-before="auto" style:column-width="9.286875cm"/>
    </style:style>
    <style:style style:name="co7" style:family="table-column">
      <style:table-column-properties fo:break-before="auto" style:column-width="12.5941666666667cm"/>
    </style:style>
    <style:style style:name="co8" style:family="table-column">
      <style:table-column-properties fo:break-before="auto" style:column-width="2.11666666666667cm"/>
    </style:style>
    <style:style style:name="ro1" style:family="table-row">
      <style:table-row-properties style:row-height="24pt" style:use-optimal-row-height="true" fo:break-before="auto"/>
    </style:style>
    <style:style style:name="ro2" style:family="table-row">
      <style:table-row-properties style:row-height="14.45pt" style:use-optimal-row-height="true" fo:break-before="auto"/>
    </style:style>
    <style:style style:name="ro3" style:family="table-row">
      <style:table-row-properties style:row-height="30.75pt" style:use-optimal-row-height="true" fo:break-before="auto"/>
    </style:style>
    <style:style style:name="ro4" style:family="table-row">
      <style:table-row-properties style:row-height="60.75pt" style:use-optimal-row-height="true" fo:break-before="auto"/>
    </style:style>
    <style:style style:name="ro5" style:family="table-row">
      <style:table-row-properties style:row-height="43.15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129.6pt" style:use-optimal-row-height="true" fo:break-before="auto"/>
    </style:style>
    <style:style style:name="ro8" style:family="table-row">
      <style:table-row-properties style:row-height="28.9pt" style:use-optimal-row-height="true" fo:break-before="auto"/>
    </style:style>
    <style:style style:name="ro9" style:family="table-row">
      <style:table-row-properties style:row-height="15.6pt" style:use-optimal-row-height="true" fo:break-before="auto"/>
    </style:style>
    <style:style style:name="ro10" style:family="table-row">
      <style:table-row-properties style:row-height="15pt" style:use-optimal-row-height="true" fo:break-before="auto"/>
    </style:style>
    <style:style style:name="ro11" style:family="table-row">
      <style:table-row-properties style:row-height="57.6pt" style:use-optimal-row-height="true" fo:break-before="auto"/>
    </style:style>
    <style:style style:name="ro12" style:family="table-row">
      <style:table-row-properties style:row-height="16.5pt" style:use-optimal-row-height="true" fo:break-before="auto"/>
    </style:style>
    <style:style style:name="ro13" style:family="table-row">
      <style:table-row-properties style:row-height="72pt" style:use-optimal-row-height="true" fo:break-before="auto"/>
    </style:style>
    <style:style style:name="ro14" style:family="table-row">
      <style:table-row-properties style:row-height="21pt" style:use-optimal-row-height="true" fo:break-before="auto"/>
    </style:style>
    <style:style style:name="ro15" style:family="table-row">
      <style:table-row-properties style:row-height="100.9pt" style:use-optimal-row-height="true" fo:break-before="auto"/>
    </style:style>
    <style:style style:name="ro16" style:family="table-row">
      <style:table-row-properties style:row-height="86.45pt" style:use-optimal-row-height="true" fo:break-before="auto"/>
    </style:style>
    <style:style style:name="ro17" style:family="table-row">
      <style:table-row-properties style:row-height="31.15pt" style:use-optimal-row-height="true" fo:break-before="auto"/>
    </style:style>
    <style:style style:name="ro18" style:family="table-row">
      <style:table-row-properties style:row-height="305.25pt" style:use-optimal-row-height="true" fo:break-before="auto"/>
    </style:style>
    <style:style style:name="ro19" style:family="table-row">
      <style:table-row-properties style:row-height="15.75pt" style:use-optimal-row-height="true" fo:break-before="auto"/>
    </style:style>
    <style:style style:name="ro20" style:family="table-row">
      <style:table-row-properties style:row-height="91.5pt" style:use-optimal-row-height="true" fo:break-before="auto"/>
    </style:style>
    <style:style style:name="ro21" style:family="table-row">
      <style:table-row-properties style:row-height="121.5pt" style:use-optimal-row-height="true" fo:break-before="auto"/>
    </style:style>
    <style:style style:name="ro22" style:family="table-row">
      <style:table-row-properties style:row-height="45.75pt" style:use-optimal-row-height="true" fo:break-before="auto"/>
    </style:style>
    <style:style style:name="ro23" style:family="table-row">
      <style:table-row-properties style:row-height="46.9pt" style:use-optimal-row-height="true" fo:break-before="auto"/>
    </style:style>
    <style:style style:name="ro24" style:family="table-row">
      <style:table-row-properties style:row-height="183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19">
            <text:p>B. As-Is-Situation – Individuelle Aufgabendurchführung<text:span text:style-name="T26"> </text:span></text:p>
          </table:table-cell>
          <table:table-cell office:value-type="string" table:style-name="ce24">
            <text:p>Codes</text:p>
          </table:table-cell>
          <table:table-cell table:style-name="ce1"/>
          <table:table-cell office:value-type="string" table:style-name="ce9">
            <text:p>Codes</text:p>
          </table:table-cell>
          <table:table-cell office:value-type="string" table:style-name="ce20">
            <text:p>Katergorie</text:p>
          </table:table-cell>
          <table:table-cell office:value-type="string" table:style-name="ce21">
            <text:p>Codes</text:p>
          </table:table-cell>
          <table:table-cell office:value-type="string" table:style-name="ce22">
            <text:p>Antworten</text:p>
          </table:table-cell>
          <table:table-cell table:number-columns-repeated="16377"/>
        </table:table-row>
        <table:table-row table:style-name="ro2">
          <table:table-cell table:style-name="ce2"/>
          <table:table-cell table:number-columns-repeated="16383" table:style-name="ce1"/>
        </table:table-row>
        <table:table-row table:style-name="ro3">
          <table:table-cell office:value-type="string" table:style-name="ce13">
            <text:p><text:span text:style-name="T14">a. Gibt es Aufgaben während des Lernens oder beim Arbeiten am Computer, die Sie, in Ihrer Selbstwahrnehmung, stark kognitiv belasten? Beschreiben Sie solche Situationen.</text:span><text:span text:style-name="T15"> </text:span></text:p>
          </table:table-cell>
          <table:table-cell table:number-columns-repeated="16383" table:style-name="ce1"/>
        </table:table-row>
        <table:table-row table:style-name="ro2">
          <table:table-cell table:style-name="ce2"/>
          <table:table-cell table:number-columns-repeated="3" table:style-name="ce1"/>
          <table:table-cell office:value-type="string" table:style-name="ce1">
            <text:p>Studium</text:p>
          </table:table-cell>
          <table:table-cell table:number-columns-repeated="16379" table:style-name="ce1"/>
        </table:table-row>
        <table:table-row table:style-name="ro4">
          <table:table-cell office:value-type="string" table:style-name="ce15">
            <text:p><text:span text:style-name="T15">"Aufgaben, die mir da jetzt einfallen, sind jetzt,</text:span><text:span text:style-name="T23"> related zu meinem Studium, Aufgaben, in denen wir meistens viel programmieren. Und meistens sind es dann Aufgaben, die dann auch neu für mich sind und ich dann auch nochmal selber erarbeiten muss, wie ich das jetzt hier programmiere oder wie ich das jetzt so mache und das wird mich dann schon eher stärker belasten, kognitiv. Sonst gibt es noch Aufgaben mit Word, Excel, wo das auch mal entspannter ist. Insgesamt also Situationen in denen man was Neues lernen muss.</text:span><text:span text:style-name="T15">" (P3, meeting) </text:span></text:p>
          </table:table-cell>
          <table:table-cell office:value-type="string" table:style-name="ce1">
            <text:p>Belastende Aufgaben: Studium - meistens programmieren, neues lernen</text:p>
          </table:table-cell>
          <table:table-cell table:style-name="ce1"/>
          <table:table-cell office:value-type="string" table:style-name="ce1">
            <text:p>Studium</text:p>
          </table:table-cell>
          <table:table-cell table:style-name="ce1"/>
          <table:table-cell office:value-type="string" table:style-name="ce1">
            <text:p>Porgrammieren</text:p>
          </table:table-cell>
          <table:table-cell office:value-type="string" table:style-name="ce1">
            <text:p>"Aufgaben, die mir da jetzt einfallen, sind jetzt, related zu meinem Studium, Aufgaben, in denen wir meistens viel programmieren. Und meistens sind es dann Aufgaben, die dann auch neu für mich sind und ich dann auch nochmal selber erarbeiten muss, wie ich das jetzt hier programmiere oder wie ich das jetzt so mache und das wird mich dann schon eher stärker belasten, kognitiv. Sonst gibt es noch Aufgaben mit Word, Excel, wo das auch mal entspannter ist. Insgesamt also Situationen in denen man was Neues lernen muss." (P3, meeting)<text:s/></text:p>
          </table:table-cell>
          <table:table-cell table:number-columns-repeated="16377"/>
        </table:table-row>
        <table:table-row table:style-name="ro2">
          <table:table-cell table:style-name="ce2"/>
          <table:table-cell table:number-columns-repeated="4" table:style-name="ce1"/>
          <table:table-cell office:value-type="string" table:style-name="ce1">
            <text:p><text:s/>neues lernen</text:p>
          </table:table-cell>
          <table:table-cell office:value-type="string" table:style-name="ce1">
            <text:p>""""""</text:p>
          </table:table-cell>
          <table:table-cell table:number-columns-repeated="16377"/>
        </table:table-row>
        <table:table-row table:style-name="ro5">
          <table:table-cell office:value-type="string" table:style-name="ce2">
            <text:p>"Ich glaube, dass es, wenn man den Umfang anders eingeschätzt hat und dann merkt, dass es doch noch viel mehr zu recherchieren gibt für die Aufgabe, die man gerade erfüllen muss, bevor man da irgendwie überhaupt den Plan hat, sich bestimmte Fokuspunkte zu setzen, jetzt zum Beispiel im Schritt, wenn man für eine Aufgabe anfangmäßig erstmal einen Gesamtüberblick haben will. […] Vor allem auch, wenn das dann gegen den Zeitplan spielt."(P1) </text:p>
          </table:table-cell>
          <table:table-cell office:value-type="string" table:style-name="ce1">
            <text:p>Belastende Aufgaben: Studium - Gesamtüberblick erschaffen, gegen Zeitplan arbeiten</text:p>
          </table:table-cell>
          <table:table-cell table:style-name="ce1"/>
          <table:table-cell office:value-type="string" table:style-name="ce1">
            <text:p>Studium</text:p>
          </table:table-cell>
          <table:table-cell table:style-name="ce1"/>
          <table:table-cell office:value-type="string" table:style-name="ce1">
            <text:p>Gesamtüberblick erschaffen</text:p>
          </table:table-cell>
          <table:table-cell table:number-columns-repeated="16378" table:style-name="ce1"/>
        </table:table-row>
        <table:table-row table:style-name="ro2">
          <table:table-cell table:style-name="ce2"/>
          <table:table-cell table:number-columns-repeated="16383" table:style-name="ce1"/>
        </table:table-row>
        <table:table-row table:style-name="ro6">
          <table:table-cell office:value-type="string" table:style-name="ce15">
            <text:p><text:span text:style-name="T15">"</text:span><text:span text:style-name="T23">Hauptsächlich lernen von Definitionen</text:span><text:span text:style-name="T15">, alles was direkt ist. Also einfach nicht, wie ich lerne, wie man was macht, </text:span><text:span text:style-name="T23">sondern einfach Fakten lernen</text:span><text:span text:style-name="T15">. [Und ist es dann, was dich kognitiv am meisten belastet, die vielen Fremdbegriffe, von denen du vielleicht in einer Definition auch zu viele hast, wo du dann erstmal viel auf einmal wahrnehmen musst? (Rückfrage)] Es ist vor allem die Vollständigkeit. Also, mir fehlen dann halt am Ende meistens ein paar Begriffe. Also, bei mir ist es jetzt halt mit den Leistungsfächern, dass ich sowas lernen müsste, wie zum Beispiel erkläre, wie der Versuchsaufbau funktioniert. Und da würde dann halt bei mir manchmal ein Fachbegriff drin fehlen. Das heißt, ich habe Probleme, die Vollständigkeit dann zu haben." (P2) </text:span></text:p>
          </table:table-cell>
          <table:table-cell office:value-type="string" table:style-name="ce1">
            <text:p>Belastende Aufgaben: Schule - Definitionen lernen, (Problem mit Vollstänidkeit?)</text:p>
          </table:table-cell>
          <table:table-cell table:style-name="ce1"/>
          <table:table-cell office:value-type="string" table:style-name="ce1">
            <text:p>Schule</text:p>
          </table:table-cell>
          <table:table-cell table:number-columns-repeated="16380" table:style-name="ce1"/>
        </table:table-row>
        <table:table-row table:number-rows-repeated="2" table:style-name="ro2">
          <table:table-cell table:style-name="ce2"/>
          <table:table-cell table:number-columns-repeated="16383" table:style-name="ce1"/>
        </table:table-row>
        <table:table-row table:style-name="ro7">
          <table:table-cell office:value-type="string" table:style-name="ce2">
            <text:p>"Also allgemein finde ich natürlich, dass der Computer und das Arbeiten am Computer ein wichtiges Werkzeug ist, das vor allem in der modernen Zeit uns viele Vorteile auch gibt, aber viele Dinge zum Beispiel, die unter anderem durch Corona gekommen sind, die man einfach aus der Lehre heraus auf das Online-Dasein verschiebt, die können dann schon belastend sein zum Beispiel, finde ich grundsätzlich Veranstaltungen, die in Präsenz sind, finde ich immer angenehmer als Online-Veranstaltungen. Und für ein konkretes Beispiel, was ich jetzt einen besonderen Widerstand dazu hatte, war in einer Vorleistung unseres Studiengangs bei der Technischen Mechanik gab es zu Beginn unseres Studiums Präsenztutorien. Die, wo wir besuchen mussten, da haben wir dann ein Aufgabenblätter gelöst und das hat sehr zu meinem Lernen auch beigetragen. In späteren Semestern gab es dann dafür keine Mittel mehr und man hat auf generalisierte Online-Tests umgestellt. Diese Online-Tests fand ich persönlich, die waren sehr lasch gestellt und haben auch im Allgemeinen nicht groß dazu motiviert, selbst viel zu tun, selbst viel zu machen, wo man natürlich auch sich oft einfach nur ganz kurz vor der Deadline natürlich noch irgendwas aus der Nase gezogen hat.  Weswegen ich das zum Beispiel jetzt als hätte einen großen Cognitive Load auf mich gehabt zum Beispiel." (P4, meeting) </text:p>
          </table:table-cell>
          <table:table-cell office:value-type="string" table:style-name="ce1">
            <text:p>Aufgaben: Studium - kurz vor Deadline</text:p>
          </table:table-cell>
          <table:table-cell table:style-name="ce1"/>
          <table:table-cell office:value-type="string" table:style-name="ce1">
            <text:p>Studium</text:p>
          </table:table-cell>
          <table:table-cell table:number-columns-repeated="16380" table:style-name="ce1"/>
        </table:table-row>
        <table:table-row table:style-name="ro2">
          <table:table-cell table:style-name="ce2"/>
          <table:table-cell table:number-columns-repeated="16383" table:style-name="ce1"/>
        </table:table-row>
        <table:table-row table:style-name="ro3">
          <table:table-cell office:value-type="string" table:style-name="ce2">
            <text:p>"<text:span text:style-name="T8">Lange Texte mit vielen Absätzen und kleine Schrift machen mir das Arbeiten schwer und erhöhen meine kognitive Belastung</text:span>. Dagegen stören mich Apps mit spielerischen Elementen, wie Gamification-Programme, gar nicht (zum Beispiel?) - Duolingo.<text:s/><text:span text:style-name="T8">Außerdem finde ich es anstrengend,  Bilder mit ähnlichen Farben zu bearbeiten</text:span>." (P5) </text:p>
          </table:table-cell>
          <table:table-cell office:value-type="string" table:style-name="ce12">
            <text:p>Belastende Aufgaben: lange Texte und kleine Schrift</text:p>
          </table:table-cell>
          <table:table-cell table:number-columns-repeated="16382" table:style-name="ce1"/>
        </table:table-row>
        <table:table-row table:style-name="ro2">
          <table:table-cell table:style-name="ce2"/>
          <table:table-cell table:number-columns-repeated="16383" table:style-name="ce1"/>
        </table:table-row>
        <table:table-row table:style-name="ro8">
          <table:table-cell office:value-type="string" table:style-name="ce2">
            <text:p>"<text:span text:style-name="T8">Wenn ich mich auf eine Prüfung vorbereite und ein neues Thema erstmals erarbeite, etwa durch Übungsblätter, steigt meine kognitive Belastung spürbar an. Besonders schwer fällt es mir, lange Texte in einer Fremdsprache zu lesen, weil ich mich dabei sehr konzentrieren muss.</text:span>"(P6)  </text:p>
          </table:table-cell>
          <table:table-cell office:value-type="string" table:style-name="ce1">
            <text:p>Belastende Aufgaben: Studium - lange Texte in Fremdsprache</text:p>
          </table:table-cell>
          <table:table-cell table:style-name="ce1"/>
          <table:table-cell office:value-type="string" table:style-name="ce1">
            <text:p>Studium</text:p>
          </table:table-cell>
          <table:table-cell table:number-columns-repeated="16380" table:style-name="ce1"/>
        </table:table-row>
        <table:table-row table:style-name="ro2">
          <table:table-cell table:style-name="ce2"/>
          <table:table-cell table:number-columns-repeated="2" table:style-name="ce1"/>
          <table:table-cell office:value-type="string" table:style-name="ce1">
            <text:p>Studium</text:p>
          </table:table-cell>
          <table:table-cell table:number-columns-repeated="16380"/>
        </table:table-row>
        <table:table-row table:style-name="ro9">
          <table:table-cell office:value-type="string" table:style-name="ce10">
            <text:p>"<text:span text:style-name="T9">Während ich mathematische und ingenieurwissenschaftliche Aufgaben löse.</text:span>" (P7) </text:p>
          </table:table-cell>
          <table:table-cell office:value-type="string" table:style-name="ce1">
            <text:p>Belastende Aufgaben: Studium? - Mathe/ingenieurwissenschaftliche</text:p>
          </table:table-cell>
          <table:table-cell table:number-columns-repeated="16382" table:style-name="ce1"/>
        </table:table-row>
        <table:table-row table:style-name="ro2">
          <table:table-cell table:style-name="ce2"/>
          <table:table-cell table:number-columns-repeated="16383" table:style-name="ce1"/>
        </table:table-row>
        <table:table-row table:style-name="ro2">
          <table:table-cell office:value-type="string" table:style-name="ce10">
            <text:p>"<text:span text:style-name="T10">Dealing with several different tasks at the same time, handling various problem simultaneously.</text:span>" (P8) </text:p>
          </table:table-cell>
          <table:table-cell office:value-type="string" table:style-name="ce1">
            <text:p>Belastende Aufgaben: Multitasking</text:p>
          </table:table-cell>
          <table:table-cell table:style-name="ce1"/>
          <table:table-cell office:value-type="string" table:style-name="ce1">
            <text:p>Beruf</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10">
            <text:p>"Fürs Studium bei Übungsblätter zum Beispiel da die Themen sehr anspruchsvoll sind" (P9) </text:p>
          </table:table-cell>
          <table:table-cell office:value-type="string" table:style-name="ce1">
            <text:p>Belastende Aufgaben: Studium</text:p>
          </table:table-cell>
          <table:table-cell table:style-name="ce1"/>
          <table:table-cell office:value-type="string" table:style-name="ce1">
            <text:p>Studium</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10">
            <text:p>"Beim PRogrammieren oder Übungsblätter zum Beispiel und beim Arbeiten kommt auf die Aufgabe an wenn man kreativ sein muss" (P10) </text:p>
          </table:table-cell>
          <table:table-cell office:value-type="string" table:style-name="ce1">
            <text:p>Belastende Aufgaben: Studium - Kreativität - Programmieren</text:p>
          </table:table-cell>
          <table:table-cell table:style-name="ce1"/>
          <table:table-cell office:value-type="string" table:style-name="ce1">
            <text:p>Studium</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3">
            <text:p>b. Wie oft begegnen Ihnen solche Situationen während Ihres Arbeitsalltags am Computer oder einer zusammenhängenden Lerneinheit?<text:span text:style-name="T1"> </text:span></text:p>
          </table:table-cell>
          <table:table-cell table:number-columns-repeated="16383" table:style-name="ce1"/>
        </table:table-row>
        <table:table-row table:style-name="ro2">
          <table:table-cell table:number-columns-repeated="3" table:style-name="ce1"/>
          <table:table-cell office:value-type="string" table:style-name="ce1">
            <text:p>4-7 mal pro Woche</text:p>
          </table:table-cell>
          <table:table-cell table:number-columns-repeated="16380"/>
        </table:table-row>
        <table:table-row table:style-name="ro2">
          <table:table-cell office:value-type="string" table:style-name="ce11">
            <text:p>"Bei<text:s/><text:span text:style-name="T12">einer Aufgabe</text:span><text:s/>würde ich mal sagen<text:s/><text:span text:style-name="T12">zwei</text:span><text:s/>bis<text:s/><text:span text:style-name="T12">drei</text:span><text:s/>Mal"(P1) </text:p>
          </table:table-cell>
          <table:table-cell office:value-type="string" table:style-name="ce1">
            <text:p>Häufigkeit: täglich</text:p>
          </table:table-cell>
          <table:table-cell table:number-columns-repeated="16382" table:style-name="ce1"/>
        </table:table-row>
        <table:table-row table:style-name="ro2">
          <table:table-cell table:style-name="ce1"/>
          <table:table-cell office:value-type="string" table:style-name="ce1">
            <text:p>oben und unten fraglich was genau gemeint ist</text:p>
          </table:table-cell>
          <table:table-cell table:style-name="ce1"/>
          <table:table-cell office:value-type="string" table:style-name="ce1">
            <text:p>4-7 mal pro Woche</text:p>
          </table:table-cell>
          <table:table-cell table:number-columns-repeated="16380"/>
        </table:table-row>
        <table:table-row table:style-name="ro2">
          <table:table-cell office:value-type="string" table:style-name="ce11">
            <text:p>"Es wäre so 10% der Zeit, während ich lerne."(P2) </text:p>
          </table:table-cell>
          <table:table-cell office:value-type="string" table:style-name="ce1">
            <text:p>Häufigkeit: täglich</text:p>
          </table:table-cell>
          <table:table-cell table:number-columns-repeated="16382" table:style-name="ce1"/>
        </table:table-row>
        <table:table-row table:style-name="ro2">
          <table:table-cell table:style-name="ce2"/>
          <table:table-cell table:number-columns-repeated="16383" table:style-name="ce1"/>
        </table:table-row>
        <table:table-row table:style-name="ro10">
          <table:table-cell office:value-type="string" table:style-name="ce2">
            <text:p><text:span text:style-name="T11">"Das kommt drauf meistens an. ob gerade viele Abgaben sind oder Klausuren und Tests bevorstehen, aber in der Regel würde ich sagen</text:span><text:span text:style-name="T12"><text:s/>einmal in der Woche</text:span>." (P3, meeting) </text:p>
          </table:table-cell>
          <table:table-cell office:value-type="string" table:style-name="ce1">
            <text:p>Häufigkeit: wöchentlich</text:p>
          </table:table-cell>
          <table:table-cell table:style-name="ce1"/>
          <table:table-cell office:value-type="string" table:style-name="ce12">
            <text:p>1-3 mal die woche</text:p>
          </table:table-cell>
          <table:table-cell table:number-columns-repeated="16380"/>
        </table:table-row>
        <table:table-row table:style-name="ro2">
          <table:table-cell table:style-name="ce2"/>
          <table:table-cell table:number-columns-repeated="16383" table:style-name="ce1"/>
        </table:table-row>
        <table:table-row table:style-name="ro11">
          <table:table-cell office:value-type="string" table:style-name="ce2">
            <text:p>"eigentlich nicht sehr oft. Also das sind wirklich losgelöste Beispiele, die sich vor allem in einem, auch in der Schule, in einem Corona-Alltag, in dem halt wirklich alles im Computer war, sehr geholfen haben, aber die es jetzt aktuell für mich nicht mehr so oft gibt. Also oft hat man natürlich auch zum Glück an der Universität die Freiheit, dass man auf seine eigene Weise lernen kann und sich natürlich auch das Lernen  sehr angenehm dadurch gestalten kann, aber ab und zu<text:span text:style-name="T8"><text:s/>gibt es halt immer mal wieder solche Dinge, die man machen muss, eben wie so ein Online-Test, ein Online-Test, die einem dann entsagen sozusagen.</text:span>" (P4, meeting)</text:p>
          </table:table-cell>
          <table:table-cell office:value-type="string" table:style-name="ce1">
            <text:p>Häufigkeit: selten</text:p>
          </table:table-cell>
          <table:table-cell table:style-name="ce1"/>
          <table:table-cell office:value-type="string" table:style-name="ce1">
            <text:p>selten</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 </text:p>
          </table:table-cell>
          <table:table-cell table:number-columns-repeated="16383" table:style-name="ce1"/>
        </table:table-row>
        <table:table-row table:style-name="ro2">
          <table:table-cell table:style-name="ce2"/>
          <table:table-cell table:number-columns-repeated="16383" table:style-name="ce1"/>
        </table:table-row>
        <table:table-row table:style-name="ro10">
          <table:table-cell office:value-type="string" table:style-name="ce11">
            <text:p>"eigentlich mindestens<text:s/><text:span text:style-name="T12">einmal jeder Tag, an dem ich für etwas lerne</text:span>."(P5) </text:p>
          </table:table-cell>
          <table:table-cell office:value-type="string" table:style-name="ce1">
            <text:p>Häufigkeit: täglich</text:p>
          </table:table-cell>
          <table:table-cell table:style-name="ce1"/>
          <table:table-cell office:value-type="string" table:style-name="ce12">
            <text:p>4-7 mal pro Woche</text:p>
          </table:table-cell>
          <table:table-cell table:number-columns-repeated="16380"/>
        </table:table-row>
        <table:table-row table:style-name="ro2">
          <table:table-cell table:style-name="ce2"/>
          <table:table-cell table:number-columns-repeated="16383" table:style-name="ce1"/>
        </table:table-row>
        <table:table-row table:style-name="ro10">
          <table:table-cell office:value-type="string" table:style-name="ce2">
            <text:p>"<text:span text:style-name="T11">An jedem Tag, an dem ich etwas für die Uni mache</text:span>.<text:span text:style-name="T8"><text:s/>Oder nach längerer Zeit auf Social Media fällt es mir schwer, direkt mit dem Lernen anzufangen</text:span>."(P6) </text:p>
          </table:table-cell>
          <table:table-cell office:value-type="string" table:style-name="ce1">
            <text:p>Häufigkeit: täglich</text:p>
          </table:table-cell>
          <table:table-cell table:style-name="ce1"/>
          <table:table-cell office:value-type="string" table:style-name="ce12">
            <text:p>4-7 mal pro Woche</text:p>
          </table:table-cell>
          <table:table-cell table:number-columns-repeated="16380"/>
        </table:table-row>
        <table:table-row table:style-name="ro2">
          <table:table-cell table:style-name="ce2"/>
          <table:table-cell table:number-columns-repeated="16383" table:style-name="ce1"/>
        </table:table-row>
        <table:table-row table:style-name="ro10">
          <table:table-cell office:value-type="string" table:style-name="ce4">
            <text:p><text:span text:style-name="T24">"</text:span><text:span text:style-name="T19">Etwa eine halbe Stunde nach Beginn des Lernens fällt es mir leichter, mich zu konzentrieren.</text:span><text:span text:style-name="T24">" (P7) -&gt; [Keine Ausgabe ob der Beginn auch explizit als kognitiv belastend empfunden wird]</text:span></text:p>
          </table:table-cell>
          <table:table-cell office:value-type="string" table:style-name="ce1">
            <text:p>Häufigkeit: mehrmals wöchentlich</text:p>
          </table:table-cell>
          <table:table-cell table:style-name="ce1"/>
          <table:table-cell office:value-type="string" table:style-name="ce12">
            <text:p>4-7 mal pro Woche</text:p>
          </table:table-cell>
          <table:table-cell table:number-columns-repeated="16380"/>
        </table:table-row>
        <table:table-row table:style-name="ro2">
          <table:table-cell table:style-name="ce4"/>
          <table:table-cell table:number-columns-repeated="16383" table:style-name="ce1"/>
        </table:table-row>
        <table:table-row table:style-name="ro12">
          <table:table-cell office:value-type="string" table:style-name="ce5">
            <text:p>"<text:span text:style-name="T13">Daily</text:span>" (P8) </text:p>
          </table:table-cell>
          <table:table-cell office:value-type="string" table:style-name="ce1">
            <text:p>Häufigkeit: täglich</text:p>
          </table:table-cell>
          <table:table-cell table:style-name="ce1"/>
          <table:table-cell office:value-type="string" table:style-name="ce12">
            <text:p>4-7 mal pro Woche</text:p>
          </table:table-cell>
          <table:table-cell table:number-columns-repeated="16380"/>
        </table:table-row>
        <table:table-row table:style-name="ro2">
          <table:table-cell table:style-name="ce2"/>
          <table:table-cell table:number-columns-repeated="16383" table:style-name="ce1"/>
        </table:table-row>
        <table:table-row table:style-name="ro10">
          <table:table-cell office:value-type="string" table:style-name="ce2">
            <text:p>"Nicht jeden Tag, aber<text:span text:style-name="T11"><text:s/>mehrmals die WOche</text:span>" (P9) </text:p>
          </table:table-cell>
          <table:table-cell office:value-type="string" table:style-name="ce1">
            <text:p>Häufigkeit: mehrmals wöchentlich</text:p>
          </table:table-cell>
          <table:table-cell table:style-name="ce1"/>
          <table:table-cell office:value-type="string" table:style-name="ce12">
            <text:p>4-7 mal pro Woche</text:p>
          </table:table-cell>
          <table:table-cell table:number-columns-repeated="16380"/>
        </table:table-row>
        <table:table-row table:style-name="ro2">
          <table:table-cell table:style-name="ce2"/>
          <table:table-cell table:number-columns-repeated="16383" table:style-name="ce1"/>
        </table:table-row>
        <table:table-row table:style-name="ro10">
          <table:table-cell office:value-type="string" table:style-name="ce11">
            <text:p>"Mehrmals die Woche" (P10) </text:p>
          </table:table-cell>
          <table:table-cell office:value-type="string" table:style-name="ce1">
            <text:p>Häufigkeit: mehrmals wöchentlich</text:p>
          </table:table-cell>
          <table:table-cell table:style-name="ce1"/>
          <table:table-cell office:value-type="string" table:style-name="ce12">
            <text:p>4-7 mal pro Woche</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3">
            <text:p>c. Wie erkennen Sie eben beschriebene Situationen, in denen Sie hohe kognitive Belastung erleben, momenta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5">
          <table:table-cell office:value-type="string" table:style-name="ce2">
            <text:p>"Ich merke es vor allem dadurch, dass ich ein bisschen mehr irritiert von einzelnen Sachen werde. Also zum Beispiel, wenn ich wirklich merke, dass ich keinen Fortschritt beim Lernen mache, dann stören mich auch kleinere Sachen nebendran, wie zum Beispiel irgendwie das Gefühl von wie die Kleidung auf meiner Haut sitzt oder so, fällt mir dann einfach mehr auf.  </text:p>
          </table:table-cell>
          <table:table-cell office:value-type="string" table:style-name="ce1">
            <text:p>leicht ablenkbar - kleinere Sachen stören</text:p>
          </table:table-cell>
          <table:table-cell table:style-name="ce1"/>
          <table:table-cell office:value-type="string" table:style-name="ce1">
            <text:p>leicht ablenkbar</text:p>
          </table:table-cell>
          <table:table-cell table:number-columns-repeated="16380"/>
        </table:table-row>
        <table:table-row table:style-name="ro2">
          <table:table-cell office:value-type="string" table:style-name="ce2">
            <text:p>Also das Gefühl von überlastet oder overwhelming."(P2) </text:p>
          </table:table-cell>
          <table:table-cell office:value-type="string" table:style-name="ce12">
            <text:p>psychische Symptome - überlastet</text:p>
          </table:table-cell>
          <table:table-cell table:style-name="ce1"/>
          <table:table-cell office:value-type="string" table:style-name="ce1">
            <text:p>psychische Symptome</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3">
            <text:p>"<text:span text:style-name="T1">Momentan ist das so, dass ich dann meistens oft Grundbedürfnisse von mir vernachlässige, wie meinen Hunger zu stillen. Klar, irgendwann hast du auch keine Zeit dafür , dann bist du so fokussiert auf die Aufgabe. Du musst das jetzt fertig bringen, sonst ist es nicht gut." (P3, meeting) </text:span></text:p>
          </table:table-cell>
          <table:table-cell office:value-type="string" table:style-name="ce12">
            <text:p>Grundbedürfnisse vernachlässigen</text:p>
          </table:table-cell>
          <table:table-cell table:style-name="ce1"/>
          <table:table-cell office:value-type="string" table:style-name="ce1">
            <text:p>Grundbedürfnisse vernachlässigen</text:p>
          </table:table-cell>
          <table:table-cell table:number-columns-repeated="16380"/>
        </table:table-row>
        <table:table-row table:number-rows-repeated="2" table:style-name="ro2">
          <table:table-cell table:style-name="ce2"/>
          <table:table-cell table:number-columns-repeated="16383" table:style-name="ce1"/>
        </table:table-row>
        <table:table-row table:style-name="ro13">
          <table:table-cell office:value-type="string" table:style-name="ce2">
            <text:p>"Zum einen merke ich bei mir selbst immer, wenn ich an etwas arbeite, was mir auch Freude bereitet, was ich interessant finde, dass es besonders einfach geht.Ich muss wirklich nicht viel darüber nachdenken, mich zu motivieren.  Es fließt mir in einem fokussierten Zustand quasi aus den Fingern. Im Vergleich dazu, wenn man einen größeren Cognitive Load hat, wenn man etwas machen oder etwas unangenehmes, in Anführungszeichen, zu tun hat, da fällt es mir dann immer, da fällt mir ganz viele andere Sachen ein, die ich jetzt machen könnte. Ich könnte mir doch erstmal noch was zu essen holen. oder ich könnte mich hier noch einmal kurz unterhalten, oder vielleicht muss ich noch das und das machen. Man denkt dann sehr leicht an ganz, ganz viele andere Dinge, die man tun würde, die man vielleicht auch lieber tun würde, als diese besondere Aufgabe dann." (P4, meeting) </text:p>
          </table:table-cell>
          <table:table-cell office:value-type="string" table:style-name="ce1">
            <text:p>leicht ablenkbar - denkt sehr leich an ander Dinge</text:p>
          </table:table-cell>
          <table:table-cell table:style-name="ce1"/>
          <table:table-cell office:value-type="string" table:style-name="ce1">
            <text:p>leicht ablenkbar</text:p>
          </table:table-cell>
          <table:table-cell table:number-columns-repeated="16380"/>
        </table:table-row>
        <table:table-row table:style-name="ro2">
          <table:table-cell table:style-name="ce2"/>
          <table:table-cell table:number-columns-repeated="16383" table:style-name="ce1"/>
        </table:table-row>
        <table:table-row table:style-name="ro5">
          <table:table-cell office:value-type="string" table:style-name="ce2">
            <text:p>"Wenn meine kognitive Belastung steigt, reagiere ich oft körperlich. Ich bemerke, dass ich unruhig werde – zum Beispiel fange ich an, mit meinem Bein zu wippen oder meinen Oberkörper hin- und herzubewegen. Zusätzlich bekomme ich manchmal Kopfschmerzen und merke, dass meine Konzentration abnimmt. Meine Gedanken schweifen ab, und ich neige dazu, zum Handy zu greifen, zu träumen oder sogar Lieder in meinem Kopf zu summen, statt mich auf die Aufgabe zu konzentrieren."(P5) </text:p>
          </table:table-cell>
          <table:table-cell office:value-type="string" table:style-name="ce1">
            <text:p>leicht ablenkbar - Gedanken schweifen ab - körperliche Symptome - Bein zu wippen</text:p>
          </table:table-cell>
          <table:table-cell table:style-name="ce1"/>
          <table:table-cell office:value-type="string" table:style-name="ce1">
            <text:p>leicht ablenkbar - physische Symptome</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Wenn ich merke, dass ich abgelenkt bin, lese ich Texte immer wieder, ohne dass ich sie wirklich verstehe. Manchmal stehe ich unbewusst auf, laufe im Zimmer herum oder schaue in den Spiegel. Ich spüre dann auch, dass ich flacher atme, was mich zusätzlich stört."(P6) </text:p>
          </table:table-cell>
          <table:table-cell office:value-type="string" table:style-name="ce1">
            <text:p>leicht ablenkbar</text:p>
          </table:table-cell>
          <table:table-cell table:style-name="ce1"/>
          <table:table-cell office:value-type="string" table:style-name="ce1">
            <text:p>leicht ablenkbar</text:p>
          </table:table-cell>
          <table:table-cell table:number-columns-repeated="16380"/>
        </table:table-row>
        <table:table-row table:style-name="ro2">
          <table:table-cell table:style-name="ce2"/>
          <table:table-cell table:number-columns-repeated="16383" table:style-name="ce1"/>
        </table:table-row>
        <table:table-row table:style-name="ro9">
          <table:table-cell office:value-type="string" table:style-name="ce2">
            <text:p>"<text:span text:style-name="T3">Ich lese es noch einmal durch, aber bekomme manchmal Kopfschmerzen.</text:span>" (P7) </text:p>
          </table:table-cell>
          <table:table-cell office:value-type="string" table:style-name="ce1">
            <text:p>unkonzentriert - nochmal lesen müssen</text:p>
          </table:table-cell>
          <table:table-cell table:style-name="ce1"/>
          <table:table-cell office:value-type="string" table:style-name="ce1">
            <text:p>unkonzentriert /*leichtablenkbar*/</text:p>
          </table:table-cell>
          <table:table-cell table:number-columns-repeated="16380"/>
        </table:table-row>
        <table:table-row table:style-name="ro2">
          <table:table-cell table:style-name="ce2"/>
          <table:table-cell table:number-columns-repeated="16383" table:style-name="ce1"/>
        </table:table-row>
        <table:table-row table:style-name="ro9">
          <table:table-cell office:value-type="string" table:style-name="ce2">
            <text:p>"<text:span text:style-name="T3">Feels exhausted, stressed, and tired.</text:span>" (P8) </text:p>
          </table:table-cell>
          <table:table-cell office:value-type="string" table:style-name="ce1">
            <text:p>psychische Symptome - gestresst</text:p>
          </table:table-cell>
          <table:table-cell table:style-name="ce1"/>
          <table:table-cell office:value-type="string" table:style-name="ce1">
            <text:p>psychische Symptome</text:p>
          </table:table-cell>
          <table:table-cell table:number-columns-repeated="16380"/>
        </table:table-row>
        <table:table-row table:style-name="ro2">
          <table:table-cell table:style-name="ce2"/>
          <table:table-cell table:number-columns-repeated="16383" table:style-name="ce1"/>
        </table:table-row>
        <table:table-row table:style-name="ro10">
          <table:table-cell office:value-type="string" table:style-name="ce2">
            <text:p>"Danach fühlt man sich sehr angestrengt aber nicht währenddessen" (P9) </text:p>
          </table:table-cell>
          <table:table-cell office:value-type="string" table:style-name="ce1">
            <text:p>psychische Symptome - angestrengt</text:p>
          </table:table-cell>
          <table:table-cell table:style-name="ce1"/>
          <table:table-cell office:value-type="string" table:style-name="ce12">
            <text:p>psychische Symptome</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Wenn man belastet ist ist man vllt mehr im Fokus aber man kann es nich so lang machen" (P10) </text:p>
          </table:table-cell>
          <table:table-cell office:value-type="string" table:style-name="ce1">
            <text:p>leicht ablenkbar - Fokus nicht so lang möglich</text:p>
          </table:table-cell>
          <table:table-cell table:style-name="ce1"/>
          <table:table-cell office:value-type="string" table:style-name="ce1">
            <text:p>leicht ablenkbar</text:p>
          </table:table-cell>
          <table:table-cell table:number-columns-repeated="16380"/>
        </table:table-row>
        <table:table-row table:style-name="ro2">
          <table:table-cell table:number-columns-repeated="16384"/>
        </table:table-row>
        <table:table-row table:style-name="ro2">
          <table:table-cell office:value-type="string" table:style-name="ce3">
            <text:p>d. Wie gehen Sie mit solchen Situationen um? Schließen Sie Ihren Rechner, öffnen Sie Social-Media-Apps oder verlassen Sie den Raum?<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2">
            <text:p>"Vielleicht tief durchatmen und sich erstmal eine Pause einlegen, damit man nochmal mit frischem Kopf, mit klaren Gedanken dieses neu aufgetürmte Problem in Angriff nehmen kann."(P1) </text:p>
          </table:table-cell>
          <table:table-cell office:value-type="string" table:style-name="ce1">
            <text:p>kurze Pause - durchatmen</text:p>
          </table:table-cell>
          <table:table-cell table:style-name="ce1"/>
          <table:table-cell office:value-type="string" table:style-name="ce1">
            <text:p>kurze Pause</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Wenn ich merke, ich kann, also ab einem gewissen Punkt merke ich ja, ich kann mich überhaupt nicht mehr konzentrieren und es macht keinen Sinn. Also nehme ich eine Pause."(P2) </text:p>
          </table:table-cell>
          <table:table-cell office:value-type="string" table:style-name="ce1">
            <text:p>kurze Pause</text:p>
          </table:table-cell>
          <table:table-cell table:style-name="ce1"/>
          <table:table-cell office:value-type="string" table:style-name="ce1">
            <text:p>kurze Pause</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Ja, also... Klar, am besten ist es, wenn man so schon einen Plan hat, so für die nächsten Tage geplant und dann ein bisschen Struktur hat. Zwischendurch Bewegung ist für mich auch sehr gut, was ich gemerkt habe." (P3, meeting) </text:p>
          </table:table-cell>
          <table:table-cell office:value-type="string" table:style-name="ce1">
            <text:p>physikalische Bewegung</text:p>
          </table:table-cell>
          <table:table-cell table:style-name="ce1"/>
          <table:table-cell office:value-type="string" table:style-name="ce1">
            <text:p>physikalische Bewegung</text:p>
          </table:table-cell>
          <table:table-cell table:number-columns-repeated="16380"/>
        </table:table-row>
        <table:table-row table:style-name="ro2">
          <table:table-cell table:style-name="ce2"/>
          <table:table-cell table:number-columns-repeated="16383" table:style-name="ce1"/>
        </table:table-row>
        <table:table-row table:style-name="ro5">
          <table:table-cell office:value-type="string" table:style-name="ce2">
            <text:p>"Die einzige Lösung, die es wirklich für mich da gibt, ist halt einfach die Zähne zusammenbeißen und halt einfach durch, sozusagen. Wenn ich halt einen solchen Online-Test habe oder wenn ich halt irgendwas machen muss, auf den ich keine Lust habe, sozusagen, dann hilft da nicht viel, außer mir selber zu sagen, hopp, ich beiß mich jetzt einmal durch, ich fokussiere mich jetzt einmal und ringe es mir sozusagen mit viel Mühe ab und dann habe ich es hinter mir.  Das ist so immer der Gedanke, mit dem ich mich dran antreibe." (P4, meeting) </text:p>
          </table:table-cell>
          <table:table-cell office:value-type="string" table:style-name="ce1">
            <text:p>weiter Arbeiten - durchziehen</text:p>
          </table:table-cell>
          <table:table-cell table:style-name="ce1"/>
          <table:table-cell office:value-type="string" table:style-name="ce1">
            <text:p>weiter arbeiten</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Wenn mir alles zu viel wird, mache ich kurze Pausen. Zum Beispiel gehe ich auf Instagram, rauche eine Zigarette, gehe auf die Toilette oder rufe meinen Bruder an, um abzuschalten."(P5) </text:p>
          </table:table-cell>
          <table:table-cell office:value-type="string" table:style-name="ce1">
            <text:p>kurze Pause</text:p>
          </table:table-cell>
          <table:table-cell table:style-name="ce1"/>
          <table:table-cell office:value-type="string" table:style-name="ce1">
            <text:p>kurze Pause</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Manchmal zwinge ich mich, weiterzuarbeiten, obwohl es schwer ist. Wenn das nicht klappt, mache ich eine Pause. Ich stehe auf, laufe im Zimmer herum oder finde eine andere kurze Ablenkung."(P6) </text:p>
          </table:table-cell>
          <table:table-cell office:value-type="string" table:style-name="ce1">
            <text:p>kurze Pause - weiter Arbeiten - physikalische Bewegung</text:p>
          </table:table-cell>
          <table:table-cell table:style-name="ce1"/>
          <table:table-cell office:value-type="string" table:style-name="ce1">
            <text:p>kurze Pause - weiter Arbeiten - physikalische Bewegung</text:p>
          </table:table-cell>
          <table:table-cell table:number-columns-repeated="16380"/>
        </table:table-row>
        <table:table-row table:style-name="ro2">
          <table:table-cell table:style-name="ce2"/>
          <table:table-cell table:number-columns-repeated="16383" table:style-name="ce1"/>
        </table:table-row>
        <table:table-row table:style-name="ro9">
          <table:table-cell office:value-type="string" table:style-name="ce2">
            <text:p>"<text:span text:style-name="T3">Ich verlasse den Raum, esse etwas Süßes, trinke Kaffee dann schaue kurz in die sozialen Medien.</text:span>" (P7) </text:p>
          </table:table-cell>
          <table:table-cell office:value-type="string" table:style-name="ce1">
            <text:p>kurze Pause - Raum verlassen</text:p>
          </table:table-cell>
          <table:table-cell table:style-name="ce1"/>
          <table:table-cell office:value-type="string" table:style-name="ce1">
            <text:p>kurze Pause</text:p>
          </table:table-cell>
          <table:table-cell table:number-columns-repeated="16380"/>
        </table:table-row>
        <table:table-row table:style-name="ro2">
          <table:table-cell table:style-name="ce2"/>
          <table:table-cell table:number-columns-repeated="16383" table:style-name="ce1"/>
        </table:table-row>
        <table:table-row table:style-name="ro9">
          <table:table-cell office:value-type="string" table:style-name="ce2">
            <text:p>"<text:span text:style-name="T3">I get up and walk around, leaving that environment for a while.</text:span>" (P8) </text:p>
          </table:table-cell>
          <table:table-cell office:value-type="string" table:style-name="ce1">
            <text:p>physikalische Bewegung - Raum verlassen</text:p>
          </table:table-cell>
          <table:table-cell table:style-name="ce1"/>
          <table:table-cell office:value-type="string" table:style-name="ce1">
            <text:p>physikalische Bewegung</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Erst weiter arbeiten weil es erledigt werden muss und danach dann eine Pause raus gehen oder einen Tee trinken" (P9) </text:p>
          </table:table-cell>
          <table:table-cell office:value-type="string" table:style-name="ce1">
            <text:p>weiter Arbeiten - kurze Pause</text:p>
          </table:table-cell>
          <table:table-cell table:style-name="ce1"/>
          <table:table-cell office:value-type="string" table:style-name="ce1">
            <text:p>kurze Pause - weiter Arbeiten</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Spaziern gehen was trinken oder so" (P10) </text:p>
          </table:table-cell>
          <table:table-cell office:value-type="string" table:style-name="ce1">
            <text:p>physikalische Bewegung - spazierem - kurze Pause - trinken</text:p>
          </table:table-cell>
          <table:table-cell table:style-name="ce1"/>
          <table:table-cell office:value-type="string" table:style-name="ce1">
            <text:p>physikalische Bewegung - kurze Pause</text:p>
          </table:table-cell>
          <table:table-cell table:number-columns-repeated="16380"/>
        </table:table-row>
        <table:table-row table:style-name="ro2">
          <table:table-cell table:number-columns-repeated="16384"/>
        </table:table-row>
        <table:table-row table:style-name="ro2">
          <table:table-cell office:value-type="string" table:style-name="ce13">
            <text:p><text:span text:style-name="T14">e. Wie bewerten Sie den Lernerfolg / Arbeitserfolg einer thematisch oder zeitlich zusammenhängende Einheit von Arbeit oder Lernen (Session) momentan?</text:span><text:span text:style-name="T15">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5">
          <table:table-cell office:value-type="string" table:style-name="ce13">
            <text:p><text:span text:style-name="T14">"</text:span><text:span text:style-name="T15">Also einmal ist das natürlich stark subjektiv und kommt einfach auf das Gefühl an, wie weit man gekommen ist.  Das ist von Thema zu Thema unterschiedlich. Objektiver bewerten lässt sich das, denke ich, wenn man</text:span><text:span text:style-name="T14"> </text:span><text:span text:style-name="T15">einen Blick auf seinen vorher zurechtgelegten Zeitplan legt, wenn man sich vorher einen Zeitplan gemacht hat für sein Projekt, seine Recherche, und schaut, wie man da noch reinpasst, ob man von dieser ersten Festlegung auf einen Zeitrahmen da noch reinpasst."(P1) </text:span></text:p>
          </table:table-cell>
          <table:table-cell office:value-type="string" table:style-name="ce1">
            <text:p>Erfolg= schon gemacht/Ziel - Effizienz - Zeitplan einhalten</text:p>
          </table:table-cell>
          <table:table-cell table:style-name="ce1"/>
          <table:table-cell office:value-type="string" table:style-name="ce1">
            <text:p>Ziel erreicht - Effizienz</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Ja, ich meine im Endeffekt, ich lerne ja auf dem Ziel zu, wie zum Beispiel, ich lerne, dass ich eine Definition gut auswendig kann und dann halt, wenn ich am Ende merke, ich kann die Definition, dann tue ich das alles gut." (P2) </text:p>
          </table:table-cell>
          <table:table-cell office:value-type="string" table:style-name="ce12">
            <text:p>Erfolg= Ziel erreicht</text:p>
          </table:table-cell>
          <table:table-cell table:style-name="ce1"/>
          <table:table-cell office:value-type="string" table:style-name="ce1">
            <text:p>Ziel erreicht</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Das kommt natürlich darauf an, aber meistens bewerte ich sowas, wie viel Prozent ich von einer Aufgabe, die ich mir jetzt vorgenommen habe, geschafft habe. Also der Output." (P3, meeting) </text:p>
          </table:table-cell>
          <table:table-cell office:value-type="string" table:style-name="ce12">
            <text:p>Erfolg= schon gemacht/Ziel - Output</text:p>
          </table:table-cell>
          <table:table-cell table:style-name="ce1"/>
          <table:table-cell office:value-type="string" table:style-name="ce1">
            <text:p>Ziel erreicht</text:p>
          </table:table-cell>
          <table:table-cell table:number-columns-repeated="16380"/>
        </table:table-row>
        <table:table-row table:number-rows-repeated="2" table:style-name="ro2">
          <table:table-cell table:style-name="ce2"/>
          <table:table-cell table:number-columns-repeated="16383" table:style-name="ce1"/>
        </table:table-row>
        <table:table-row table:style-name="ro8">
          <table:table-cell office:value-type="string" table:style-name="ce2">
            <text:p>"Zum einen, dass ich weniger den Drang dazu verspüre, Pausen zu machen, weil es mir halt einfach sehr einfach fällt. Zum einen, dass ich auch weniger auf die Uhr gucke und wie gesagt, das Zeitgefühl sich auch verschnellert, dass man gar nicht merkt, wie die Zeit vergeht, dass man einfach an seiner Arbeit sozusagen aufgeht." (P4, meeting) </text:p>
          </table:table-cell>
          <table:table-cell office:value-type="string" table:style-name="ce12">
            <text:p>Erfolg= an Aufgabe aufgehen/Spaß</text:p>
          </table:table-cell>
          <table:table-cell table:style-name="ce1"/>
          <table:table-cell office:value-type="string" table:style-name="ce1">
            <text:p>Freude an Aufgabe</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Wenn ich nach dem Lernen Aufgaben zu einem Thema lösen kann, betrachte ich das Thema als verstanden. Wenn ich jedoch nur die Folien durchklicke, ohne sie wirklich zu lesen, sehe ich den Tag als nicht erfolgreich an"(P5)  </text:p>
          </table:table-cell>
          <table:table-cell office:value-type="string" table:style-name="ce12">
            <text:p>Erfolg= schon gemacht/Ziel - Aufgaben lösen können</text:p>
          </table:table-cell>
          <table:table-cell table:style-name="ce1"/>
          <table:table-cell office:value-type="string" table:style-name="ce1">
            <text:p>Ziel erreicht</text:p>
          </table:table-cell>
          <table:table-cell table:number-columns-repeated="16380"/>
        </table:table-row>
        <table:table-row table:style-name="ro2">
          <table:table-cell table:style-name="ce2"/>
          <table:table-cell table:number-columns-repeated="16383" table:style-name="ce1"/>
        </table:table-row>
        <table:table-row table:style-name="ro5">
          <table:table-cell office:value-type="string" table:style-name="ce2">
            <text:p>"Ich setze mir klare Ziele, wie z. B. ein Übungsblatt zu beenden. Wenn ich die Aufgaben lese, unbekannte Wörter nachschlage, Notizen mache und das Blatt fertig bearbeite, empfinde ich den Tag als produktiv. Wenn ich nur durch Präsentationen scrolle, fühle ich mich, als hätte ich mich selbst getäuscht"(P6) </text:p>
          </table:table-cell>
          <table:table-cell office:value-type="string" table:style-name="ce12">
            <text:p>Erfolg= klare Ziele</text:p>
          </table:table-cell>
          <table:table-cell table:style-name="ce1"/>
          <table:table-cell office:value-type="string" table:style-name="ce1">
            <text:p>Ziel erreicht</text:p>
          </table:table-cell>
          <table:table-cell table:number-columns-repeated="16380"/>
        </table:table-row>
        <table:table-row table:style-name="ro2">
          <table:table-cell table:style-name="ce2"/>
          <table:table-cell table:number-columns-repeated="16383" table:style-name="ce1"/>
        </table:table-row>
        <table:table-row table:style-name="ro9">
          <table:table-cell office:value-type="string" table:style-name="ce2">
            <text:p>"<text:span text:style-name="T3">Oft ist mein Lernen mittlere effizient</text:span>" (P7) </text:p>
          </table:table-cell>
          <table:table-cell office:value-type="string" table:style-name="ce12">
            <text:p>Effizienz</text:p>
          </table:table-cell>
          <table:table-cell table:style-name="ce1"/>
          <table:table-cell office:value-type="string" table:style-name="ce1">
            <text:p>Effizienz</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text:span text:style-name="T4">Not 100%, around 60%.</text:span>" (P8) </text:p>
          </table:table-cell>
          <table:table-cell office:value-type="string" table:style-name="ce12">
            <text:p>Effizienz</text:p>
          </table:table-cell>
          <table:table-cell table:style-name="ce1"/>
          <table:table-cell office:value-type="string" table:style-name="ce1">
            <text:p>Effizienz</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Danach bewerten ob es effizienter war oder etwas anders machbar wär" (P9) </text:p>
          </table:table-cell>
          <table:table-cell office:value-type="string" table:style-name="ce12">
            <text:p>Effizienz</text:p>
          </table:table-cell>
          <table:table-cell table:style-name="ce1"/>
          <table:table-cell office:value-type="string" table:style-name="ce1">
            <text:p>Effizienz</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Wenn man das richtige rausbekommt bei Übungblätter oder gutes Feedback beim arbeiten oder selbst einschätzen wie gut es war" (P10)</text:p>
          </table:table-cell>
          <table:table-cell office:value-type="string" table:style-name="ce1">
            <text:p>Erfolg= Aufgaben korrekt</text:p>
          </table:table-cell>
          <table:table-cell table:style-name="ce1"/>
          <table:table-cell office:value-type="string" table:style-name="ce1">
            <text:p>Ziel erreicht</text:p>
          </table:table-cell>
          <table:table-cell table:number-columns-repeated="16380"/>
        </table:table-row>
        <table:table-row table:style-name="ro2">
          <table:table-cell table:number-columns-repeated="16384"/>
        </table:table-row>
        <table:table-row table:style-name="ro14">
          <table:table-cell office:value-type="string" table:style-name="ce8">
            <text:p>C. As-Is-Situation – Online Meeting<text:span text:style-name="T7"> </text:span></text:p>
          </table:table-cell>
          <table:table-cell table:number-columns-repeated="16383" table:style-name="ce1"/>
        </table:table-row>
        <table:table-row table:style-name="ro9">
          <table:table-cell table:style-name="ce6"/>
          <table:table-cell table:number-columns-repeated="16383" table:style-name="ce1"/>
        </table:table-row>
        <table:table-row table:style-name="ro2">
          <table:table-cell office:value-type="string" table:style-name="ce3">
            <text:p>a. Allgemeine Informationen zur Meeting-Teilnahme<text:span text:style-name="T1"> </text:span></text:p>
          </table:table-cell>
          <table:table-cell table:number-columns-repeated="16383" table:style-name="ce1"/>
        </table:table-row>
        <table:table-row table:style-name="ro2">
          <table:table-cell office:value-type="string" table:style-name="ce3">
            <text:p>◦ In welchem Kontext nehmen Sie an Videomeetings teil?<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2">
            <text:p>"Kontext Uni, also Online Vorlesungen und Online Seminare. Sonst noch bei meiner Werkstudententätigkeit. Da gibt es auch manchmal Calls, zum Beispiel mal Vorgesetzten und Aufgaben zu besprechen." (P3, meeting) </text:p>
          </table:table-cell>
          <table:table-cell office:value-type="string" table:style-name="ce1">
            <text:p>Vorlesung, Mit Kollegen</text:p>
          </table:table-cell>
          <table:table-cell table:style-name="ce1"/>
          <table:table-cell office:value-type="string" table:style-name="ce1">
            <text:p>Vorlesung - Arbeit</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Genau, das war zum Beispiel im Rahmen von Gruppenarbeiten an der Uni, aber jetzt viel öfter natürlich im Rahmen meiner Werkstudentenstelle, meiner Bachelorandentätigkeit in Online-Meetings mit Ansprechpartnern rund um Projekte, die gerade offen waren." (P1) </text:p>
          </table:table-cell>
          <table:table-cell office:value-type="string" table:style-name="ce1">
            <text:p>Mit Kollegen</text:p>
          </table:table-cell>
          <table:table-cell table:style-name="ce1"/>
          <table:table-cell office:value-type="string" table:style-name="ce1">
            <text:p>Arbeit</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Die letzte Erfahrung wäre halt der Online-Unterricht gewesen während der Corona-Zeit.  </text:p>
          </table:table-cell>
          <table:table-cell office:value-type="string" table:style-name="ce1">
            <text:p>Vorlesung</text:p>
          </table:table-cell>
          <table:table-cell table:style-name="ce1"/>
          <table:table-cell office:value-type="string" table:style-name="ce1">
            <text:p>Vorlesung</text:p>
          </table:table-cell>
          <table:table-cell table:number-columns-repeated="16380"/>
        </table:table-row>
        <table:table-row table:style-name="ro2">
          <table:table-cell office:value-type="string" table:style-name="ce2">
            <text:p>Alternativ hätte ich noch vor zwei Jahren ein Praktikum, welches online durch Meetings gegangen ist." (P2) </text:p>
          </table:table-cell>
          <table:table-cell office:value-type="string" table:style-name="ce1">
            <text:p>Mit Kollegen</text:p>
          </table:table-cell>
          <table:table-cell table:style-name="ce1"/>
          <table:table-cell office:value-type="string" table:style-name="ce1">
            <text:p>Arbeit</text:p>
          </table:table-cell>
          <table:table-cell table:number-columns-repeated="16380"/>
        </table:table-row>
        <table:table-row table:style-name="ro2">
          <table:table-cell table:style-name="ce2"/>
          <table:table-cell table:number-columns-repeated="16383" table:style-name="ce1"/>
        </table:table-row>
        <table:table-row table:style-name="ro5">
          <table:table-cell office:value-type="string" table:style-name="ce2">
            <text:p>"Also in der jüngsten Vergangenheit, vor allem in einem Modul, das einen dazu ausbildet, das Handwerk eines Tutors in einem Universitätsumfeld auszuführen. Da gab es mehrere  Online-Meetings mit Vor- und Nachbereitungsaufgaben, die auch während einer anderthalbstündigen Zeitdauer mit sehr viel Aufgaben und Gruppenarbeit gespickt werden. Also es war nicht etwas, wo man nur, naja, einfach nur stupide zuhören kann, sondern man musste sich schon wirklich konzentriert hinsetzen." (P4, meeting) </text:p>
          </table:table-cell>
          <table:table-cell office:value-type="string" table:style-name="ce1">
            <text:p>Mit Kollegen</text:p>
          </table:table-cell>
          <table:table-cell table:style-name="ce1"/>
          <table:table-cell office:value-type="string" table:style-name="ce1">
            <text:p>Arbeit</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Vorlesungen oder Seminare, 30–200 Teilnehmer, Dauer 90 Minuten."(P5) </text:p>
          </table:table-cell>
          <table:table-cell office:value-type="string" table:style-name="ce1">
            <text:p>Vorlesung</text:p>
          </table:table-cell>
          <table:table-cell table:style-name="ce1"/>
          <table:table-cell office:value-type="string" table:style-name="ce1">
            <text:p>Vorlesung</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Vorlesungen, psychologische Beratungsgespräche, Zusatzkurse an der Uni. Teilnehmerzahl: 2–30, Dauer: 50 Minuten bis 6 Stunden."(P6) </text:p>
          </table:table-cell>
          <table:table-cell office:value-type="string" table:style-name="ce1">
            <text:p>Vorlesung</text:p>
          </table:table-cell>
          <table:table-cell table:style-name="ce1"/>
          <table:table-cell office:value-type="string" table:style-name="ce1">
            <text:p>Vorlesung</text:p>
          </table:table-cell>
          <table:table-cell table:number-columns-repeated="16380"/>
        </table:table-row>
        <table:table-row table:style-name="ro2">
          <table:table-cell table:style-name="ce2"/>
          <table:table-cell table:number-columns-repeated="16383" table:style-name="ce1"/>
        </table:table-row>
        <table:table-row table:style-name="ro9">
          <table:table-cell office:value-type="string" table:style-name="ce2">
            <text:p>"<text:span text:style-name="T3">Meetings with clients or team members</text:span>" (P8) </text:p>
          </table:table-cell>
          <table:table-cell office:value-type="string" table:style-name="ce1">
            <text:p>Mit Kollegen</text:p>
          </table:table-cell>
          <table:table-cell table:style-name="ce1"/>
          <table:table-cell office:value-type="string" table:style-name="ce1">
            <text:p>Arbeit</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arbeiten als Werkstudent" (P9) </text:p>
          </table:table-cell>
          <table:table-cell office:value-type="string" table:style-name="ce1">
            <text:p>Mit Kollegen</text:p>
          </table:table-cell>
          <table:table-cell table:style-name="ce1"/>
          <table:table-cell office:value-type="string" table:style-name="ce1">
            <text:p>Arbeit</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Beim arbeiten im Werkstudentenjob" (P10) </text:p>
          </table:table-cell>
          <table:table-cell office:value-type="string" table:style-name="ce1">
            <text:p>Mit Kollegen</text:p>
          </table:table-cell>
          <table:table-cell table:style-name="ce1"/>
          <table:table-cell office:value-type="string" table:style-name="ce1">
            <text:p>Arbeit</text:p>
          </table:table-cell>
          <table:table-cell table:number-columns-repeated="16380"/>
        </table:table-row>
        <table:table-row table:number-rows-repeated="2" table:style-name="ro2">
          <table:table-cell table:style-name="ce2"/>
          <table:table-cell table:number-columns-repeated="16383" table:style-name="ce1"/>
        </table:table-row>
        <table:table-row table:style-name="ro2">
          <table:table-cell office:value-type="string" table:style-name="ce3">
            <text:p>◦ Wie viele Personen nehmen üblicherweise mit Ihnen teil?<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10">
          <table:table-cell office:value-type="string" table:style-name="ce2">
            <text:p>"Also hier an der Hochschule sind es nicht so viele Leute.  Also wir haben eine Gruppe von 15, 16, 17 Leuten. Auf der Arbeit sind wir vielleicht 2 – 3 Leute." (P3, meeting) </text:p>
          </table:table-cell>
          <table:table-cell office:value-type="string" table:style-name="ce18">
            <text:p>15 o. 3 bis 5</text:p>
          </table:table-cell>
          <table:table-cell table:style-name="ce1"/>
          <table:table-cell office:value-type="string" table:style-name="ce1">
            <text:p>15 o. 3 bis 5</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3">
            <text:p>"<text:span text:style-name="T1">Es gibt immer ein tägliches Meeting. Da ist unser ganzes Großraumbüro-Team drin. Das sind so 25 Personen.  Die meisten Meetings sind aber von kleinerer Natur. Manchmal one-on-ones, aber auch sehr oft vier bis fünf andere Meeting-Teilnehmer.</text:span>"<text:span text:style-name="T1">(P1) </text:span></text:p>
          </table:table-cell>
          <table:table-cell office:value-type="string" table:style-name="ce1">
            <text:p>25 o. 3 bis 5</text:p>
          </table:table-cell>
          <table:table-cell table:style-name="ce1"/>
          <table:table-cell office:value-type="string" table:style-name="ce1">
            <text:p>25 o. 3 bis 5</text:p>
          </table:table-cell>
          <table:table-cell table:number-columns-repeated="16380"/>
        </table:table-row>
        <table:table-row table:style-name="ro2">
          <table:table-cell table:style-name="ce2"/>
          <table:table-cell office:value-type="string" table:style-name="ce1">
            <text:p>ca 25 o. 15</text:p>
          </table:table-cell>
          <table:table-cell table:style-name="ce1"/>
          <table:table-cell office:value-type="string" table:style-name="ce1">
            <text:p>25 o. 3 bis 5</text:p>
          </table:table-cell>
          <table:table-cell table:number-columns-repeated="16380"/>
        </table:table-row>
        <table:table-row table:style-name="ro2">
          <table:table-cell office:value-type="string" table:style-name="ce2">
            <text:p>"[Bezug Unterricht] Alles zwischen 15 und 30 Leuten. [Bezug Praktikum] In drei Gruppen, also 13-isch ungefähr." (P2) </text:p>
          </table:table-cell>
          <table:table-cell table:number-columns-repeated="16383" table:style-name="ce1"/>
        </table:table-row>
        <table:table-row table:style-name="ro2">
          <table:table-cell table:style-name="ce2"/>
          <table:table-cell office:value-type="string" table:style-name="ce1">
            <text:p>ca 25 o. 15</text:p>
          </table:table-cell>
          <table:table-cell table:style-name="ce1"/>
          <table:table-cell office:value-type="string" table:style-name="ce1">
            <text:p>25 o. 15</text:p>
          </table:table-cell>
          <table:table-cell table:number-columns-repeated="16380"/>
        </table:table-row>
        <table:table-row table:style-name="ro2">
          <table:table-cell office:value-type="string" table:style-name="ce2">
            <text:p>"20 bis 30." (P4, meeting) </text:p>
          </table:table-cell>
          <table:table-cell table:number-columns-repeated="16383" table:style-name="ce1"/>
        </table:table-row>
        <table:table-row table:style-name="ro2">
          <table:table-cell table:style-name="ce2"/>
          <table:table-cell office:value-type="string" table:style-name="ce1">
            <text:p>3 bis 5</text:p>
          </table:table-cell>
          <table:table-cell table:style-name="ce1"/>
          <table:table-cell office:value-type="string" table:style-name="ce1">
            <text:p>3 bis 5</text:p>
          </table:table-cell>
          <table:table-cell table:number-columns-repeated="16380"/>
        </table:table-row>
        <table:table-row table:style-name="ro2">
          <table:table-cell office:value-type="string" table:style-name="ce2">
            <text:p>"3-5  People" (P8) </text:p>
          </table:table-cell>
          <table:table-cell table:number-columns-repeated="16383" table:style-name="ce1"/>
        </table:table-row>
        <table:table-row table:style-name="ro2">
          <table:table-cell table:style-name="ce2"/>
          <table:table-cell office:value-type="string" table:style-name="ce1">
            <text:p>3 bis 5</text:p>
          </table:table-cell>
          <table:table-cell table:style-name="ce1"/>
          <table:table-cell office:value-type="string" table:style-name="ce1">
            <text:p>3 bis 5</text:p>
          </table:table-cell>
          <table:table-cell table:number-columns-repeated="16380"/>
        </table:table-row>
        <table:table-row table:style-name="ro2">
          <table:table-cell office:value-type="string" table:style-name="ce2">
            <text:p>"3-5" (P9) </text:p>
          </table:table-cell>
          <table:table-cell table:number-columns-repeated="16383" table:style-name="ce1"/>
        </table:table-row>
        <table:table-row table:style-name="ro2">
          <table:table-cell table:style-name="ce2"/>
          <table:table-cell office:value-type="string" table:style-name="ce1">
            <text:p>3 bis 5</text:p>
          </table:table-cell>
          <table:table-cell table:style-name="ce1"/>
          <table:table-cell office:value-type="string" table:style-name="ce1">
            <text:p>3 bis 5</text:p>
          </table:table-cell>
          <table:table-cell table:number-columns-repeated="16380"/>
        </table:table-row>
        <table:table-row table:style-name="ro2">
          <table:table-cell office:value-type="string" table:style-name="ce2">
            <text:p>"5 Persoen" (P10) </text:p>
          </table:table-cell>
          <table:table-cell table:number-columns-repeated="16383" table:style-name="ce1"/>
        </table:table-row>
        <table:table-row table:style-name="ro2">
          <table:table-cell table:style-name="ce2"/>
          <table:table-cell table:number-columns-repeated="16383" table:style-name="ce1"/>
        </table:table-row>
        <table:table-row table:style-name="ro2">
          <table:table-cell office:value-type="string" table:style-name="ce3">
            <text:p>◦ Wie lang sind Meetings typischerweise?<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2">
            <text:p>"Also das kommt natürlich drauf an. Online Seminare gehen meistens so drei Stunden und Online Vorlesungen 90 Minuten. Bei der Arbeit oft nur 10 Minuten, um kurz was zu besprechen." (P3, meeting) </text:p>
          </table:table-cell>
          <table:table-cell office:value-type="string" table:style-name="ce1">
            <text:p>90 bis 180 o. 10 bis 15</text:p>
          </table:table-cell>
          <table:table-cell table:style-name="ce1"/>
          <table:table-cell office:value-type="string" table:style-name="ce1">
            <text:p>90 bis 180 o. 10 bis 15</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3">
            <text:p>"<text:span text:style-name="T1">Die Unterrichtsstunden waren durchschnittlicherweise 90 Minuten, ganz normale Doppelstunde. Und die Meetings beim Praktikum sind alles von 10 Minuten, mal kurz besprechen, wie es läuft oder was wir bisher gemacht haben, zu eigentlich auch Unterrichtseinheiten oder so, zwei Stunden lang.</text:span>"<text:span text:style-name="T1">(P2) </text:span></text:p>
          </table:table-cell>
          <table:table-cell office:value-type="string" table:style-name="ce1">
            <text:p>90 bis 180 o. 10 bis 15</text:p>
          </table:table-cell>
          <table:table-cell table:style-name="ce1"/>
          <table:table-cell office:value-type="string" table:style-name="ce1">
            <text:p>90 bis 180 o. 10 bis 15</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Mindestens anderthalb, meistens aber eher insgesamt drei Stunden." (P4, meeting) </text:p>
          </table:table-cell>
          <table:table-cell office:value-type="string" table:style-name="ce1">
            <text:p>90 bis 180</text:p>
          </table:table-cell>
          <table:table-cell table:style-name="ce1"/>
          <table:table-cell office:value-type="string" table:style-name="ce1">
            <text:p>90 bis 180</text:p>
          </table:table-cell>
          <table:table-cell table:number-columns-repeated="16380"/>
        </table:table-row>
        <table:table-row table:style-name="ro2">
          <table:table-cell table:style-name="ce2"/>
          <table:table-cell table:number-columns-repeated="16383" table:style-name="ce1"/>
        </table:table-row>
        <table:table-row table:style-name="ro9">
          <table:table-cell office:value-type="string" table:style-name="ce2">
            <text:p>"<text:span text:style-name="T3">lasting 0.5-1 hour</text:span>" (P8) </text:p>
          </table:table-cell>
          <table:table-cell office:value-type="string" table:style-name="ce1">
            <text:p>30 bis 60</text:p>
          </table:table-cell>
          <table:table-cell table:style-name="ce1"/>
          <table:table-cell office:value-type="string" table:style-name="ce1">
            <text:p>30 bis 60</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 Halbe Stunde bis Stunde" (P9) </text:p>
          </table:table-cell>
          <table:table-cell office:value-type="string" table:style-name="ce1">
            <text:p>30 bis 60</text:p>
          </table:table-cell>
          <table:table-cell table:style-name="ce1"/>
          <table:table-cell office:value-type="string" table:style-name="ce1">
            <text:p>30 bis 60</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GEspräch mit einer Person 15 min und die Meetings ca 1 Stunde" (P10) </text:p>
          </table:table-cell>
          <table:table-cell office:value-type="string" table:style-name="ce1">
            <text:p>30 bis 60 o. 10 bis 15</text:p>
          </table:table-cell>
          <table:table-cell table:style-name="ce1"/>
          <table:table-cell office:value-type="string" table:style-name="ce1">
            <text:p>30 bis 60 o. 10 bis 15</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3">
            <text:p>b. Gibt es Momente in Videomeetings in denen Sie sich besonders stark kognitiv belastet fühlen?<text:span text:style-name="T1"> </text:span></text:p>
          </table:table-cell>
          <table:table-cell table:number-columns-repeated="16383" table:style-name="ce1"/>
        </table:table-row>
        <table:table-row table:style-name="ro2">
          <table:table-cell office:value-type="string" table:style-name="ce3">
            <text:p>Beschreiben Sie solche.<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6">
          <table:table-cell office:value-type="string" table:style-name="ce2">
            <text:p>"Wenn ich zum Beispiel jemanden vertreten muss und nicht alle Informationen an die Hand bekommen habe. Oder wenn ich einfach nicht darauf vorbereitet war, dass etwas von mir gewollt wird, auf das ich mich nicht vorher vorbereiten konnte. [Gibt es auch Momente, in denen du keinen Redeanteil hast und dich trotzdem belastet fühlst?](Rückfrage) Das dann eher, wenn man in diesen Momenten verpasst hat, aufzupassen und dann im Nachhinein das Problem hat, dass einem diese wertvollen Informationen nicht erreicht haben, aber dann nicht in dem Moment, in dem es erklärt wird, sondern erst, wenn man mit der Folge des Nicht-Zuhörens konfrontiert wird, zum Beispiel."(P1) </text:p>
          </table:table-cell>
          <table:table-cell office:value-type="string" table:style-name="ce1">
            <text:p>Vertretung und nich alle Informationen - verpasste wertvolle Informationen</text:p>
          </table:table-cell>
          <table:table-cell table:style-name="ce1"/>
          <table:table-cell office:value-type="string" table:style-name="ce1">
            <text:p>kurzfristiges</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Also die haben ja nichts wirklich herausgefordert. Das heißt, falls ich überlastet wurde, dann hätte ich das nicht wirklich gemerkt, weil dann hätte ich einfach mich wieder entlastet, indem ich einfach nicht genau aufpasse."(P2) </text:p>
          </table:table-cell>
          <table:table-cell office:value-type="string" table:style-name="ce1">
            <text:p>nicht aufpassen</text:p>
          </table:table-cell>
          <table:table-cell table:style-name="ce1"/>
          <table:table-cell office:value-type="string" table:style-name="ce1">
            <text:p>Inaktiv</text:p>
          </table:table-cell>
          <table:table-cell table:number-columns-repeated="16380"/>
        </table:table-row>
        <table:table-row table:style-name="ro2">
          <table:table-cell table:style-name="ce2"/>
          <table:table-cell table:number-columns-repeated="16383" table:style-name="ce1"/>
        </table:table-row>
        <table:table-row table:style-name="ro5">
          <table:table-cell office:value-type="string" table:style-name="ce2">
            <text:p>"Ja, also manchmal muss man ja auch Gruppenarbeiten, so jetzt bei Online-Seminaren durchführen, da ist man kognitiv schon eher gefördert.  Aber am meisten würde ich sagen ist, wenn ich dann in Online-Meetings das , was ich geleistet habe, dann auch vorstellen muss, sei es eine kurze Präsentation erstellen oder irgendwas Ähnliches erarbeitet habe, was ich dann vor Leuten vortragen muss. Da bin ich am meisten gestresst."(P3, meeting)  </text:p>
          </table:table-cell>
          <table:table-cell office:value-type="string" table:style-name="ce1">
            <text:p>Gruppenarbeiten - Präsentieren - geleistetes Vorstellen</text:p>
          </table:table-cell>
          <table:table-cell table:style-name="ce1"/>
          <table:table-cell office:value-type="string" table:style-name="ce1">
            <text:p>Präsentieren</text:p>
          </table:table-cell>
          <table:table-cell table:number-columns-repeated="16380"/>
        </table:table-row>
        <table:table-row table:style-name="ro2">
          <table:table-cell table:style-name="ce2"/>
          <table:table-cell table:number-columns-repeated="16383" table:style-name="ce1"/>
        </table:table-row>
        <table:table-row table:style-name="ro5">
          <table:table-cell office:value-type="string" table:style-name="ce2">
            <text:p>"Grundsätzlich oft, wenn man dazu bemerkt oder dazu aufgefordert wird, dass man etwas mit dem Mikrofon, mit der Kamera präsentieren soll, etwas besprechen soll, also wirklich aktiv daran teilnehmen soll, ja. Grundsätzlich gibt es für mich da nicht so viele Momente, wo ich einen besonderen Ausschlag an einer kognitiven Belastung habe, aber ich würde sagen, dass das eher eine Grundbelastung, eine Grundbelastung für mich mit sich bringend, würde ich sagen." (P4, meeting) </text:p>
          </table:table-cell>
          <table:table-cell office:value-type="string" table:style-name="ce1">
            <text:p>Präsentieren - mit Mikro oder Kamera - Grundbelastung</text:p>
          </table:table-cell>
          <table:table-cell table:style-name="ce1"/>
          <table:table-cell office:value-type="string" table:style-name="ce1">
            <text:p>Präsentieren</text:p>
          </table:table-cell>
          <table:table-cell table:number-columns-repeated="16380"/>
        </table:table-row>
        <table:table-row table:style-name="ro2">
          <table:table-cell table:style-name="ce2"/>
          <table:table-cell table:number-columns-repeated="16383" table:style-name="ce1"/>
        </table:table-row>
        <table:table-row table:style-name="ro5">
          <table:table-cell office:value-type="string" table:style-name="ce2">
            <text:p>"Nach den ersten 30 Minuten lässt meine Konzentration nach, und ich fange an, etwas anderes zu machen, wie zum Beispiel auf Instagram zu gehen. Das passiert nicht nur wegen der Länge des Meetings, sondern auch, wenn es langweilig wird. Wenn ich aber selbst präsentieren muss und es interaktiv ist, bleibt meine kognitive Belastung im Rahmen, vor allem wenn ich gut vorbereitet bin."(P5) </text:p>
          </table:table-cell>
          <table:table-cell office:value-type="string" table:style-name="ce1">
            <text:p>Konzentration lässt nach - langweilig</text:p>
          </table:table-cell>
          <table:table-cell table:style-name="ce1"/>
          <table:table-cell office:value-type="string" table:style-name="ce1">
            <text:p>Inaktiv</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Wenn das Meeting nicht interaktiv ist, verliere ich schon nach 20 Minuten die Konzentration."(P6) </text:p>
          </table:table-cell>
          <table:table-cell office:value-type="string" table:style-name="ce1">
            <text:p>Konzentrations verlieren wenn nicht interaktiv</text:p>
          </table:table-cell>
          <table:table-cell table:style-name="ce1"/>
          <table:table-cell office:value-type="string" table:style-name="ce1">
            <text:p>Inaktiv</text:p>
          </table:table-cell>
          <table:table-cell table:number-columns-repeated="16380"/>
        </table:table-row>
        <table:table-row table:style-name="ro2">
          <table:table-cell table:style-name="ce4"/>
          <table:table-cell table:number-columns-repeated="16383" table:style-name="ce1"/>
        </table:table-row>
        <table:table-row table:style-name="ro9">
          <table:table-cell office:value-type="string" table:style-name="ce2">
            <text:p>"<text:span text:style-name="T3">When the same topics are repeated, or when someone speaks in a long, indirect, and roundabout way.</text:span>" (P8) </text:p>
          </table:table-cell>
          <table:table-cell office:value-type="string" table:style-name="ce1">
            <text:p>wiederholen eines Themas - umständiges, nicht-direktes reden</text:p>
          </table:table-cell>
          <table:table-cell table:style-name="ce1"/>
          <table:table-cell office:value-type="string" table:style-name="ce1">
            <text:p>umständliches reden</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Wenn man nicht aktiv dabei ist sondern nur zuhört und dann wenn man seinen Namen hört wieder einzusteigen. Man schweift ab und ist unkonzentriert. Kopf geht aus. </text:p>
          </table:table-cell>
          <table:table-cell office:value-type="string" table:style-name="ce1">
            <text:p>wieder einsteigen nach inaktivität</text:p>
          </table:table-cell>
          <table:table-cell table:style-name="ce1"/>
          <table:table-cell office:value-type="string" table:style-name="ce1">
            <text:p>wiedereinstieg nach ablenkung</text:p>
          </table:table-cell>
          <table:table-cell table:number-columns-repeated="16380"/>
        </table:table-row>
        <table:table-row table:style-name="ro2">
          <table:table-cell office:value-type="string" table:style-name="ce2">
            <text:p>Wenn man aufjedenfall etwas beisteuern muss aber nicht genau weiß wann und dann immer bereit sein muss" (P9) </text:p>
          </table:table-cell>
          <table:table-cell office:value-type="string" table:style-name="ce1">
            <text:p>etwas beisteuern muss</text:p>
          </table:table-cell>
          <table:table-cell table:style-name="ce1"/>
          <table:table-cell office:value-type="string" table:style-name="ce1">
            <text:p>Präsentieren</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Wenn man nicht selbst mitarbeitet und nur zuhört schweift man schnell ab und es fällt einem schwer sich zu konzentrieren" (P10) </text:p>
          </table:table-cell>
          <table:table-cell office:value-type="string" table:style-name="ce1">
            <text:p>nicht mitarbeitet schweifft man schnell ab</text:p>
          </table:table-cell>
          <table:table-cell table:style-name="ce1"/>
          <table:table-cell office:value-type="string" table:style-name="ce1">
            <text:p>Inaktiv</text:p>
          </table:table-cell>
          <table:table-cell table:number-columns-repeated="16380"/>
        </table:table-row>
        <table:table-row table:number-rows-repeated="2" table:style-name="ro2">
          <table:table-cell table:style-name="ce2"/>
          <table:table-cell table:number-columns-repeated="16383" table:style-name="ce1"/>
        </table:table-row>
        <table:table-row table:style-name="ro2">
          <table:table-cell office:value-type="string" table:style-name="ce3">
            <text:p>c. Wie erkennen Sie eben beschriebene Situationen von kognitiver Belastung momenta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3">
            <text:p>"<text:span text:style-name="T1">Wenn ich wirklich stark gestresst bin, stark kognitiv belastet bin, gerade zu der Jahreszeit, habe ich dann extrem Juckreiz. Aber jetzt ohne dieses äußerliche Signal merke ich das dann eher, wenn ich den Fokus verliere. Und obwohl ich keine andere Quelle der Ablenkung habe, mich nicht mehr so ganz konzentrieren kann.</text:span>"<text:span text:style-name="T1">(P1) </text:span></text:p>
          </table:table-cell>
          <table:table-cell office:value-type="string" table:style-name="ce1">
            <text:p>psychisch Symptome: starkgestresst - physische Symptome: Juckreiz</text:p>
          </table:table-cell>
          <table:table-cell table:style-name="ce1"/>
          <table:table-cell office:value-type="string" table:style-name="ce1">
            <text:p>psychische Symptome - physische Symptome</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Das heißt, falls ich überlastet wurde, dann hätte ich das nicht wirklich gemerkt, weil dann hätte ich einfach mich wieder entlastet, indem ich einfach nicht genau aufpasse."(P2) </text:p>
          </table:table-cell>
          <table:table-cell office:value-type="string" table:style-name="ce1">
            <text:p>nicht aufpassen</text:p>
          </table:table-cell>
          <table:table-cell table:number-columns-repeated="16382" table:style-name="ce1"/>
        </table:table-row>
        <table:table-row table:style-name="ro2">
          <table:table-cell table:style-name="ce2"/>
          <table:table-cell table:number-columns-repeated="16383" table:style-name="ce1"/>
        </table:table-row>
        <table:table-row table:style-name="ro2">
          <table:table-cell office:value-type="string" table:style-name="ce2">
            <text:p>"Das erkenne ich auch an einer eher zittrigen Stimme oder an einer erhöhten Herzfrequenz" (P3, meeting) </text:p>
          </table:table-cell>
          <table:table-cell office:value-type="string" table:style-name="ce1">
            <text:p>physische Symptome: zittrige Stimme - erhöhte Herzfrequenz</text:p>
          </table:table-cell>
          <table:table-cell table:style-name="ce1"/>
          <table:table-cell office:value-type="string" table:style-name="ce1">
            <text:p>physische Symptome</text:p>
          </table:table-cell>
          <table:table-cell table:number-columns-repeated="16380"/>
        </table:table-row>
        <table:table-row table:style-name="ro2">
          <table:table-cell table:style-name="ce2"/>
          <table:table-cell table:number-columns-repeated="16383" table:style-name="ce1"/>
        </table:table-row>
        <table:table-row table:style-name="ro15">
          <table:table-cell office:value-type="string" table:style-name="ce2">
            <text:p>"Nun, zum Beispiel, dass ich, weil ich tendiere oft dazu, der eigenen Faulheit geschuldet, dass ich solche Meetings, wenn ich weiß, vor allem wenn sie am Morgen sind, wenn ich weiß, okay, ich werde ein Meeting haben, dass ich mich eben nicht an den Campus setze, mich eben nicht irgendwie anziehe und an meinem Tagwerk nachgehe, sondern dass ich halt kurz gesagt fünf Minuten vor Beginn des Meetings mit einer Jogginghose aus der Bettfalle sozusagen. Dementsprechend ist das für mich auch alles insgesamt eher ein für mich ein gemütliches Setting, was man jetzt, also ein sehr übergemütliches Setting, dass man zum Beispiel auf dem Stuhl sitzt und gar nicht richtig zuhört, dass man hier und da was anderes macht und ich erkenne, dass solche eine Belastung auf mich eintritt, indem ich mich z.B. aufrecht hinsetze, z.B. konzentriere, z.B.  mir nochmal das Shirt oder was auch immer richte, wenn ich weiß, gleich geht die Kamera an, gleich kann man mich sehen.  Es ist für mich, wie gesagt, eher so eine Grundbelastung. Und es führt auch, so ein Online-Meeting führt für mich persönlich sehr leicht zu einer Ich-hab-keinen-Bock-darauf-Stimmung." (P4, meeting) </text:p>
          </table:table-cell>
          <table:table-cell office:value-type="string" table:style-name="ce1">
            <text:p>Grundbelastung</text:p>
          </table:table-cell>
          <table:table-cell table:style-name="ce1"/>
          <table:table-cell office:value-type="string" table:style-name="ce1">
            <text:p>Grundbelastung</text:p>
          </table:table-cell>
          <table:table-cell table:number-columns-repeated="16380"/>
        </table:table-row>
        <table:table-row table:number-rows-repeated="2" table:style-name="ro2">
          <table:table-cell table:style-name="ce2"/>
          <table:table-cell table:number-columns-repeated="16383" table:style-name="ce1"/>
        </table:table-row>
        <table:table-row table:style-name="ro2">
          <table:table-cell office:value-type="string" table:style-name="ce2">
            <text:p>"Meine Reaktionen sind fast dieselben wie beim Lernen alleine. Ich beschäftige mich dann mit anderen Dingen im Hintergrund, wie z. B. dem Handy."(P5) </text:p>
          </table:table-cell>
          <table:table-cell office:value-type="string" table:style-name="ce1">
            <text:p>Ablenkun mit anderen dingen</text:p>
          </table:table-cell>
          <table:table-cell table:number-columns-repeated="16382" table:style-name="ce1"/>
        </table:table-row>
        <table:table-row table:style-name="ro2">
          <table:table-cell office:value-type="string" table:style-name="ce2">
            <text:p>"Genau wie beim Lernen alleine. Ich neige dazu, aufzustehen oder durch den Raum zu gehen, wenn ich mich nicht konzentrieren kann."(P6) </text:p>
          </table:table-cell>
          <table:table-cell office:value-type="string" table:style-name="ce1">
            <text:p>physische Symptome: aufstehen und gehen</text:p>
          </table:table-cell>
          <table:table-cell table:style-name="ce1"/>
          <table:table-cell office:value-type="string" table:style-name="ce1">
            <text:p>physische Symptome</text:p>
          </table:table-cell>
          <table:table-cell table:number-columns-repeated="16380"/>
        </table:table-row>
        <table:table-row table:style-name="ro9">
          <table:table-cell office:value-type="string" table:style-name="ce3">
            <text:p>"<text:span text:style-name="T3">I feel uncomfortable and irritated</text:span>" <text:span text:style-name="T1">(P8) </text:span></text:p>
          </table:table-cell>
          <table:table-cell office:value-type="string" table:style-name="ce1">
            <text:p>psychisch Symptome: ungemütlich - irritiert</text:p>
          </table:table-cell>
          <table:table-cell table:style-name="ce1"/>
          <table:table-cell office:value-type="string" table:style-name="ce1">
            <text:p>psychische Symptome</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Wenn man merkt in die leere zu starren. Puls geht hoch angespannt" (P9) </text:p>
          </table:table-cell>
          <table:table-cell office:value-type="string" table:style-name="ce1">
            <text:p>psychisch Symptome: leere starren - physische Symptome: erhöhter Puls</text:p>
          </table:table-cell>
          <table:table-cell table:style-name="ce1"/>
          <table:table-cell office:value-type="string" table:style-name="ce1">
            <text:p>psychische Symptome - physische Symptome</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Wenn man sich beim abschweifen ertappt" (P10) </text:p>
          </table:table-cell>
          <table:table-cell office:value-type="string" table:style-name="ce1">
            <text:p>psychisch Symptome: abschweifen</text:p>
          </table:table-cell>
          <table:table-cell table:style-name="ce1"/>
          <table:table-cell office:value-type="string" table:style-name="ce1">
            <text:p>psychische Symptome</text:p>
          </table:table-cell>
          <table:table-cell table:number-columns-repeated="16380"/>
        </table:table-row>
        <table:table-row table:number-rows-repeated="2" table:style-name="ro2">
          <table:table-cell table:style-name="ce2"/>
          <table:table-cell table:number-columns-repeated="16383" table:style-name="ce1"/>
        </table:table-row>
        <table:table-row table:style-name="ro2">
          <table:table-cell office:value-type="string" table:style-name="ce3">
            <text:p>d. Wie gehen Sie bis jetzt mit solchen Situationen um?<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2">
          <table:table-cell office:value-type="string" table:style-name="ce3">
            <text:p>"<text:span text:style-name="T1">Ja, das ist schwierig. Da ist es dann, wenn man es sich erlauben kann, versuchen auch diesem, dieser verlorenen Konzentration nachzugehen.  </text:span></text:p>
          </table:table-cell>
          <table:table-cell table:number-columns-repeated="16383" table:style-name="ce1"/>
        </table:table-row>
        <table:table-row table:style-name="ro8">
          <table:table-cell office:value-type="string" table:style-name="ce2">
            <text:p>Ich mache dann meist doch eine Pause, im Sinne von einer Trinkpause zumindest. Trinke was aus meinem Glas, benutze die Zeit, in der ich trinke, ein bisschen, um meinen Fokus wiederzufinden. Aber so an sich aus Meetings fliehen kann ich ja dann nicht wirklich.<text:span text:style-name="T2">"</text:span>(P1) </text:p>
          </table:table-cell>
          <table:table-cell office:value-type="string" table:style-name="ce1">
            <text:p>Trinkpause - versuchen Fokus zu finden</text:p>
          </table:table-cell>
          <table:table-cell table:style-name="ce1"/>
          <table:table-cell office:value-type="string" table:style-name="ce1">
            <text:p>Trinkpause</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Bis jetzt, also ich versuche dann nach solchen Situationen oft zu reflektieren und gucken, was man besser machen kann.  Aber letztens bin ich auch zur Erkenntnis gekommen, dass es wichtig ist, bei solchen Situationen einfach ruhigen Atem zu haben und ja wirklich einen coolen Kopf zu bewahren." (P3, meeting) </text:p>
          </table:table-cell>
          <table:table-cell office:value-type="string" table:style-name="ce1">
            <text:p>danach reflektieren - ruhig Atmen</text:p>
          </table:table-cell>
          <table:table-cell table:number-columns-repeated="16382" table:style-name="ce1"/>
        </table:table-row>
        <table:table-row table:style-name="ro2">
          <table:table-cell table:style-name="ce2"/>
          <table:table-cell table:number-columns-repeated="2" table:style-name="ce1"/>
          <table:table-cell office:value-type="string" table:style-name="ce1">
            <text:p>danach reflektieren</text:p>
          </table:table-cell>
          <table:table-cell table:number-columns-repeated="16380"/>
        </table:table-row>
        <table:table-row table:style-name="ro11">
          <table:table-cell office:value-type="string" table:style-name="ce2">
            <text:p>"Ich versuche mir grundsätzlich einfach, weil ich auch in solchen Situationen sehr leicht abschweife dann, also ich fühle mich dadurch nicht sehr stark belastet in der Hinsicht, dass es mir peinlich oder stark unangenehm ist, aber eher, dass mir halt sehr leicht sehr langweilig wird. Und wie ich ja zuvor schon genannt habe, würde ich dann eher während in einer Online-Meeting gesprochen wird, merken, okay, jetzt denke ich an, was mache ich danach, was habe ich noch zu tun, was muss ich noch alles einkaufen sozusagen und bin nicht wirklich mit den Sachen, mit den Gedanken bei der Sache, daran würde ich das bemerken." (P4, meeting) </text:p>
          </table:table-cell>
          <table:table-cell office:value-type="string" table:style-name="ce1">
            <text:p>gar nicht</text:p>
          </table:table-cell>
          <table:table-cell table:style-name="ce1"/>
          <table:table-cell office:value-type="string" table:style-name="ce1">
            <text:p>/* ich hab da nix verstanden*/</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Ich mache das Gleiche wie beim Selbstlernen. Ich lenke mich kurz ab, um wieder fokussieren zu können."(P5) </text:p>
          </table:table-cell>
          <table:table-cell office:value-type="string" table:style-name="ce1">
            <text:p>kurz ablenken</text:p>
          </table:table-cell>
          <table:table-cell table:style-name="ce1"/>
          <table:table-cell office:value-type="string" table:style-name="ce1">
            <text:p>kurz ablenken</text:p>
          </table:table-cell>
          <table:table-cell table:number-columns-repeated="16380"/>
        </table:table-row>
        <table:table-row table:style-name="ro2">
          <table:table-cell office:value-type="string" table:style-name="ce2">
            <text:p>"Auch hier ist mein Verhalten ähnlich wie beim Selbstlernen."(P6) </text:p>
          </table:table-cell>
          <table:table-cell office:value-type="string" table:style-name="ce1">
            <text:p>durchsitzen: weiter arbeiten - aufstehen</text:p>
          </table:table-cell>
          <table:table-cell table:style-name="ce1"/>
          <table:table-cell office:value-type="string" table:style-name="ce1">
            <text:p>durchsitzen</text:p>
          </table:table-cell>
          <table:table-cell table:number-columns-repeated="16380"/>
        </table:table-row>
        <table:table-row table:style-name="ro9">
          <table:table-cell office:value-type="string" table:style-name="ce2">
            <text:p>"<text:span text:style-name="T3">I interrupt the participants speech or make up an excuse to leave the meeting.</text:span>" (P8) </text:p>
          </table:table-cell>
          <table:table-cell office:value-type="string" table:style-name="ce1">
            <text:p>Meeting verlassen</text:p>
          </table:table-cell>
          <table:table-cell table:style-name="ce1"/>
          <table:table-cell office:value-type="string" table:style-name="ce1">
            <text:p>Meeting verlassen</text:p>
          </table:table-cell>
          <table:table-cell table:number-columns-repeated="16380"/>
        </table:table-row>
        <table:table-row table:style-name="ro2">
          <table:table-cell office:value-type="string" table:style-name="ce2">
            <text:p>"Einfach durchsitzen und durchstehen" (P9) </text:p>
          </table:table-cell>
          <table:table-cell office:value-type="string" table:style-name="ce1">
            <text:p>durchsitzen</text:p>
          </table:table-cell>
          <table:table-cell table:style-name="ce1"/>
          <table:table-cell office:value-type="string" table:style-name="ce1">
            <text:p>durchsitzen</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 Mal was trinken sich aufsetzen bessere Körper haltung bissle aktiever werden" (P10) </text:p>
          </table:table-cell>
          <table:table-cell office:value-type="string" table:style-name="ce1">
            <text:p>Trinkpause - bessere Körperhaltung</text:p>
          </table:table-cell>
          <table:table-cell table:style-name="ce1"/>
          <table:table-cell office:value-type="string" table:style-name="ce1">
            <text:p>Trinkpause</text:p>
          </table:table-cell>
          <table:table-cell table:number-columns-repeated="16380"/>
        </table:table-row>
        <table:table-row table:number-rows-repeated="2" table:style-name="ro2">
          <table:table-cell table:style-name="ce2"/>
          <table:table-cell table:number-columns-repeated="16383" table:style-name="ce1"/>
        </table:table-row>
        <table:table-row table:style-name="ro2">
          <table:table-cell office:value-type="string" table:style-name="ce3">
            <text:p>e. Wie bewerten Sie bis jetzt die Lernerfolg / Arbeitserfolg eines Meetings?<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2">
            <text:p>"Ja, dann geht es wahrscheinlich um den Informationsneugewinn, den man gemacht hat in diesen Meetings. Ob man Entscheidungen getroffen hat oder [..] neue Informationen [..]."(P1) </text:p>
          </table:table-cell>
          <table:table-cell office:value-type="string" table:style-name="ce1">
            <text:p>Informationsneugewinn</text:p>
          </table:table-cell>
          <table:table-cell table:style-name="ce1"/>
          <table:table-cell office:value-type="string" table:style-name="ce1">
            <text:p>Informationsneugewinn</text:p>
          </table:table-cell>
          <table:table-cell table:number-columns-repeated="16380"/>
        </table:table-row>
        <table:table-row table:style-name="ro2">
          <table:table-cell table:style-name="ce2"/>
          <table:table-cell table:number-columns-repeated="16383" table:style-name="ce1"/>
        </table:table-row>
        <table:table-row table:style-name="ro8">
          <table:table-cell office:value-type="string" table:style-name="ce2">
            <text:p>"Das waren dann halt hauptsächlich die Hausaufgaben danach. Die bauen natürlich auf dem Unterrichtsstoff auf. Und wenn ich die gut hinbekomme, bedeutet das, ich konnte dem Unterrichtsstoff folgen. Wenn nicht, dann halt wahrscheinlich nicht. [zum Praktikum]  </text:p>
          </table:table-cell>
          <table:table-cell office:value-type="string" table:style-name="ce1">
            <text:p>Hausaufgaben gut hinbekommen</text:p>
          </table:table-cell>
          <table:table-cell table:style-name="ce1"/>
          <table:table-cell office:value-type="string" table:style-name="ce1">
            <text:p>Verständnis</text:p>
          </table:table-cell>
          <table:table-cell table:number-columns-repeated="16380"/>
        </table:table-row>
        <table:table-row table:style-name="ro2">
          <table:table-cell office:value-type="string" table:style-name="ce2">
            <text:p>Und deswegen gab es halt nicht viel Inhalt, den man dann messen könnte." (P2) </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2">
            <text:p>"Klar, wenn ich viel rausnehmen konnte, dann ist das für mich gut. Und sonst kommt es auch oft auf die Leute an, mit denen ich im Meeting war, wie kooperativ sie sind und wie nicht, weil das beeinflusst mich auch sehr, wenn ich merke, dass die Leute, mit denen ich da auch arbeite, viel Bock drauf haben" (P3, meeting) </text:p>
          </table:table-cell>
          <table:table-cell office:value-type="string" table:style-name="ce1">
            <text:p>viel rausnehmen</text:p>
          </table:table-cell>
          <table:table-cell table:style-name="ce1"/>
          <table:table-cell office:value-type="string" table:style-name="ce1">
            <text:p>Informationsneugewinn</text:p>
          </table:table-cell>
          <table:table-cell table:number-columns-repeated="16380"/>
        </table:table-row>
        <table:table-row table:style-name="ro2">
          <table:table-cell table:style-name="ce2"/>
          <table:table-cell table:number-columns-repeated="16383" table:style-name="ce1"/>
        </table:table-row>
        <table:table-row table:style-name="ro16">
          <table:table-cell office:value-type="string" table:style-name="ce2">
            <text:p>"Also grundsätzlich muss ich natürlich dazu sagen, dass das von einem Institut natürlich ist, die sich darauf spezialisiert haben, Leuten das Lehren und das Lernen beizubringen und sich dementsprechend auch verhältnismäßig moderneren Methoden bedienen, zum Beispiel Gruppenarbeit, zum Beispiel Quizzes, die das schon etwas unterhaltsamer dann machen, weswegen ich grundsätzlich sagen würde, dass der Lernerfolg an sich, weil es auch kein sehr schweres Modul ist, schon recht groß ist. Aber es ist halt auch so gestaltet, dass es grundsätzlich viele Dinge sind, die man in Anführungszeichen sich auch hätte denken können. Und deswegen ist, wie gesagt, es ist ein Erfolg definitiv, der aber leicht, der nicht ganz in dem Arbeitsaufwand, in einem Verhältnis steht. Also in einer besseren, in einer Präsenzlernsituation würde ich erwarten, dass ich für weniger Aufwand die gleichen Ergebnisse erzielen würde sozusagen." (P4, meeting) </text:p>
          </table:table-cell>
          <table:table-cell office:value-type="string" table:style-name="ce1">
            <text:p>keine Aussage</text:p>
          </table:table-cell>
          <table:table-cell table:number-columns-repeated="16382" table:style-name="ce1"/>
        </table:table-row>
        <table:table-row table:style-name="ro2">
          <table:table-cell table:style-name="ce2"/>
          <table:table-cell table:number-columns-repeated="16383" table:style-name="ce1"/>
        </table:table-row>
        <table:table-row table:style-name="ro2">
          <table:table-cell office:value-type="string" table:style-name="ce2">
            <text:p>"Wenn ich während des gesamten Meetings aufmerksam bleibe und nicht auf Instagram gehe, sehe ich es als Erfolg an."(P5) </text:p>
          </table:table-cell>
          <table:table-cell office:value-type="string" table:style-name="ce1">
            <text:p>durchgehend aufmersam</text:p>
          </table:table-cell>
          <table:table-cell table:style-name="ce1"/>
          <table:table-cell office:value-type="string" table:style-name="ce1">
            <text:p>Aufmerksamkeit</text:p>
          </table:table-cell>
          <table:table-cell table:number-columns-repeated="16380"/>
        </table:table-row>
        <table:table-row table:style-name="ro8">
          <table:table-cell office:value-type="string" table:style-name="ce2">
            <text:p>"Für mich hängt es davon ab, wie ich mich nach dem Meeting fühle. Wenn ich nicht gestresst bin und das Gefühl habe, etwas Neues gelernt zu haben, sehe ich das Meeting als erfolgreich. Es ist aber schwer, dieses Gefühl genau zu beschreiben."(P6) </text:p>
          </table:table-cell>
          <table:table-cell office:value-type="string" table:style-name="ce1">
            <text:p>Gefühl nach dem Meeting - neues gelernt</text:p>
          </table:table-cell>
          <table:table-cell table:style-name="ce1"/>
          <table:table-cell office:value-type="string" table:style-name="ce1">
            <text:p>Informationsneugewinn - Gefühl</text:p>
          </table:table-cell>
          <table:table-cell table:number-columns-repeated="16380"/>
        </table:table-row>
        <table:table-row table:style-name="ro9">
          <table:table-cell office:value-type="string" table:style-name="ce2">
            <text:p>"<text:span text:style-name="T3">I evaluate whether the meeting achieved its purpose and consider its duration. If it's too long, I feel it's inefficient</text:span>" (P8) </text:p>
          </table:table-cell>
          <table:table-cell office:value-type="string" table:style-name="ce1">
            <text:p>Nutzen erfüllt - Dauer beachten</text:p>
          </table:table-cell>
          <table:table-cell table:style-name="ce1"/>
          <table:table-cell office:value-type="string" table:style-name="ce1">
            <text:p>Effizienz</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Von meiner Seite sehe ich es als erfolgreich wenn ich alles gesagt habe was ich im KOpf hatte und meine Ideen mitgeteilt habe. </text:p>
          </table:table-cell>
          <table:table-cell office:value-type="string" table:style-name="ce1">
            <text:p>alls gesagt was im Kopf war</text:p>
          </table:table-cell>
          <table:table-cell table:style-name="ce1"/>
          <table:table-cell office:value-type="string" table:style-name="ce1">
            <text:p>Austausch</text:p>
          </table:table-cell>
          <table:table-cell table:number-columns-repeated="16380"/>
        </table:table-row>
        <table:table-row table:style-name="ro2">
          <table:table-cell table:style-name="ce2"/>
          <table:table-cell table:number-columns-repeated="16383" table:style-name="ce1"/>
        </table:table-row>
        <table:table-row table:style-name="ro2">
          <table:table-cell office:value-type="string" table:style-name="ce2">
            <text:p>"Schwer zu sagen ist eher zur Abstimmung nicht um was zu erarbeiten deswegen schwer zu bewerten" (P10) </text:p>
          </table:table-cell>
          <table:table-cell office:value-type="string" table:style-name="ce1">
            <text:p>eher Abstimmung - das geklappt hat</text:p>
          </table:table-cell>
          <table:table-cell table:style-name="ce1"/>
          <table:table-cell office:value-type="string" table:style-name="ce1">
            <text:p>Austausch</text:p>
          </table:table-cell>
          <table:table-cell table:number-columns-repeated="16380"/>
        </table:table-row>
        <table:table-row table:number-rows-repeated="2" table:style-name="ro2">
          <table:table-cell table:number-columns-repeated="16384"/>
        </table:table-row>
        <table:table-row table:style-name="ro14">
          <table:table-cell office:value-type="string" table:style-name="ce8">
            <text:p>D. Meinung zur Nützlichkeit einer digitalen Visualisierung (z.B. Im Browser) des CL <text:span text:style-name="T7">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2">
          <table:table-cell office:value-type="string" table:style-name="ce3">
            <text:p>a. Wie könnten Sie sich eine (Echtzeit-)Visualisierung während des Meeting/ der Lern-/ Arbeitszeit<text:span text:style-name="T1"> </text:span></text:p>
          </table:table-cell>
          <table:table-cell table:number-columns-repeated="16383" table:style-name="ce1"/>
        </table:table-row>
        <table:table-row table:style-name="ro2">
          <table:table-cell office:value-type="string" table:style-name="ce3">
            <text:p>allgemein vorstellen? &gt;&gt; Skizzierfrage<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13">
          <table:table-cell office:value-type="string" table:style-name="ce3">
            <text:p>"<text:span text:style-name="T1">Ja, während des Meetings, sollte es einen<text:s/></text:span><text:span text:style-name="T11">nicht sonderlich ablenke</text:span><text:span text:style-name="T1">n. Das heißt, nicht irgendwie wie beim klassischen EKG-Messgerät. </text:span><text:span text:style-name="T11">Keine Visualisierung anhand von einem Graphen</text:span><text:span text:style-name="T1">, sondern irgendwas in</text:span><text:span text:style-name="T11"><text:s/>Richtung einer Ampel. Zum Beispiel nur ein Kreis, der drei verschiedene Farben anzeigt oder wirklich nur grün und rot</text:span><text:span text:style-name="T1">. Also quasi, dass die</text:span><text:span text:style-name="T11"><text:s/>komplette Visualisierung nur aus so einem Farbschema besteht</text:span><text:span text:style-name="T1">. Ich könnte mir auch vorstellen, dass das die</text:span><text:span text:style-name="T11"><text:s/>Umrandung vom Monitor wäre, die dann in der jeweiligen Farbe angezeigt wird</text:span><text:span text:style-name="T1">. Oder dass man während des normalen Levels gar nichts angezeigt bekommt und dann, wenn man gerade, wenn das<text:s/></text:span><text:span text:style-name="T11">Gerät einen sehr hohen Cognitive Workload misst, dass man dann eine rote</text:span><text:span text:style-name="T1"><text:s/></text:span><text:span text:style-name="T11">Umrandung bekommt oder vielleicht auch grün, damit man sich beruhigt</text:span><text:span text:style-name="T1">."(P1, meetings) </text:span></text:p>
          </table:table-cell>
          <table:table-cell office:value-type="string" table:style-name="ce1">
            <text:p>Nicht ablenken; Vermeidung von Graph; Ampel; Farben (grün,gelb,rot); Umrandung um Monitor</text:p>
          </table:table-cell>
          <table:table-cell table:number-columns-repeated="16382"/>
        </table:table-row>
        <table:table-row table:style-name="ro2">
          <table:table-cell table:style-name="ce2"/>
          <table:table-cell table:number-columns-repeated="16383" table:style-name="ce1"/>
        </table:table-row>
        <table:table-row table:style-name="ro13">
          <table:table-cell office:value-type="string" table:style-name="ce2">
            <text:p>"Also die App selber, also würde ich mir halt einfach so vorstellen, dass man also entweder halt einen <text:span text:style-name="T11">Balken</text:span><text:s/>hat oder einen <text:span text:style-name="T11">Meter</text:span>. Also die App selber, also würde ich mir halt einfach so vorstellen, dass man also entweder halt einen Balken hat oder einen Meter.  Bestimmt würde es vielleicht helfen, dass man weiß, bei <text:span text:style-name="T11">welcher Prozentzahl man am besten wirklich aktiv lernt.   Bestimmt würde es vielleicht helfen, dass man weiß, bei welcher Prozentzahl man am besten wirklich aktiv lernt</text:span>. Wenn es die ganze Zeit oben ist, ist man überbelastet und lernt nicht viel. Vielleicht also einfach irgendeinen Strich, der halt zeigt, ungefähr, oder einen Bereich, indiziert am Balken, da sollte es zwischendrin sein für optimale Lernerfahrung."(P2, individuell) </text:p>
          </table:table-cell>
          <table:table-cell office:value-type="string" table:style-name="ce1">
            <text:p>Balken oder Meter; Optimalen CL anzeigen</text:p>
          </table:table-cell>
          <table:table-cell table:number-columns-repeated="16382"/>
        </table:table-row>
        <table:table-row table:style-name="ro2">
          <table:table-cell office:value-type="string" table:style-name="ce2">
            <text:p> </text:p>
          </table:table-cell>
          <table:table-cell table:number-columns-repeated="16383" table:style-name="ce1"/>
        </table:table-row>
        <table:table-row table:number-rows-repeated="2" table:style-name="ro2">
          <table:table-cell table:style-name="ce2"/>
          <table:table-cell table:number-columns-repeated="16383" table:style-name="ce1"/>
        </table:table-row>
        <table:table-row table:style-name="ro11">
          <table:table-cell office:value-type="string" table:style-name="ce2">
            <text:p><text:span text:style-name="T16">"Also ich hab mir das jetzt so vorgestellt, das ist jetzt die Situation eines Online-Meetings, das man auf dem Browser erkennen kann, bei dem zusätzlicherweise bei jeder Person eine Art Cognitive-Load-</text:span><text:span text:style-name="T11">Ampel</text:span><text:span text:style-name="T16"> hinzugeschaltet ist, die, wie von Ihnen beschrieben, eine Untersuchung durchführt, wie stark die Person belastet ist, und das in Form von den Farben<text:s/></text:span><text:span text:style-name="T11">grün, im Sinne von nicht belastet, gelb, leicht belastet, rot, sehr belastet,</text:span><text:span text:style-name="T16"><text:s/>auch  für<text:s/></text:span><text:span text:style-name="T11">jeden oder wahlweise auch nur für das Meeting führende Personen. Wie genau das ist, das braucht natürlich noch Diskussion, aber dass auf jeden Fall das einsichtlich direkt ist. Von dem, was Sie mir gesagt haben, vorgestell</text:span><text:span text:style-name="T16">t." (P4, meeting) </text:span></text:p>
          </table:table-cell>
          <table:table-cell office:value-type="string" table:style-name="ce1">
            <text:p>Ampel, Sichtbarkeit des CL der Meeting- Teilnehmer</text:p>
          </table:table-cell>
          <table:table-cell table:number-columns-repeated="16382"/>
        </table:table-row>
        <table:table-row table:style-name="ro2">
          <table:table-cell table:style-name="ce2"/>
          <table:table-cell table:number-columns-repeated="16383" table:style-name="ce1"/>
        </table:table-row>
        <table:table-row table:style-name="ro8">
          <table:table-cell office:value-type="string" table:style-name="ce2">
            <text:p>"Es könnte gut sein, wenn der <text:span text:style-name="T11">Bildschirm verschwommen wird, wenn mein kognitiver Load hoch ist</text:span> – wie bei einem "Game Over"-Bildschirm in einem Spiel. Aber vielleicht würde mich das auch ablenken. Ein einfacher Zeiger wie Barometer wäre wahrscheinlich genug."(P5, meeting) </text:p>
          </table:table-cell>
          <table:table-cell office:value-type="string" table:style-name="ce1">
            <text:p>Verschwommener Bildschirm, Barometer</text:p>
          </table:table-cell>
          <table:table-cell table:number-columns-repeated="16382"/>
        </table:table-row>
        <table:table-row table:style-name="ro2">
          <table:table-cell office:value-type="string" table:style-name="ce2">
            <text:p>"ich könnte mir eine Art <text:span text:style-name="T11">Kreis </text:span>oder <text:span text:style-name="T11">Rahmen </text:span>vorstellen, der je nach Belastung die Farbe wechselt: <text:span text:style-name="T11">grün für niedrig, orange für mittel und rot für hoch.</text:span>"(P6, indiviuell) </text:p>
          </table:table-cell>
          <table:table-cell office:value-type="string" table:style-name="ce1">
            <text:p>Kreis, Umrandung um Monitor, <text:s/>Farben (grün,gelb,rot)</text:p>
          </table:table-cell>
          <table:table-cell table:number-columns-repeated="16382"/>
        </table:table-row>
        <table:table-row table:style-name="ro17">
          <table:table-cell office:value-type="string" table:style-name="ce2">
            <text:p>"<text:span text:style-name="T3">Es könnte wie eine </text:span><text:span text:style-name="T17">Batterieanzeige </text:span><text:span text:style-name="T3">darstellt werden: Wenn der Prozentsatz sinkt, gibt es eine<text:s/></text:span><text:span text:style-name="T17">Warnung, dass die Effizienz abnimmt</text:span><text:span text:style-name="T3">. Sinkt er weiter, kommt eine<text:s/></text:span><text:span text:style-name="T17">Aufforderung, eine Pause zu machen</text:span><text:span text:style-name="T3">.</text:span>" (P7) </text:p>
          </table:table-cell>
          <table:table-cell office:value-type="string" table:style-name="ce1">
            <text:p>Batterieanzeige, Warnung bei hohem CL, Aufforderung für Pause</text:p>
          </table:table-cell>
          <table:table-cell table:number-columns-repeated="16382"/>
        </table:table-row>
        <table:table-row table:style-name="ro2">
          <table:table-cell table:style-name="ce2"/>
          <table:table-cell table:number-columns-repeated="16383" table:style-name="ce1"/>
        </table:table-row>
        <table:table-row table:style-name="ro9">
          <table:table-cell office:value-type="string" table:style-name="ce2">
            <text:p>"<text:span text:style-name="T3">. An </text:span><text:span text:style-name="T17">emoji avatar</text:span><text:span text:style-name="T3"> above my image that changes color based on different cognitive load levels, with </text:span><text:span text:style-name="T17">different colors for different values</text:span><text:span text:style-name="T3">.</text:span>" (P8) </text:p>
          </table:table-cell>
          <table:table-cell office:value-type="string" table:style-name="ce1">
            <text:p>Emoji Anzeige, verschiedene Farben für unterschiedliche Stufen</text:p>
          </table:table-cell>
          <table:table-cell table:number-columns-repeated="16382"/>
        </table:table-row>
        <table:table-row table:style-name="ro2">
          <table:table-cell table:style-name="ce2"/>
          <table:table-cell table:number-columns-repeated="16383" table:style-name="ce1"/>
        </table:table-row>
        <table:table-row table:style-name="ro2">
          <table:table-cell office:value-type="string" table:style-name="ce2">
            <text:p>"DA würde ich einen <text:span text:style-name="T11">Graph </text:span>machen weils übersichtlich ist" (P9) </text:p>
          </table:table-cell>
          <table:table-cell office:value-type="string" table:style-name="ce1">
            <text:p>Graph</text:p>
          </table:table-cell>
          <table:table-cell table:number-columns-repeated="16382"/>
        </table:table-row>
        <table:table-row table:style-name="ro2">
          <table:table-cell table:style-name="ce2"/>
          <table:table-cell table:number-columns-repeated="16383" table:style-name="ce1"/>
        </table:table-row>
        <table:table-row table:style-name="ro2">
          <table:table-cell office:value-type="string" table:style-name="ce2">
            <text:p>"Ich hätte es in nem <text:span text:style-name="T11">Diagramm dargestellt Zeit und Auslatung oder CL</text:span>" (P10) </text:p>
          </table:table-cell>
          <table:table-cell office:value-type="string" table:style-name="ce1">
            <text:p>Graph</text:p>
          </table:table-cell>
          <table:table-cell table:number-columns-repeated="16382"/>
        </table:table-row>
        <table:table-row table:number-rows-repeated="2" table:style-name="ro2">
          <table:table-cell table:style-name="ce2"/>
          <table:table-cell table:number-columns-repeated="16383" table:style-name="ce1"/>
        </table:table-row>
        <table:table-row table:style-name="ro10">
          <table:table-cell office:value-type="string" table:style-name="ce23">
            <text:p>b. Würde es Ihnen gefallen, auf einen hohen CL zusätzlich durch visuelle oder auditive Signale oder<text:span text:style-name="T15"> </text:span></text:p>
          </table:table-cell>
          <table:table-cell table:number-columns-repeated="16383" table:style-name="ce1"/>
        </table:table-row>
        <table:table-row table:style-name="ro2">
          <table:table-cell office:value-type="string" table:style-name="ce3">
            <text:p>z.B. eine Benachrichtigung aufmerksam gemacht zu werde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11">
          <table:table-cell office:value-type="string" table:style-name="ce2">
            <text:p>"Auf<text:s/><text:span text:style-name="T11">keinen Fall akustische</text:span>. Bei akustischen Signalen sehe ich so ein bisschen das Risiko, dass mich das noch mehr stressen würd  e. Irgendwelche komischen Piepgeräusche, muss nicht sein. <text:span text:style-name="T11">Vielleicht irgendwelche beruhigenden Geräusche</text:span>. Sowas wie<text:s/><text:span text:style-name="T11">Wasserfall, Vogelzwitschern, Naturgeräusche</text:span><text:s/>oder so, aber auf keinen Fall irgendwelche maschinellen Piepgeräusche und Benachrichtigungen jetzt im Sinne von dem Windows-Popup oder so, würde ich auch eher vermeiden, weil mich das dann eher in dieser Situation nicht unbedingt beruhigt, als dass es das Gegenteil erreicht."(P1, Meetings) </text:p>
          </table:table-cell>
          <table:table-cell office:value-type="string" table:style-name="ce1">
            <text:p>Ablehnung maschineller Geräusche; Sanfte Geräusche</text:p>
          </table:table-cell>
          <table:table-cell table:number-columns-repeated="16382"/>
        </table:table-row>
        <table:table-row table:style-name="ro2">
          <table:table-cell table:style-name="ce2"/>
          <table:table-cell table:number-columns-repeated="16383" table:style-name="ce1"/>
        </table:table-row>
        <table:table-row table:style-name="ro16">
          <table:table-cell office:value-type="string" table:style-name="ce2">
            <text:p>"Ich könnte mir, doch ja, also ich sehe zum Beispiel einfach so ein<text:span text:style-name="T11"> Pop-up oder so, das signalisieren würde, kann ich mir als sinnvoll vorstellen</text:span>. Der einzige Nachteil, den ich mir vorstellen könnte, ist, dass man es<text:s/><text:span text:style-name="T11">für nervig empfindet</text:span>, weil zum Beispiel in meinem Fall werde ich, wenn ich diesen Overload habe, einfach gereizt bin und das vielleicht nur als nervig oder nicht mal bemerke. [zu visuellen] Also ich könnte mir vorstellen, wenn es sich so langsam ändert, dass ich es einfach nie wirklich merke und dann einfach weiter arbeite, weil ich nicht merke, dass es zu hoch ist.  oder auch nicht drauf achte, also wenn ich diesen Overload oder so habe, merke ich auch, dass ich mich auf eine Sache sehr... also ich versuche zumindest so, Tunnel Vision auf eine Sache zu bekommen, und dann würde ich es vielleicht nicht mehr merken. Das heißt, ich finde ein klareres Signal besser."(P2, individuell) </text:p>
          </table:table-cell>
          <table:table-cell office:value-type="string" table:style-name="ce1">
            <text:p>Visuelles Pop- Up; Bei Auditive Gefahr nicht zu merken</text:p>
          </table:table-cell>
          <table:table-cell table:number-columns-repeated="16382"/>
        </table:table-row>
        <table:table-row table:style-name="ro2">
          <table:table-cell table:style-name="ce2"/>
          <table:table-cell table:number-columns-repeated="16383" table:style-name="ce1"/>
        </table:table-row>
        <table:table-row table:style-name="ro8">
          <table:table-cell office:value-type="string" table:style-name="ce2">
            <text:p>"Also ich bin der Meinung, dass es vielleicht... Das muss schon sehr... schon sehr... Wie soll ich's sagen? Es darf auf jeden Fall<text:s/><text:span text:style-name="T11">nicht zu aufdringlich sein</text:span>. Was zu mehr Stress führen könnte, es müsste schon eine<text:s/><text:span text:style-name="T11">ziemlich subtile Art</text:span> sein." (P3, meeting) </text:p>
          </table:table-cell>
          <table:table-cell office:value-type="string" table:style-name="ce1">
            <text:p>Subtilität</text:p>
          </table:table-cell>
          <table:table-cell table:number-columns-repeated="16382"/>
        </table:table-row>
        <table:table-row table:number-rows-repeated="2" table:style-name="ro2">
          <table:table-cell table:style-name="ce2"/>
          <table:table-cell table:number-columns-repeated="16383" table:style-name="ce1"/>
        </table:table-row>
        <table:table-row table:style-name="ro2">
          <table:table-cell office:value-type="string" table:style-name="ce2">
            <text:p>"Also bei mir selbst, wenn ich selbst eine Belastung empfinde, oder bei anderen? </text:p>
          </table:table-cell>
          <table:table-cell table:number-columns-repeated="16383" table:style-name="ce1"/>
        </table:table-row>
        <table:table-row table:style-name="ro18">
          <table:table-cell office:value-type="string" table:style-name="ce15">
            <text:p><text:span text:style-name="T15"> [Zunächst bei Ihnen, ob es Ihnen helfen würde?]  Ich schätze, das würde mir schon irgendwo helfen, in der Hinsicht, dass ich vielleicht ein bisschen</text:span><text:span text:style-name="T22"><text:s/>mehr die Kontrolle über mein eigenes Sein und meinen eigenen Körper habe, weil ich nicht nur durch meine eigenen Gefühls eindrücke, die natürlich auch immer täuschen können, sondern auch durch tatsächlich eine tatsächliche... Ich muss kurz meine Worte sammeln. sondern auch mithilfe eines Computerprogramms natürlich darauf hingewiesen werde</text:span><text:span text:style-name="T15">. Das könnte mir über meine eigene Situation helfen, den Blick zu behalten. Und dann meinten sie noch bei anderen. Also grundsätzlich würde ich mir natürlich vorstellen, dass ich selbst,<text:s/></text:span><text:span text:style-name="T22">wenn ich in einer solchen lehrenden Situation wäre, ich das als sehr nützlich empfände, selbstverständlich.  Weil ich zum Beispiel dann, wie stark ich meine Fragen auf welche Personen hinrichte, wie schwer diese Fragen sind, das natürlich anhand dessen steuern kann, was man natürlich auch immer mit einer Konversation von Personen kann, was natürlich aber nicht immer der hundertprozentigen Wahrheit entsprechen muss, natürlich.</text:span><text:span text:style-name="T15"> Also ich könnte das schon als nützlich empfinden, mit dem Wissen, dass ich das natürlich nicht missbrauchen würde. Der Gedanke, dass man bei anderen Personen erkennen kann, was ich fühle, also dass andere Personen darüber eine Benachrichtigung oder eine Erkenntnis, wie auch immer man das gestaltet, bekommen, wie ich mich fühle, würde mich zunächst erstmal etwas meiner Integrität beraubt fühlen, sozusagen." <text:s text:c="31"/>[ note: (P4, meeting)--&gt; P4 findet es grundsätzlich fragwürdig: "Ich finde diese ganze Situation sehr fragwürdig. ]   Ich müsste mir da auf jeden Fall noch sehr viel länger darüber Gedanken machen, aber mein erster Eindruck darauf wäre, dass ich das wahrscheinlich eher nicht haben wollen würde. Ich bin mir sicher, dass man daraus eine Nützlichkeit ziehen kann, aber Nützlichkeit um jeden Preis ist nicht unbedingt ethisch, natürlich. Grundsätzlich an welche Rahmenbedingungen muss das gehalten werden? Naja, wenn man das irgendwie umsetzen kann, dass es sich im Besonderen als eine sofortige Reaktion auf das in der Konferenz, in einem Online-Meeting Besprochene, das Behandelte beziehen kann. Je nachdem, wie man diese Emotionen unter  unterscheiden kann. Wenn ich zum Beispiel jetzt im privaten Bereich eine Trennung durchmache, mir es grundsätzlich nicht gut geht. Und dass sich auf mein Verhaltensmeter sozusagen auswirkt, wie staatlich belastet bin. Und man kann das erkennen, wenn man mit mir nur in einem Arbeitsumfeld gemeinsam ist. Ich würde mir wünschen, wenn man das umsetzen würde, dass man das auf jeden Fall trennen könnte. Und grundsätzlich finde ich das auch, naja... Etwas ist, das sich im Besonderen auf eine Arbeitsbelastung bezieht und nicht etwa auf eine Meinung. Ich würde nicht gerne wollen, dass mein Chef beispielsweise erkennt,  ob ich das, was ich jetzt sage, oder das, was er jetzt sagt, wo ich mir denke, was ist das für ein Schwachsinn sozusagen, und mich dann darauf anspricht, weil ich würde es ja auch in einem mündlichen Feedback niemals so ausdrücken, sondern immer in einer konstruktiveren Sprache, immer in einer professionelleren Art sozusagen."  (P4, meeting)</text:span></text:p>
          </table:table-cell>
          <table:table-cell office:value-type="string" table:style-name="ce1">
            <text:p>Nützlichkeit durch Vertrauen auf Computer- Basiertheit; <text:s/>Misstrauen bei geteilten CL Daten</text:p>
          </table:table-cell>
          <table:table-cell table:number-columns-repeated="16382"/>
        </table:table-row>
        <table:table-row table:number-rows-repeated="2" table:style-name="ro2">
          <table:table-cell table:style-name="ce2"/>
          <table:table-cell table:number-columns-repeated="16383" table:style-name="ce1"/>
        </table:table-row>
        <table:table-row table:style-name="ro2">
          <table:table-cell office:value-type="string" table:style-name="ce2">
            <text:p> </text:p>
          </table:table-cell>
          <table:table-cell table:number-columns-repeated="16383" table:style-name="ce1"/>
        </table:table-row>
        <table:table-row table:style-name="ro2">
          <table:table-cell table:style-name="ce2"/>
          <table:table-cell table:number-columns-repeated="16383" table:style-name="ce1"/>
        </table:table-row>
        <table:table-row table:style-name="ro5">
          <table:table-cell office:value-type="string" table:style-name="ce2">
            <text:p>"Wenn meine kognitive Belastung 5 Minuten lang hoch bleibt, könnte eine Art <text:span text:style-name="T11">„Netflix“-Benachrichtigung</text:span> erscheinen („Are you still watching?“). Wenn ich „Ja“ wähle, möchte ich trotz Müdigkeit weitermachen. Bei „Nein“ könnte ich in eine Art „Pause-Raum“ wechseln. Ich hätte auch gern visuelle Tipps, wie ich die Belastung senken kann – z. B. kleine Hinweise am Bildschirmrand."(P5, meeting) </text:p>
          </table:table-cell>
          <table:table-cell office:value-type="string" table:style-name="ce1">
            <text:p>Netflix Benachrichtigung, Pausen, Tipps zur CL Senkung</text:p>
          </table:table-cell>
          <table:table-cell table:number-columns-repeated="16382"/>
        </table:table-row>
        <table:table-row table:style-name="ro8">
          <table:table-cell office:value-type="string" table:style-name="ce2">
            <text:p>"Eine <text:span text:style-name="T11">akustische Benachrichtigung</text:span>, aber ohne gesprochene Worte – vielleicht ein sanfter Klingelton. Es sollte ähnlich wie iPad-Benachrichtigungen von oben eingeblendet werden und Vorschläge anbieten, ohne aufdringlich zu sein."(P6, individuell) </text:p>
          </table:table-cell>
          <table:table-cell office:value-type="string" table:style-name="ce1">
            <text:p>Sanfte Geräusche</text:p>
          </table:table-cell>
          <table:table-cell table:number-columns-repeated="16382"/>
        </table:table-row>
        <table:table-row table:style-name="ro3">
          <table:table-cell office:value-type="string" table:style-name="ce2">
            <text:p><text:span text:style-name="T15">"</text:span><text:span text:style-name="T19">Das gefällt mir. Es gibt sowohl </text:span><text:span text:style-name="T20">auditive als auch visuelle Benachrichtigungen</text:span><text:span text:style-name="T19">. Wenn die kognitive Belastung sich erhöht, ändert sich auch die Farbe. Es gibt zudem eine Option, Benachrichtigungen zu ignorieren oder zu deaktivieren.</text:span><text:span text:style-name="T15">" (P7 individuell) </text:span></text:p>
          </table:table-cell>
          <table:table-cell office:value-type="string" table:style-name="ce1">
            <text:p>Auditive; Visuelle; Farben; Benachrichtigung ignorieren oder deaktivieren</text:p>
          </table:table-cell>
          <table:table-cell table:number-columns-repeated="16382"/>
        </table:table-row>
        <table:table-row table:style-name="ro2">
          <table:table-cell table:style-name="ce2"/>
          <table:table-cell table:number-columns-repeated="16383" table:style-name="ce1"/>
        </table:table-row>
        <table:table-row table:style-name="ro4">
          <table:table-cell office:value-type="string" table:style-name="ce14">
            <text:p><text:span text:style-name="T15">"</text:span><text:span text:style-name="T18">There should be an</text:span><text:span text:style-name="T21"><text:s/>audio notification and a pop-up aler</text:span><text:span text:style-name="T18">t. Everyone should be able to</text:span><text:span text:style-name="T21"><text:s/>set their own threshold. Notifications wouldn’t be distracting; they’d act as warnings</text:span><text:span text:style-name="T18">. For example, it would make sense for the</text:span><text:span text:style-name="T21"><text:s/>notification to appear when the cognitive load reaches halfway, before it rises too much</text:span><text:span text:style-name="T18">. Like when it rises 20 % above avreage level.  A percentage-based alert system where users can determine individually the percantage level each depending on their ability to bear the cognitive load can be really good." (P8 Meetings)<text:s/></text:span></text:p>
          </table:table-cell>
          <table:table-cell office:value-type="string" table:style-name="ce1">
            <text:p>Auditive; Visuelle; <text:s/>Subtilität; Eigene Grenzwerte für Benachrichtigungen; Benachrichtigungen bei hohem CL;<text:s/></text:p>
          </table:table-cell>
          <table:table-cell table:number-columns-repeated="16382"/>
        </table:table-row>
        <table:table-row table:style-name="ro19">
          <table:table-cell table:style-name="ce7"/>
          <table:table-cell table:number-columns-repeated="16383" table:style-name="ce1"/>
        </table:table-row>
        <table:table-row table:style-name="ro2">
          <table:table-cell table:style-name="ce2"/>
          <table:table-cell table:number-columns-repeated="16383" table:style-name="ce1"/>
        </table:table-row>
        <table:table-row table:style-name="ro3">
          <table:table-cell office:value-type="string" table:style-name="ce15">
            <text:p><text:span text:style-name="T15">"Man merkt es während dessen wahrscheinlich nicht so arg und da </text:span><text:span text:style-name="T22">würde es in dieser Situation helfen ein Signal zu bekommen um dann eine Pause oder so zu machen</text:span><text:span text:style-name="T15">" (P9) </text:span></text:p>
          </table:table-cell>
          <table:table-cell office:value-type="string" table:style-name="ce1">
            <text:p>Auditive; Visuelle (hier wurde generell Benachrichtigungen gejaht?)</text:p>
          </table:table-cell>
          <table:table-cell table:number-columns-repeated="16382"/>
        </table:table-row>
        <table:table-row table:style-name="ro2">
          <table:table-cell table:style-name="ce2"/>
          <table:table-cell table:number-columns-repeated="16383" table:style-name="ce1"/>
        </table:table-row>
        <table:table-row table:style-name="ro10">
          <table:table-cell office:value-type="string" table:style-name="ce15">
            <text:p><text:span text:style-name="T22">"Ist glaub sehr hilfreich ist ja au nich gesund immer ausgelastet zu sein</text:span><text:span text:style-name="T15">. Man ist dann vllt im Fokus und merkt das selber gar nich." (P10) </text:span></text:p>
          </table:table-cell>
          <table:table-cell office:value-type="string" table:style-name="ce1">
            <text:p>Auditive; Visuelle (hier wurde generell Benachrichtigungen gejaht?)</text:p>
          </table:table-cell>
          <table:table-cell table:number-columns-repeated="16382"/>
        </table:table-row>
        <table:table-row table:style-name="ro2">
          <table:table-cell table:style-name="ce2"/>
          <table:table-cell table:number-columns-repeated="16383" table:style-name="ce1"/>
        </table:table-row>
        <table:table-row table:style-name="ro8">
          <table:table-cell office:value-type="string" table:style-name="ce3">
            <text:p>• Falls ja, an welche Rahmenbedingungen sollen solche Signale gebunden sein (z.B. minimaler zeitlicher Abstand zum Anfang der Aufnahme) und in welcher Form würden sie diese präferiere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2">
            <text:p><text:span text:style-name="T16">"Am besten, dass es dann schon </text:span><text:span text:style-name="T11">in Software eingebaut ist</text:span><text:span text:style-name="T16">, wie Teams oder es dann noch gibt Zoom beispielsweise, damit man da<text:s/></text:span><text:span text:style-name="T11">nicht viel weiter installieren muss</text:span><text:span text:style-name="T16"><text:s/>und dann vielleicht nur in Einstellung ändern müsste." (P3, meeting) </text:span></text:p>
          </table:table-cell>
          <table:table-cell office:value-type="string" table:style-name="ce1">
            <text:p>Integriert in Anwendung;<text:s/></text:p>
          </table:table-cell>
          <table:table-cell table:number-columns-repeated="16382"/>
        </table:table-row>
        <table:table-row table:style-name="ro2">
          <table:table-cell table:style-name="ce2"/>
          <table:table-cell table:number-columns-repeated="16383" table:style-name="ce1"/>
        </table:table-row>
        <table:table-row table:style-name="ro8">
          <table:table-cell office:value-type="string" table:style-name="ce2">
            <text:p><text:span text:style-name="T16">"Zeitspanne zwischen den CL sind wichtig. Wenn man immer mit Headset arbeitet vllt auditiv aber wahrscheinlich<text:s/></text:span><text:span text:style-name="T11">eher visuell</text:span><text:span text:style-name="T16"><text:s/>und dann<text:s/></text:span><text:span text:style-name="T11">nicht nur als Pop up</text:span><text:span text:style-name="T16"> sonder das man es au sieht" (P10) </text:span></text:p>
          </table:table-cell>
          <table:table-cell office:value-type="string" table:style-name="ce1">
            <text:p>Neben auditiv auch visuell</text:p>
          </table:table-cell>
          <table:table-cell table:number-columns-repeated="16382"/>
        </table:table-row>
        <table:table-row table:number-rows-repeated="2" table:style-name="ro2">
          <table:table-cell table:style-name="ce2"/>
          <table:table-cell table:number-columns-repeated="16383" table:style-name="ce1"/>
        </table:table-row>
        <table:table-row table:style-name="ro2">
          <table:table-cell office:value-type="string" table:style-name="ce3">
            <text:p>• Möchten Sie gegebenenfalls Tipps in Situationen des hohen CL oder fänden Sie so etwa s<text:span text:style-name="T1"> </text:span></text:p>
          </table:table-cell>
          <table:table-cell table:number-columns-repeated="16383" table:style-name="ce1"/>
        </table:table-row>
        <table:table-row table:style-name="ro2">
          <table:table-cell office:value-type="string" table:style-name="ce3">
            <text:p>ablenkend? In welcher Form (bei jeder Benachrichtigung oder nur bei Bedarf aufrufbar)<text:span text:style-name="T1"> </text:span></text:p>
          </table:table-cell>
          <table:table-cell table:number-columns-repeated="16383" table:style-name="ce1"/>
        </table:table-row>
        <table:table-row table:style-name="ro2">
          <table:table-cell office:value-type="string" table:style-name="ce3">
            <text:p>sollten Tipps dargestellt werde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3">
          <table:table-cell office:value-type="string" table:style-name="ce15">
            <text:p><text:span text:style-name="T15">"Also wenn die<text:s/></text:span><text:span text:style-name="T22">Tipps mir nicht direkt ins Gesicht springen</text:span><text:span text:style-name="T15">, sondern dass man erstmal noch einen Klick oder eine Bestätigung durchführen muss, bis man dieses Popup überhaupt bekommt, dann wären Tipps wahrscheinlich schon hilfreich, wie zum Beispiel beruhigenden Atemtechniken oder was es da noch so für Tipps gibt."(P1, Meetings) </text:span></text:p>
          </table:table-cell>
          <table:table-cell office:value-type="string" table:style-name="ce1">
            <text:p>Subtilität der Tipps; Positiv gegenüber Tipps</text:p>
          </table:table-cell>
          <table:table-cell table:number-columns-repeated="16382"/>
        </table:table-row>
        <table:table-row table:style-name="ro2">
          <table:table-cell table:style-name="ce2"/>
          <table:table-cell table:number-columns-repeated="16383" table:style-name="ce1"/>
        </table:table-row>
        <table:table-row table:style-name="ro8">
          <table:table-cell office:value-type="string" table:style-name="ce2">
            <text:p><text:span text:style-name="T16">"</text:span><text:span text:style-name="T11">Ja, warum nicht?</text:span><text:span text:style-name="T16"><text:s/>Also das kann auf keinen Fall wehtun, so wie ich es jetzt sehe. Ich meine, mein einziger Coping-Mechanismus ist ja momentan einfach ich nehme eine<text:s/></text:span><text:span text:style-name="T11">Pause</text:span><text:span text:style-name="T16"><text:s/>und das geht in manchen Meetings einfach nicht." (P2, individuell) </text:span></text:p>
          </table:table-cell>
          <table:table-cell office:value-type="string" table:style-name="ce1">
            <text:p>Positiv gegenüber Tipps</text:p>
          </table:table-cell>
          <table:table-cell table:number-columns-repeated="16382"/>
        </table:table-row>
        <table:table-row table:style-name="ro2">
          <table:table-cell table:style-name="ce2"/>
          <table:table-cell table:number-columns-repeated="16383" table:style-name="ce1"/>
        </table:table-row>
        <table:table-row table:style-name="ro8">
          <table:table-cell office:value-type="string" table:style-name="ce2">
            <text:p><text:span text:style-name="T11">"Während der Meetings vielleicht eher ablenkend</text:span><text:span text:style-name="T16">, vielleicht </text:span><text:span text:style-name="T11">nach den Meetings so eine Auswertung<text:s/></text:span><text:span text:style-name="T16">zum Zusammenfassen bekommen und vielleicht dadurch dann Tipps erhalten von einer AI, das wäre vielleicht eher vorstellbar für mich." (P3, meeting) </text:span></text:p>
          </table:table-cell>
          <table:table-cell office:value-type="string" table:style-name="ce1">
            <text:p>keine ablenkende Benachrichtungen während der Meeting, eine Auswertung nach der Session</text:p>
          </table:table-cell>
          <table:table-cell table:number-columns-repeated="16382"/>
        </table:table-row>
        <table:table-row table:style-name="ro2">
          <table:table-cell table:style-name="ce2"/>
          <table:table-cell table:number-columns-repeated="16383" table:style-name="ce1"/>
        </table:table-row>
        <table:table-row table:style-name="ro2">
          <table:table-cell office:value-type="string" table:style-name="ce2">
            <text:p><text:span text:style-name="T16">"Ja ist glaub schon sinnvoll aber Benachrichtigungen so setzen dass es<text:s/></text:span><text:span text:style-name="T11">nicht ablenkt</text:span><text:span text:style-name="T16">" (P10) </text:span></text:p>
          </table:table-cell>
          <table:table-cell office:value-type="string" table:style-name="ce1">
            <text:p>keine ablenkende Benachrichtungen; Positiv gegenüber Tipps</text:p>
          </table:table-cell>
          <table:table-cell table:number-columns-repeated="16382"/>
        </table:table-row>
        <table:table-row table:number-rows-repeated="2" table:style-name="ro2">
          <table:table-cell table:style-name="ce2"/>
          <table:table-cell table:number-columns-repeated="16383" table:style-name="ce1"/>
        </table:table-row>
        <table:table-row table:style-name="ro2">
          <table:table-cell office:value-type="string" table:style-name="ce3">
            <text:p>• Falls es Ihnen nicht gefällt, können Sie dies begründen?<text:span text:style-name="T1"> </text:span></text:p>
          </table:table-cell>
          <table:table-cell table:number-columns-repeated="16383" table:style-name="ce1"/>
        </table:table-row>
        <table:table-row table:number-rows-repeated="2" table:style-name="ro2">
          <table:table-cell table:style-name="ce2"/>
          <table:table-cell table:number-columns-repeated="16383" table:style-name="ce1"/>
        </table:table-row>
        <table:table-row table:style-name="ro2">
          <table:table-cell office:value-type="string" table:style-name="ce3">
            <text:p>c. Würde Ihnen ein Verlauf Ihres CL über die Dauer einer Lern-/ Arbeitssession/ eines Meetings zur<text:span text:style-name="T1"> </text:span></text:p>
          </table:table-cell>
          <table:table-cell table:number-columns-repeated="16383" table:style-name="ce1"/>
        </table:table-row>
        <table:table-row table:style-name="ro2">
          <table:table-cell office:value-type="string" table:style-name="ce3">
            <text:p>Bewertung Ihres Lern-/ Arbeitserfolg helfen? (retrospektive Visualisierung)<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20">
          <table:table-cell office:value-type="string" table:style-name="ce15">
            <text:p><text:span text:style-name="T15">"</text:span><text:span text:style-name="T22">Im Nachhinein auf jeden Fall. Je mehr Informationen, desto besser</text:span><text:span text:style-name="T15">. Dann vielleicht auch bei Spikes, wo es einen hohen Cognitive Workload gab, dass man die anders grafisch darstellt, dass man an den Stellen vielleicht sogar verschiedene Tipps hinzufügt.<text:s/></text:span><text:span text:style-name="T22">Aber wichtig ist, dass man irgendwie noch nachvollziehen kann, wann welches Event stattgefunden hat, also wann hoher Cognitive Workload gemessen wurde und das ist dann echt schwer im Nachhinein einfach nur durch den Graphen mit einer Zeitbeschriftung im Nachhinein nochmal zusammenzuführen</text:span><text:span text:style-name="T15">. [Das heißt, was müsste für dich zusätzlich noch da sein?](Rückfrage) Vielleicht sollte man, wenn man dieses Pop-up, diese Nachricht bekommt von wegen Home Cognitive Workload, dass man sich dort eine</text:span><text:span text:style-name="T22"><text:s/>Notiz schreiben kann und da kommentieren kann, wieso man gerade diesen Home Cognitive Workload hatte</text:span><text:span text:style-name="T15">."(P1, Meetings) </text:span></text:p>
          </table:table-cell>
          <table:table-cell office:value-type="string" table:style-name="ce1">
            <text:p>Positiv gegenüber retrospektiver Auswertung; Eigene Notizen zur Einordnung</text:p>
          </table:table-cell>
          <table:table-cell table:number-columns-repeated="16382"/>
        </table:table-row>
        <table:table-row table:style-name="ro2">
          <table:table-cell table:style-name="ce2"/>
          <table:table-cell table:number-columns-repeated="16383" table:style-name="ce1"/>
        </table:table-row>
        <table:table-row table:style-name="ro21">
          <table:table-cell office:value-type="string" table:style-name="ce15">
            <text:p><text:span text:style-name="T15">"Also, hätte ich sowas, würde sich mein Lernapproach auf jeden Fall ändern.<text:s/></text:span><text:span text:style-name="T22">Also es wäre nicht sinnvoll, glaube ich, wenn ich generell einfach normal lerne, weil ich kann das ja nicht wieder verbinden</text:span><text:span text:style-name="T15">.<text:s/></text:span><text:span text:style-name="T22">Zu dem Zeitpunkt weiß ich nicht genau, was ich gelernt habe.</text:span><text:span text:style-name="T15"><text:s/>Das heißt, ich weiß nicht, warum der Load dort so hoch ist. Das heißt, das bringt mir am Ende nichts. Aber wenn ich jetzt zum Beispiel weiß, ich lerne jetzt spezifisch nur dieses eine Thema, dann bekomme ich ja wahrscheinlich generell einen gleichbleibenden Wert, weil ich mache ja dasselbe. Und je nachdem, wie hoch der Wert dort ist, wäre es, glaube ich, schon sinnvoll.  So wie mein Vorschlag wäre, dass ich nur eine spezifische Sache lerne und dann währenddessen den Load habe, so stelle ich es mir sehr nützlich vor, weil wenn der hoch ist, dann weiß ich, bei dem Thema strenge ich mich noch sehr an. Das heißt, vielleicht sollte ich dann mehr lernen. Also an für sich ist es gut, nur mit meinem momentanen Lernmethode halt nicht.<text:s/></text:span><text:span text:style-name="T22">[Würdest du sowas auch für Pausen wichtig finden, dass du quasi deine Aufnahme einmal markieren kannst, wenn du eine Pause machst?] Ja, auf jeden Fall</text:span><text:span text:style-name="T15">." (P2, individuell)<text:s/></text:span></text:p>
          </table:table-cell>
          <table:table-cell office:value-type="string" table:style-name="ce1">
            <text:p>Positiv gegenüber retrospektiver Auswertung; Eigene Notizen zur Einordnung (da Sorge besteht den CL nicht einordnen zu können?)</text:p>
          </table:table-cell>
          <table:table-cell table:number-columns-repeated="16382"/>
        </table:table-row>
        <table:table-row table:number-rows-repeated="3" table:style-name="ro10">
          <table:table-cell table:style-name="ce2"/>
          <table:table-cell table:number-columns-repeated="16383" table:style-name="ce1"/>
        </table:table-row>
        <table:table-row table:style-name="ro2">
          <table:table-cell table:style-name="ce2"/>
          <table:table-cell table:number-columns-repeated="16383" table:style-name="ce1"/>
        </table:table-row>
        <table:table-row table:style-name="ro22">
          <table:table-cell office:value-type="string" table:style-name="ce15">
            <text:p><text:span text:style-name="T15">"Ich meine, wenn man kognitiv jetzt belastet wird, ist das ein schlechtes Signal? Aber vielleicht so... Ich glaube, es ist schon gut, wenn man zum Beispiel jetzt viel reden muss vor anderen Leuten, dass man da nicht eher gestresst ist. Und das würde ich dann, glaube ich, gutheißen. [Rückfrage konkret zur retrospektive Visulisierung]. </text:span><text:span text:style-name="T22">Ja, das könnte schon was bringen, aber... Das könnte schon in der Situation was bringen. Ich wäre schon offen dafür</text:span><text:span text:style-name="T15">." (P3, meeting) </text:span></text:p>
          </table:table-cell>
          <table:table-cell office:value-type="string" table:style-name="ce1">
            <text:p>Positiv gegenüber retrospektiver Auswertung</text:p>
          </table:table-cell>
          <table:table-cell table:number-columns-repeated="16382"/>
        </table:table-row>
        <table:table-row table:style-name="ro2">
          <table:table-cell table:style-name="ce2"/>
          <table:table-cell table:number-columns-repeated="16383" table:style-name="ce1"/>
        </table:table-row>
        <table:table-row table:style-name="ro16">
          <table:table-cell office:value-type="string" table:style-name="ce2">
            <text:p>"Das finde ich schon sehr viel besser als eine Echtzeitaufklärung darüber.Und ich fände es zum Thema Rahmenbedingungen, wenn man das in einer solchen Situation einführen kann, dass beispielsweise in einem Arbeitsumfeld der Chef  am Ende des Interviews einen Verlauf von Cognitive Load aller Mitarbeiter hat, aber dass beispielsweise er nicht namentlich darauf zugreifen kann, sondern vielleicht nur aus einzelnen Personen den Verlauf sieht, aber nicht zuordnen kann, wer das ist. Und grundsätzlich vielleicht, dass man die auch übereinanderlegen kann oder dass man die auch vergleichen kann miteinander. Zum Beispiel, dass man einen Ergebnisverlauf hat, dass der Chef merkt, okay,  Bei diesem Tagesordnungspunkt gab es sehr starke Belastungen, bei diesem Tagesordnungspunkt gab es eher weniger starke Belastungen. Das fände ich dann in diesem Sinne, in diesen Rahmenbedingungen schon sehr hilfreich." (P4, meeting) </text:p>
          </table:table-cell>
          <table:table-cell office:value-type="string" table:style-name="ce1">
            <text:p>Positiv gegenüber retrospektiver Auswertung aber dass der Meetingleiter alle CLs anonym bekommt und diese bewerten kann</text:p>
          </table:table-cell>
          <table:table-cell table:number-columns-repeated="16382"/>
        </table:table-row>
        <table:table-row table:style-name="ro2">
          <table:table-cell table:style-name="ce2"/>
          <table:table-cell table:number-columns-repeated="16383" table:style-name="ce1"/>
        </table:table-row>
        <table:table-row table:style-name="ro2">
          <table:table-cell office:value-type="string" table:style-name="ce2">
            <text:p>"Ja, als Kurvendiagramm" (P5, individuell) </text:p>
          </table:table-cell>
          <table:table-cell office:value-type="string" table:style-name="ce1">
            <text:p>Positiv gegenüber retrospektiver Auswertung; Kurvendiagramm</text:p>
          </table:table-cell>
          <table:table-cell table:number-columns-repeated="16382"/>
        </table:table-row>
        <table:table-row table:style-name="ro2">
          <table:table-cell table:style-name="ce2"/>
          <table:table-cell table:number-columns-repeated="16383" table:style-name="ce1"/>
        </table:table-row>
        <table:table-row table:style-name="ro10">
          <table:table-cell office:value-type="string" table:style-name="ce2">
            <text:p>"(Skizze)" (P6, meeting) </text:p>
          </table:table-cell>
          <table:table-cell office:value-type="string" table:style-name="ce16">
            <text:p>Bitte Skizze von P6 raussuchen</text:p>
          </table:table-cell>
          <table:table-cell table:number-columns-repeated="16382"/>
        </table:table-row>
        <table:table-row table:style-name="ro2">
          <table:table-cell table:style-name="ce2"/>
          <table:table-cell table:number-columns-repeated="16383" table:style-name="ce1"/>
        </table:table-row>
        <table:table-row table:style-name="ro17">
          <table:table-cell office:value-type="string" table:style-name="ce2">
            <text:p>"<text:span text:style-name="T3">Wenn es meine kognitive Belastung analysieren und mir darauf basierend einen Bericht geben würde, wäre das für mich hilfreich. Sonst wäre es aufwendig und ich würde darauf wahrscheinlich nicht achten.</text:span>" (P7) </text:p>
          </table:table-cell>
          <table:table-cell office:value-type="string" table:style-name="ce1">
            <text:p>Positiv gegenüber retrospektiver Auswertung;<text:s/></text:p>
          </table:table-cell>
          <table:table-cell table:number-columns-repeated="16382"/>
        </table:table-row>
        <table:table-row table:style-name="ro2">
          <table:table-cell table:style-name="ce2"/>
          <table:table-cell table:number-columns-repeated="16383" table:style-name="ce1"/>
        </table:table-row>
        <table:table-row table:style-name="ro10">
          <table:table-cell office:value-type="string" table:style-name="ce2">
            <text:p><text:span text:style-name="T15">"</text:span><text:span text:style-name="T20">It wouldn’t be useful to me. Unless it provides an analysis or a personalized report. Or it would just create more work, so I wouldn’t use it</text:span><text:span text:style-name="T19">.</text:span><text:span text:style-name="T15">" (P8) </text:span></text:p>
          </table:table-cell>
          <table:table-cell office:value-type="string" table:style-name="ce1">
            <text:p>Negativ gegenüber retrospektiver Auswertung <text:s/>wenn diese keine Analyse beinhaltet oder personalisierten Report; Sorge über Mehraufwand</text:p>
          </table:table-cell>
          <table:table-cell table:number-columns-repeated="16382"/>
        </table:table-row>
        <table:table-row table:style-name="ro2">
          <table:table-cell table:style-name="ce2"/>
          <table:table-cell table:number-columns-repeated="16383" table:style-name="ce1"/>
        </table:table-row>
        <table:table-row table:style-name="ro5">
          <table:table-cell office:value-type="string" table:style-name="ce2">
            <text:p>"Ja auf jedenfall bei einem Meeting kann man dann abschätzen welche Aspekte man in Zukunft ändern sollte. Beim individuellen Arbeiten ist es fast noch sinnvoller weil wenn man des mehrmasl trackt kann mann vllt abschätzen nach welcher Zeit man eine Pause bräuchte. Dann kann man immer nach der Zeit einen Wecker stellen und da eine Pause machen. UM arbeitseffizients zu erhöhen" (P9, Meeting) </text:p>
          </table:table-cell>
          <table:table-cell office:value-type="string" table:style-name="ce1">
            <text:p>Positiv gegenüber retrospektiver Auswertung; Einschätzung von Pausen</text:p>
          </table:table-cell>
          <table:table-cell table:number-columns-repeated="16382"/>
        </table:table-row>
        <table:table-row table:style-name="ro2">
          <table:table-cell table:style-name="ce2"/>
          <table:table-cell table:number-columns-repeated="16383" table:style-name="ce1"/>
        </table:table-row>
        <table:table-row table:style-name="ro3">
          <table:table-cell office:value-type="string" table:style-name="ce2">
            <text:p>"Ja vllt au über eine Woche das man sieht wann man ausgelastet war um das zu verbessern und vllt auch managen nicht die gane zeit ausgelastet zu sein weil es nicht so gesund ist immer so gestresst zu sein" (P10) </text:p>
          </table:table-cell>
          <table:table-cell office:value-type="string" table:style-name="ce17">
            <text:p>Positiv gegenüber retrospektiver Auswertung; Gesundheit; Stress</text:p>
          </table:table-cell>
          <table:table-cell table:number-columns-repeated="16382"/>
        </table:table-row>
        <table:table-row table:style-name="ro2">
          <table:table-cell table:style-name="ce2"/>
          <table:table-cell table:number-columns-repeated="16383" table:style-name="ce1"/>
        </table:table-row>
        <table:table-row table:style-name="ro2">
          <table:table-cell office:value-type="string" table:style-name="ce3">
            <text:p>◦ Falls ja, wie stellen sie sich so eine Visualisierung vor? &gt;&gt; Skizzierfrage<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20">
          <table:table-cell office:value-type="string" table:style-name="ce15">
            <text:p><text:span text:style-name="T15">"Also das wäre dann, die große Frontansicht wäre erstmal auf der Zeitachse den Cognitive Load von der Meeting Session. Dann könnte man da, wo man einen<text:s/></text:span><text:span text:style-name="T22">hohen Cognitive Load gemessen hätte, an diesen Stellen vielleicht Tipps</text:span><text:span text:style-name="T15"><text:s/>einblenden oder dass man an<text:s/></text:span><text:span text:style-name="T22">diese Stellen klicken</text:span><text:span text:style-name="T15"><text:s/>kann und einen Tipp bekommt. Dort würde sich dann ein Fenster öffnen, wo man zum Beispiel die Bewältigungsstrategien bekommt, je nachdem, ob das Ganze ein Meeting ist oder ob das eine Self-Learn-Session war. Dass man verschiedene Tipps bekommt, da vielleicht auch durch die Seiten springen kann. Und auf der Achse selbst, wenn man sich seine Notizen geschrieben hat während des Meetings, nachdem man dazu aufgefordert wurde, dass man diese Events einfach als Beschriftung hat. Also gar nicht irgendwie im großen Detail seine Begründung für den hohen Cognitive Workload, sondern wirklich nur ein, zwei Stichworte. "(P1, Meetings) </text:span></text:p>
          </table:table-cell>
          <table:table-cell table:number-columns-repeated="16383" table:style-name="ce1"/>
        </table:table-row>
        <table:table-row table:style-name="ro10">
          <table:table-cell table:style-name="ce2"/>
          <table:table-cell office:value-type="string" table:style-name="ce16">
            <text:p>TODO Alle Skizzen raussuchen</text:p>
          </table:table-cell>
          <table:table-cell table:number-columns-repeated="16382" table:style-name="ce1"/>
        </table:table-row>
        <table:table-row table:number-rows-repeated="2" table:style-name="ro2">
          <table:table-cell table:style-name="ce2"/>
          <table:table-cell table:number-columns-repeated="16383" table:style-name="ce1"/>
        </table:table-row>
        <table:table-row table:style-name="ro2">
          <table:table-cell office:value-type="string" table:style-name="ce3">
            <text:p>d. In welchen Bereichen sollte sich die Visualisierung beim Arbeiten oder lernen alleine von jener<text:span text:style-name="T1"> </text:span></text:p>
          </table:table-cell>
          <table:table-cell table:number-columns-repeated="16383" table:style-name="ce1"/>
        </table:table-row>
        <table:table-row table:style-name="ro2">
          <table:table-cell office:value-type="string" table:style-name="ce3">
            <text:p>für Meetings unterscheiden? Denken Sie signifikante Anpassungen sind notwendig?<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10">
          <table:table-cell office:value-type="string" table:style-name="ce15">
            <text:p><text:span text:style-name="T15">"Ich glaube, da bräuchte es jetzt<text:s/></text:span><text:span text:style-name="T22">keine großen Anpassungen</text:span><text:span text:style-name="T15">."(P1, Meetings) </text:span></text:p>
          </table:table-cell>
          <table:table-cell office:value-type="string" table:style-name="ce1">
            <text:p>Keine signifikanten Anpassungen nötig</text:p>
          </table:table-cell>
          <table:table-cell table:number-columns-repeated="16382" table:style-name="ce1"/>
        </table:table-row>
        <table:table-row table:style-name="ro2">
          <table:table-cell table:style-name="ce2"/>
          <table:table-cell table:number-columns-repeated="3" table:style-name="ce1"/>
          <table:table-cell office:value-type="string" table:style-name="ce1">
            <text:p>Ähnlichkeit der Visualisierungen</text:p>
          </table:table-cell>
          <table:table-cell table:number-columns-repeated="16379"/>
        </table:table-row>
        <table:table-row table:style-name="ro22">
          <table:table-cell office:value-type="string" table:style-name="ce15">
            <text:p><text:span text:style-name="T15">"Also<text:s/></text:span><text:span text:style-name="T22">für Alleinlernen hätte ich lieber, also zum Beispiel meinen vorherigen Vorschlag mit den direkten Pop-ups</text:span><text:span text:style-name="T15">, aber</text:span><text:span text:style-name="T22"> in Meetings vor allem, wenn man halt gezwungen ist dort zu sein, fände ich den gegebenen Vorschlag mit, also nicht direkten Signalen, sondern eher diesen leichten, also zum Beispiel die Hintergrundfarbe ändert sich oder leichten Tipps</text:span><text:span text:style-name="T15">, die halt eingeblendet werden, besser." (P2, individuell) </text:span></text:p>
          </table:table-cell>
          <table:table-cell office:value-type="string" table:style-name="ce1">
            <text:p>Einzelarbeit direkte visuelle Benachrichtigungen; Indirekte Signale für Meetings bevorzugt (z. B. Hintergrundfarbe)</text:p>
          </table:table-cell>
          <table:table-cell table:number-columns-repeated="2" table:style-name="ce1"/>
          <table:table-cell office:value-type="string" table:style-name="ce1">
            <text:p>Unterschiedliche Visualisierungsformen</text:p>
          </table:table-cell>
          <table:table-cell table:number-columns-repeated="16379"/>
        </table:table-row>
        <table:table-row table:style-name="ro2">
          <table:table-cell table:style-name="ce2"/>
          <table:table-cell table:number-columns-repeated="16383" table:style-name="ce1"/>
        </table:table-row>
        <table:table-row table:style-name="ro5">
          <table:table-cell office:value-type="string" table:style-name="ce2">
            <text:p>"Ja, beim Alleinarbeiten könnte das sogar schon ein bisschen, wie soll ich sagen, beim Alleinarbeiten mehr aufdringlich sein im Gegensatz zum Arbeiten mit anderen Leuten. Die Benachrichtigungen, ja, da könnte man schon aggressiver sein." [Rückfrage von mir, bzgl. Seinen zwei gezeichneten Diagrammen, ob diese sich für Solo und Meeting unterscheiden sollten] "Bei den Diagrammen? Eher weniger." (P3, meeting) </text:p>
          </table:table-cell>
          <table:table-cell office:value-type="string" table:style-name="ce1">
            <text:p><text:s/>Aggressivere Benachrichtigungen für Alleinarbeiten akzeptabel; Meetings erfordern weniger aufdringliche Visualisierungen; <text:s/>Diagramme für beide Szenarien ähnlich geeignet</text:p>
          </table:table-cell>
          <table:table-cell table:number-columns-repeated="2" table:style-name="ce1"/>
          <table:table-cell office:value-type="string" table:style-name="ce1">
            <text:p>Anpassung der Intensität von Benachrichtigungen; <text:s/>Ähnlichkeit der Visualisierungen</text:p>
          </table:table-cell>
          <table:table-cell table:number-columns-repeated="16379"/>
        </table:table-row>
        <table:table-row table:number-rows-repeated="2" table:style-name="ro2">
          <table:table-cell table:style-name="ce2"/>
          <table:table-cell table:number-columns-repeated="16383" table:style-name="ce1"/>
        </table:table-row>
        <table:table-row table:style-name="ro21">
          <table:table-cell office:value-type="string" table:style-name="ce2">
            <text:p>"Also natürlich kann man das bei der Eigenarbeit, Bei der Selbstreflektion, beim Selbstfeedback kann man das natürlich mit sehr viel intimeren Informationen spicken. Wenn man nur selbst darauf Zugriff hat, dann ist das sehr viel leichter zu sagen, okay, man ist jetzt hiermit unglücklich gewesen, man ist jetzt damit besonders glücklich gewesen zu diesem Zeitpunkt auf diese Art und Weise, vielleicht kann man auch irgendwie messen oder erkennen, dass irgendetwas ist, was außerhalb der Arbeit stattgefunden hat, dass man beispielsweise an dem Tag nicht genug gegessen, getrunken hat und dass es eine Unglücklichkeit ist oder eine Belastung, die daher führt oder auch, wie gesagt, auf intimere Informationen im Privatleben, je nachdem, wie stark man das erkennen kann, finde ich, dass das schon ein sehr ausgefallenes Meinungsbild sein kann.  im Besonderen in der Situation eines Meetings, an dem Punkt, wo es an andere, wo es darum geht, wie andere mich wahrnehmen, würde ich da schon sehr viel abgespeckter, sehr viel genereller, sehr viel auf das Arbeitsthema bezogen mir das wünschen. Und natürlich je nachdem, wie stark man das umsetzen kann, ohne den Zweck zu beschneiden, würde ich mal sagen, eine Anonymität der Person auch mit einbringen, würde ich mir auf jeden Fall wünschen." (P4, meeting) </text:p>
          </table:table-cell>
          <table:table-cell office:value-type="string" table:style-name="ce1">
            <text:p>Intimere Informationen für Eigenarbeit geeignet; Generelle Informationen für Meetings bevorzugt; Anonymität in Meetings erforderlich</text:p>
          </table:table-cell>
          <table:table-cell table:number-columns-repeated="2" table:style-name="ce1"/>
          <table:table-cell office:value-type="string" table:style-name="ce1">
            <text:p>Anpassung des Informationsinhalts; Ethik und Datenschutz</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Die Visualisierung könnte in beiden Fällen ähnlich sein – es würde keinen großen Unterschied machen."(P5) </text:p>
          </table:table-cell>
          <table:table-cell office:value-type="string" table:style-name="ce1">
            <text:p>Keine Unterschiede zwischen Szenarien erforderlich</text:p>
          </table:table-cell>
          <table:table-cell table:number-columns-repeated="2" table:style-name="ce1"/>
          <table:table-cell office:value-type="string" table:style-name="ce1">
            <text:p>Ähnlichkeit der Visualisierungen</text:p>
          </table:table-cell>
          <table:table-cell table:number-columns-repeated="16379"/>
        </table:table-row>
        <table:table-row table:style-name="ro23">
          <table:table-cell office:value-type="string" table:style-name="ce2">
            <text:p>"<text:span text:style-name="T3">Die Benachrichtigungen müssen unterschiedlich und personalisiert sein. Je nach Schwierigkeit der Aufgabe sollte sich die Farbe ändern. Man wählt die Aufgabe vorher aus, und je nach Aufgabe variiert der Wert der kognitiven Belastung. Symbole und Farben könnten an die jeweilige Aufgabe angepasst werden</text:span>" (P7) </text:p>
          </table:table-cell>
          <table:table-cell office:value-type="string" table:style-name="ce1">
            <text:p>Personalisierte Benachrichtigungen nötig; Anpassung der Visualisierung an die Aufgabenart</text:p>
          </table:table-cell>
          <table:table-cell table:number-columns-repeated="2" table:style-name="ce1"/>
          <table:table-cell office:value-type="string" table:style-name="ce1">
            <text:p>Aufgabenabhängige Visualisierungen</text:p>
          </table:table-cell>
          <table:table-cell table:number-columns-repeated="16379"/>
        </table:table-row>
        <table:table-row table:style-name="ro9">
          <table:table-cell office:value-type="string" table:style-name="ce2">
            <text:p>"<text:span text:style-name="T3">For solo work, sound is more important, while for videos, visuals are more critical.</text:span>" (P8) </text:p>
          </table:table-cell>
          <table:table-cell office:value-type="string" table:style-name="ce1">
            <text:p>Audio für Alleinarbeiten wichtiger; Visuelle Signale für Meetings relevanter</text:p>
          </table:table-cell>
          <table:table-cell table:number-columns-repeated="2" table:style-name="ce1"/>
          <table:table-cell office:value-type="string" table:style-name="ce1">
            <text:p>Kontext der Benachrichtigungen</text:p>
          </table:table-cell>
          <table:table-cell table:number-columns-repeated="16379"/>
        </table:table-row>
        <table:table-row table:style-name="ro8">
          <table:table-cell office:value-type="string" table:style-name="ce2">
            <text:p>"Beim Selbstarbeiten währenddessen sehen beim Meeting interagiert man noch mit Leuten dann würde die ganze Zeit der Graph ablenken beim selbstarbeiten ist man freiher und kann es sich selbst einteilen." (P9) </text:p>
          </table:table-cell>
          <table:table-cell office:value-type="string" table:style-name="ce1">
            <text:p>Meeting kein Graph; Einzelarbeit Echtzeitvisualisierung mehr Selbstbestimmtheit</text:p>
          </table:table-cell>
          <table:table-cell table:number-columns-repeated="2" table:style-name="ce1"/>
          <table:table-cell office:value-type="string" table:style-name="ce1">
            <text:p>Flexibilität</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Ja für mich sind das schon zwei unterschiedliche Sachen. Beim Meeting anderst bewerten wie im Soloarbeiten. Verschiedene Rahmenbedingungen" (P10) </text:p>
          </table:table-cell>
          <table:table-cell office:value-type="string" table:style-name="ce1">
            <text:p>Unterschiedliche Bewertungskriterien für Szenarien (indirekte Aussage an unsere Max_Tests??)</text:p>
          </table:table-cell>
          <table:table-cell table:number-columns-repeated="2" table:style-name="ce1"/>
          <table:table-cell office:value-type="string" table:style-name="ce1">
            <text:p>Anpassung an Szenarien</text:p>
          </table:table-cell>
          <table:table-cell table:number-columns-repeated="16379"/>
        </table:table-row>
        <table:table-row table:number-rows-repeated="2" table:style-name="ro2">
          <table:table-cell table:style-name="ce2"/>
          <table:table-cell table:number-columns-repeated="16383" table:style-name="ce1"/>
        </table:table-row>
        <table:table-row table:style-name="ro2">
          <table:table-cell office:value-type="string" table:style-name="ce3">
            <text:p>e. (optional, nur für Meetings) Würden Sie Adaptionen, wie zum Beispiel das Schließen Ihrer<text:span text:style-name="T1"> </text:span></text:p>
          </table:table-cell>
          <table:table-cell table:number-columns-repeated="16383" table:style-name="ce1"/>
        </table:table-row>
        <table:table-row table:style-name="ro2">
          <table:table-cell office:value-type="string" table:style-name="ce3">
            <text:p>Selbstansicht, bei hohem CL in Meetings befürworte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10">
          <table:table-cell office:value-type="string" table:style-name="ce2">
            <text:p>"Ich glaube, es würde schon helfen, wenn man zum Beispiel diese [gemeint ist die Selbstansicht] an sich gar nicht erst anhat, aber ja, würde ich befürworten."(P1, Meetings) </text:p>
          </table:table-cell>
          <table:table-cell office:value-type="string" table:style-name="ce1">
            <text:p>Selbstansicht ausschalten als hilfreich empfunden;<text:s/></text:p>
          </table:table-cell>
          <table:table-cell table:number-columns-repeated="2" table:style-name="ce1"/>
          <table:table-cell office:value-type="string" table:style-name="ce1">
            <text:p>Entlastung durch schließen der Selbstansicht;</text:p>
          </table:table-cell>
          <table:table-cell table:number-columns-repeated="16379"/>
        </table:table-row>
        <table:table-row table:style-name="ro2">
          <table:table-cell table:style-name="ce2"/>
          <table:table-cell table:number-columns-repeated="16383" table:style-name="ce1"/>
        </table:table-row>
        <table:table-row table:style-name="ro8">
          <table:table-cell office:value-type="string" table:style-name="ce2">
            <text:p>"Also ich würde sagen, dass das eher schlecht wäre. Man könnte darüber reflektieren, ob das jetzt eine Option sein sollte, aber es sollte auf jeden Fall meiner Meinung nach nicht zwingend sein." (P3, meeting) </text:p>
          </table:table-cell>
          <table:table-cell office:value-type="string" table:style-name="ce1">
            <text:p>Ausschalten der Selbstansicht als optional betrachtet</text:p>
          </table:table-cell>
          <table:table-cell table:number-columns-repeated="2" table:style-name="ce1"/>
          <table:table-cell office:value-type="string" table:style-name="ce1">
            <text:p>Benutzerkontrolle<text:s/></text:p>
          </table:table-cell>
          <table:table-cell table:number-columns-repeated="16379"/>
        </table:table-row>
        <table:table-row table:number-rows-repeated="2" table:style-name="ro2">
          <table:table-cell table:style-name="ce2"/>
          <table:table-cell table:number-columns-repeated="16383" table:style-name="ce1"/>
        </table:table-row>
        <table:table-row table:style-name="ro24">
          <table:table-cell office:value-type="string" table:style-name="ce2">
            <text:p>"Das fände ich sinnvoll, ja. Das fände ich sehr sinnvoll, dass man natürlich daraus auch eine Entlastung sozusagen schließen kann. Auch zu dem, was ich vorhin gesagt habe, dass es ja auch etwas ist, das beobachtet werden, dass man sich dann, wenn man weiß, okay, man ist gleich dran, aufrecht hinsetzt, nochmal das Hemd richtet sozusagen. Das fände ich sehr sinnvoll und das ist auch etwas, naja, ich vielleicht bewusst oder eher unbewusst auch selbst schon praktiziert habe, in Situationen, in denen ich merke, okay, ich bin jetzt belastet, ich möchte jetzt mich nicht mehr so gut konzentrieren, ich möchte jetzt vielleicht mir aufstehen und kurz einen Kaffee machen, dass man einfach sich mit dem Ausschalten der Kamera einmal kurz der Verantwortung entziehen kann, nutzen kann, um diese Belastung vielleicht abzubauen und dann, wenn man wieder in Anführungszeichen kann, sich wieder zuschaltet. und das auch in eine Automatik geknöpft wird, das fände ich schon sinnvoll, ja. Okay, die nächste Zwischenfrage war jetzt, ob die solche Adaptionen dann direkt automatisch erfolgen sollten oder einfach nur als Empfehlung ausgegeben werden? Naja, also ich denke,  Eine Automatik, bei der man natürlich intervenieren kann, in dem Sinne von, wenn jetzt eine hohe Belastung festgestellt wird und meine Kamera wird ausgeschaltet, dass ich dann sagen kann, hey, Moment, alles gut, und die Kamera selbst wieder anschalten kann, das finde ich sehr sinnvoll. Ja, also ich würde schon auf jeden Fall eine intervenierbare Automatik dafür ersehen. Ich weiß nicht, wie viel Sinn das hat, wenn man das nur eine Benachrichtigung kriegt, von wegen, hey, du bist belastet, schalt mal deine Kamera aus. Ich glaube, wenn ich an dem Punkt bin,  würde ich das schon eher selber machen. Aber deswegen, ja, ich glaube eine Automatik ist in dem Fall ganz sinnvoll." (P4, meeting) </text:p>
          </table:table-cell>
          <table:table-cell office:value-type="string" table:style-name="ce1">
            <text:p>Ausschalten der Selbstansicht als sinnvolle Entlastung; Automatische Anpassung mit Interventionsmöglichkeit bevorzugt</text:p>
          </table:table-cell>
          <table:table-cell table:number-columns-repeated="2" table:style-name="ce1"/>
          <table:table-cell office:value-type="string" table:style-name="ce1">
            <text:p>Entlastung durch schließen der Selbstansicht; Entlastung durch Automatisierung</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Ich möchte nicht, dass der Computer Entscheidungen für mich trifft. Es ist wichtig, dass ich die Kontrolle habe und meine Zustimmung gegeben wird."(P5) </text:p>
          </table:table-cell>
          <table:table-cell office:value-type="string" table:style-name="ce1">
            <text:p>Ablehnung automatischer Entscheidungen</text:p>
          </table:table-cell>
          <table:table-cell table:number-columns-repeated="2" table:style-name="ce1"/>
          <table:table-cell office:value-type="string" table:style-name="ce1">
            <text:p>Benutzerkontrolle und Zustimmung</text:p>
          </table:table-cell>
          <table:table-cell table:number-columns-repeated="16379"/>
        </table:table-row>
        <table:table-row table:style-name="ro9">
          <table:table-cell office:value-type="string" table:style-name="ce2">
            <text:p>"<text:span text:style-name="T3">I find it logical, provided that it’s applied and understood by everyone in the meeting.</text:span>" (P8) </text:p>
          </table:table-cell>
          <table:table-cell office:value-type="string" table:style-name="ce1">
            <text:p><text:s/>Konsistenz und gemeinsames Verständnis als Voraussetzung</text:p>
          </table:table-cell>
          <table:table-cell table:number-columns-repeated="2" table:style-name="ce1"/>
          <table:table-cell office:value-type="string" table:style-name="ce1">
            <text:p>Kommunikation und Transparenz</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DIe Hintergründe sind als standard hintergrund gewählt also ein statischen Bild. Mir persönlich würde das glaube ich nicht helfen" (P9) </text:p>
          </table:table-cell>
          <table:table-cell office:value-type="string" table:style-name="ce1">
            <text:p>Statische Hintergründe als nicht hilfreich empfunden</text:p>
          </table:table-cell>
          <table:table-cell table:number-columns-repeated="2" table:style-name="ce1"/>
          <table:table-cell office:value-type="string" table:style-name="ce1">
            <text:p>Individuelle Präferenzen</text:p>
          </table:table-cell>
          <table:table-cell table:number-columns-repeated="16379"/>
        </table:table-row>
        <table:table-row table:style-name="ro2">
          <table:table-cell table:style-name="ce2"/>
          <table:table-cell table:number-columns-repeated="16383" table:style-name="ce1"/>
        </table:table-row>
        <table:table-row table:style-name="ro8">
          <table:table-cell office:value-type="string" table:style-name="ce2">
            <text:p>"Ich stells mir schon sinnvoll vor weil ich schau in nem Meeting au oft auf meine Kamera oder die von nem Kollegen. Fasst jeder hat schon geblurten hintergrund. Sind Sachen die ohne das man es merkt schon viel helfen können." (P10) </text:p>
          </table:table-cell>
          <table:table-cell office:value-type="string" table:style-name="ce1">
            <text:p>Ausschalten der Selbstansicht als sinnvoll betrachtet</text:p>
          </table:table-cell>
          <table:table-cell table:number-columns-repeated="16382" table:style-name="ce1"/>
        </table:table-row>
        <table:table-row table:number-rows-repeated="2" table:style-name="ro2">
          <table:table-cell table:style-name="ce2"/>
          <table:table-cell table:number-columns-repeated="16383" table:style-name="ce1"/>
        </table:table-row>
        <table:table-row table:style-name="ro2">
          <table:table-cell office:value-type="string" table:style-name="ce3">
            <text:p>• Wenn ja, sollen solche Adaptionen direkt erfolgen oder als Empfehlungen ausgegeben<text:span text:style-name="T1"> </text:span></text:p>
          </table:table-cell>
          <table:table-cell table:number-columns-repeated="16383" table:style-name="ce1"/>
        </table:table-row>
        <table:table-row table:style-name="ro2">
          <table:table-cell office:value-type="string" table:style-name="ce3">
            <text:p>werde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2">
          <table:table-cell office:value-type="string" table:style-name="ce2">
            <text:p>"Die Selbstansicht hat jetzt nicht so einen Mehrwert. Ich denke, das könnte man direkt umsetzen. Bei anderen Adaptionen müsste man sich das nochmal überlegen."(P1, Meetings) </text:p>
          </table:table-cell>
          <table:table-cell office:value-type="string" table:style-name="ce1">
            <text:p>Direkte Umsetzung des Ausschaltens der Selbstansicht empfohlen</text:p>
          </table:table-cell>
          <table:table-cell table:number-columns-repeated="2" table:style-name="ce1"/>
          <table:table-cell office:value-type="string" table:style-name="ce1">
            <text:p><text:s/>Automatische Anpassung</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Ja man sollte es schon selbst entscheiden können" (P10) </text:p>
          </table:table-cell>
          <table:table-cell office:value-type="string" table:style-name="ce1">
            <text:p>Freiwilligkeit der Anpassungen als wichtig</text:p>
          </table:table-cell>
          <table:table-cell table:number-columns-repeated="2" table:style-name="ce1"/>
          <table:table-cell office:value-type="string" table:style-name="ce1">
            <text:p>Benutzerkontrolle<text:s/></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3">
            <text:p>• Wenn nein, können Sie dies begründe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2">
          <table:table-cell table:number-columns-repeated="16384"/>
        </table:table-row>
        <table:table-row table:style-name="ro14">
          <table:table-cell office:value-type="string" table:style-name="ce8">
            <text:p>E. Bedenken <text:span text:style-name="T7">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2">
          <table:table-cell office:value-type="string" table:style-name="ce3">
            <text:p>a. Würden Sie eine solche Visualisierung benutzen, was sind Ihre Gründe dagegen / dafür? <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5">
          <table:table-cell office:value-type="string" table:style-name="ce2">
            <text:p>"[Bezogen auf das Headset]  Ich kann mir, also wie gesagt, also wenn ich halt irritiert werde oder so, also mich sehr anstrenge, dann merke ich halt vor allem auch irgendwie, also wenn meine Haare in mein Gesicht dann fallen, dann regt es mich auf, ich fühle, wie meine Kleidung an meiner Haut ist. Das heißt, ich kann mir sehr gut vorstellen, dass es sehr irritierend wäre."(P2) </text:p>
          </table:table-cell>
          <table:table-cell office:value-type="string" table:style-name="ce1">
            <text:p>Headset könnte irritierend und störend sein</text:p>
          </table:table-cell>
          <table:table-cell table:number-columns-repeated="2" table:style-name="ce1"/>
          <table:table-cell office:value-type="string" table:style-name="ce1">
            <text:p>Akzeptanz und Komfort vom Headset</text:p>
          </table:table-cell>
          <table:table-cell table:number-columns-repeated="16379"/>
        </table:table-row>
        <table:table-row table:style-name="ro2">
          <table:table-cell table:style-name="ce2"/>
          <table:table-cell table:number-columns-repeated="16383" table:style-name="ce1"/>
        </table:table-row>
        <table:table-row table:style-name="ro20">
          <table:table-cell office:value-type="string" table:style-name="ce2">
            <text:p>"[Okay, also dann wäre einmal das Aussehen der EEG-Kopfhörer ein Bedenken deinerseits.] Und die Ergonomie, ja. Ich meine, wenn es einem dann wirklich hilft, Stellen mit hohem Cognitive Workload zu erkennen und diese auch in der Retrospektive gut zuordnen zu können,  wäre das auf jeden Fall ein Grund, das Ganze mal auszuprobieren, wenn man dann auch noch Tipps an die Hand bekommt, wie man in diesen Situationen besser umgehen kann.  Umso mehr Bedenken habe ich aber, weil es da im Endeffekt um Gesundheitsdaten geht, datenschutzrechtliche Bedenken. Das heißt, das Ganze sollte im Optimalfall über meinen Rechner laufen, dass diese Daten nicht auf Fremdrechnern in der Cloud ausgewertet werden, sondern dass das alles das Programm auf dem PC macht. Und dass es dadurch natürlich nicht zu leistungsintensiv sein dürfte."(P1)<text:s/></text:p>
          </table:table-cell>
          <table:table-cell office:value-type="string" table:style-name="ce1">
            <text:p>Positiv gegenüber der Erkennung von hohem CL und der retrospektiven Funktion;</text:p>
          </table:table-cell>
          <table:table-cell table:number-columns-repeated="2" table:style-name="ce1"/>
          <table:table-cell office:value-type="string" table:style-name="ce1">
            <text:p>Positive Einstellung;<text:s/></text:p>
          </table:table-cell>
          <table:table-cell table:number-columns-repeated="16379"/>
        </table:table-row>
        <table:table-row table:style-name="ro10">
          <table:table-cell table:style-name="ce2"/>
          <table:table-cell office:value-type="string" table:style-name="ce1">
            <text:p><text:s/>Bedenken wegen Datenschutz und Nutzung von Gesundheitsdaten;</text:p>
          </table:table-cell>
          <table:table-cell table:number-columns-repeated="2" table:style-name="ce1"/>
          <table:table-cell office:value-type="string" table:style-name="ce1">
            <text:p>Datenschutz</text:p>
          </table:table-cell>
          <table:table-cell table:number-columns-repeated="16379"/>
        </table:table-row>
        <table:table-row table:style-name="ro10">
          <table:table-cell table:style-name="ce2"/>
          <table:table-cell office:value-type="string" table:style-name="ce1">
            <text:p>Lokale Verarbeitung der Daten bevorzugt</text:p>
          </table:table-cell>
          <table:table-cell table:number-columns-repeated="2" table:style-name="ce1"/>
          <table:table-cell office:value-type="string" table:style-name="ce1">
            <text:p>Datenschutz</text:p>
          </table:table-cell>
          <table:table-cell table:number-columns-repeated="16379"/>
        </table:table-row>
        <table:table-row table:style-name="ro2">
          <table:table-cell table:style-name="ce2"/>
          <table:table-cell office:value-type="string" table:style-name="ce1">
            <text:p>Ergonomie von Geräten als Hindernis</text:p>
          </table:table-cell>
          <table:table-cell table:number-columns-repeated="2" table:style-name="ce1"/>
          <table:table-cell office:value-type="string" table:style-name="ce1">
            <text:p>Akzeptanz und Komfort vom Headset</text:p>
          </table:table-cell>
          <table:table-cell table:number-columns-repeated="16379"/>
        </table:table-row>
        <table:table-row table:style-name="ro2">
          <table:table-cell table:style-name="ce2"/>
          <table:table-cell table:number-columns-repeated="16383" table:style-name="ce1"/>
        </table:table-row>
        <table:table-row table:style-name="ro15">
          <table:table-cell office:value-type="string" table:style-name="ce2">
            <text:p>"Ich denke, ich würde es schon mal ausprobieren und ich schätze, ich würde es schon mal benutzen. Zum einen, weil es sehr interessant ist, zum anderen, weil, wenn man dann damit wirklich einen Vorteil, einen Nutzen erziehen kann, dann, meine Güte, dann ist das ja auf keinen Fall was Schlechtes. Aber es ist auf jeden Fall, würde ich es, ich würde es mich dem vor allem in einer Situation, in dem meine Gefühle, meine Belastungen durch andere ersichtlich sind, da würde ich das auf jeden Fall mit viel, viel Diskussionen vorher erst mal erörtern müssen, wie genau, und dann erst mich darauf einlassen sozusagen. [Also geht es gerade so in Datenschutzrichtungen?] Ja, Datenschutz auch, wenn man das darunter zusammenfasst, es geht mir eher um eine Intimität, eine Anonymität, die auch gewahrt werden soll. Deswegen, ich stehe diesem ganzen Thema insgesamt skeptisch, aber leicht positiv gegenüber, würde ich sagen." (P4, meeting) </text:p>
          </table:table-cell>
          <table:table-cell office:value-type="string" table:style-name="ce1">
            <text:p>Datenschutz und Anonymität als Voraussetzung</text:p>
          </table:table-cell>
          <table:table-cell table:number-columns-repeated="2" table:style-name="ce1"/>
          <table:table-cell office:value-type="string" table:style-name="ce1">
            <text:p><text:s/>Datenschutz und Vertrauen</text:p>
          </table:table-cell>
          <table:table-cell table:number-columns-repeated="16379"/>
        </table:table-row>
        <table:table-row table:style-name="ro2">
          <table:table-cell table:style-name="ce2"/>
          <table:table-cell office:value-type="string" table:style-name="ce1">
            <text:p>CL Visualisierung bei Bedarf anzeigen; Headset soll nicht stören</text:p>
          </table:table-cell>
          <table:table-cell table:number-columns-repeated="2" table:style-name="ce1"/>
          <table:table-cell office:value-type="string" table:style-name="ce1">
            <text:p><text:s/>Datenschutz und Vertrauen</text:p>
          </table:table-cell>
          <table:table-cell table:number-columns-repeated="16379"/>
        </table:table-row>
        <table:table-row table:style-name="ro2">
          <table:table-cell table:style-name="ce2"/>
          <table:table-cell table:number-columns-repeated="16383" table:style-name="ce1"/>
        </table:table-row>
        <table:table-row table:style-name="ro6">
          <table:table-cell office:value-type="string" table:style-name="ce2">
            <text:p>Dafür: " Grund dafür wäre, klar, es könnte mir dabei helfen, meine Leistungen zu steigern und mich vielleicht so auch als Person besser zu verstehen und mich da weiter zu entwickeln."Dagegen: "Gründe dagegen wären eigentlich nur, würde ich das daran festmachen, wie gut das System überhaupt funktionieren würde. Konkrete Gründe wären wirklich nur, wenn das wirklich zu kompliziert wäre, das zu integrieren, so eine Visualisierung. Also wenn das wirklich zu kompliziert wäre oder wenn das zum Beispiel die Leistung meines Geräts fressen würde, dann das wäre schon mal auch Grund für mich, das nicht zu nutzen. (P3, meeting)<text:s text:c="2"/></text:p>
          </table:table-cell>
          <table:table-cell office:value-type="string" table:style-name="ce1">
            <text:p>Positive Einstellung wegen Potenzial zur persönlichen Weiterentwicklung</text:p>
          </table:table-cell>
          <table:table-cell table:number-columns-repeated="2" table:style-name="ce1"/>
          <table:table-cell office:value-type="string" table:style-name="ce1">
            <text:p>Positive Einstellung;<text:s/></text:p>
          </table:table-cell>
          <table:table-cell table:number-columns-repeated="16379"/>
        </table:table-row>
        <table:table-row table:style-name="ro10">
          <table:table-cell table:style-name="ce2"/>
          <table:table-cell office:value-type="string" table:style-name="ce1">
            <text:p>Ablehnung bei hoher Komplexität oder Performance-Problemen</text:p>
          </table:table-cell>
          <table:table-cell table:number-columns-repeated="2" table:style-name="ce1"/>
          <table:table-cell office:value-type="string" table:style-name="ce1">
            <text:p>Nutzungsvoraussetzungen</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Ich würde sie nutzen, um herauszufinden, in welchen Themenbereichen meine kognitive Belastung steigt."(P5) </text:p>
          </table:table-cell>
          <table:table-cell office:value-type="string" table:style-name="ce1">
            <text:p>Positiv gegenüber Nutzung zur Identifikation von kognitiver Belastung in spezifischen Themenbereichen</text:p>
          </table:table-cell>
          <table:table-cell table:number-columns-repeated="2" table:style-name="ce1"/>
          <table:table-cell office:value-type="string" table:style-name="ce1">
            <text:p>Positive Einstellung;<text:s/></text:p>
          </table:table-cell>
          <table:table-cell table:number-columns-repeated="16379"/>
        </table:table-row>
        <table:table-row table:style-name="ro2">
          <table:table-cell office:value-type="string" table:style-name="ce2">
            <text:p>"Die Daten sollten nicht ständig sichtbar sein, aber ich möchte bei Bedarf darauf zugreifen können. Das Tragen eines Geräts könnte mich jedoch stören."(P6) </text:p>
          </table:table-cell>
          <table:table-cell office:value-type="string" table:style-name="ce1">
            <text:p>CL Visualisierung bei Bedarf anzeigen; Headset soll nicht stören</text:p>
          </table:table-cell>
          <table:table-cell table:number-columns-repeated="2" table:style-name="ce1"/>
          <table:table-cell office:value-type="string" table:style-name="ce1">
            <text:p>Nutzungsvoraussetzung; Akzeptanz und Komfort von Geräten</text:p>
          </table:table-cell>
          <table:table-cell table:number-columns-repeated="16379"/>
        </table:table-row>
        <table:table-row table:style-name="ro9">
          <table:table-cell office:value-type="string" table:style-name="ce2">
            <text:p>"<text:span text:style-name="T3">Nein, ich würde es nicht nutzen. Es ist umständlich, und mit Sensoren fühle ich mich unbequem.</text:span>" (P7) </text:p>
          </table:table-cell>
          <table:table-cell office:value-type="string" table:style-name="ce1">
            <text:p>Ablehnung wegen Unbequemlichkeit von Sensoren</text:p>
          </table:table-cell>
          <table:table-cell table:number-columns-repeated="2" table:style-name="ce1"/>
          <table:table-cell office:value-type="string" table:style-name="ce1">
            <text:p>Akzeptanz und Komfort von Geräten</text:p>
          </table:table-cell>
          <table:table-cell table:number-columns-repeated="16379"/>
        </table:table-row>
        <table:table-row table:style-name="ro2">
          <table:table-cell table:style-name="ce2"/>
          <table:table-cell table:number-columns-repeated="16383" table:style-name="ce1"/>
        </table:table-row>
        <table:table-row table:style-name="ro9">
          <table:table-cell office:value-type="string" table:style-name="ce2">
            <text:p>"<text:span text:style-name="T3">I would use it. It’s a good product.</text:span>" (P8) </text:p>
          </table:table-cell>
          <table:table-cell office:value-type="string" table:style-name="ce1">
            <text:p>Positive Einstellung – Produkt als nützlich empfunden</text:p>
          </table:table-cell>
          <table:table-cell table:number-columns-repeated="2" table:style-name="ce1"/>
          <table:table-cell office:value-type="string" table:style-name="ce1">
            <text:p>Positive Einstellung;<text:s/></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Kommt drauf an werd das alles sieht. Ich weiß nicht wie ich das finden würde wenn jmd dan meine medizinischen daten da in echtzeit sieht. Ist auch unangenehm. </text:p>
          </table:table-cell>
          <table:table-cell office:value-type="string" table:style-name="ce1">
            <text:p><text:s/>Bedenken wegen Datenschutz und Nutzung von Gesundheitsdaten falls andere Zugriff haben</text:p>
          </table:table-cell>
          <table:table-cell table:number-columns-repeated="2" table:style-name="ce1"/>
          <table:table-cell office:value-type="string" table:style-name="ce1">
            <text:p><text:s/>Datenschutz und Vertrauen</text:p>
          </table:table-cell>
          <table:table-cell table:number-columns-repeated="16379"/>
        </table:table-row>
        <table:table-row table:style-name="ro2">
          <table:table-cell office:value-type="string" table:style-name="ce2">
            <text:p>Einfach eine Gewöhnungssache" (P9) </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2">
            <text:p>"Ja muss man schauen sind sensible Daten also auf Datenschutz achten. Ist auch etwas verwundbares. Man fühlt sich unwohl wenn es andere sehen sollten also nur für sich. Wenn es anonym ist, ist es schon sinnvoll und gut." (P10) </text:p>
          </table:table-cell>
          <table:table-cell office:value-type="string" table:style-name="ce1">
            <text:p>Datenschutz und Anonymität als Voraussetzung; Akzeptanz bei hoher Datenschutzsicherheit</text:p>
          </table:table-cell>
          <table:table-cell table:number-columns-repeated="2" table:style-name="ce1"/>
          <table:table-cell office:value-type="string" table:style-name="ce1">
            <text:p><text:s/>Datenschutz und Vertrauen</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3">
            <text:p>b. Braucht es eine Option die z.B. auditiven Signale der Benachrichtigungen stummzuschalten? <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8">
          <table:table-cell office:value-type="string" table:style-name="ce2">
            <text:p>"Sollte es eine haben, würde ich ja sagen, weil, ich meine, es kann nicht wehtun, aber die Frage war ja, braucht es eine? [..] Wenn es halt einmal nervt, dann wäre es schon gut, das auszuschalten."(P2) </text:p>
          </table:table-cell>
          <table:table-cell office:value-type="string" table:style-name="ce1">
            <text:p>Auditive Signale als potenziell störend – Stummschaltung sinnvoll</text:p>
          </table:table-cell>
          <table:table-cell table:number-columns-repeated="2" table:style-name="ce1"/>
          <table:table-cell office:value-type="string" table:style-name="ce1">
            <text:p>Anpassung von Benachrichtigungen</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Auf jeden Fall."(P3, meeting) </text:p>
          </table:table-cell>
          <table:table-cell office:value-type="string" table:style-name="ce1">
            <text:p><text:s/>Option zur Stummschaltung ist notwendig</text:p>
          </table:table-cell>
          <table:table-cell table:number-columns-repeated="2" table:style-name="ce1"/>
          <table:table-cell office:value-type="string" table:style-name="ce1">
            <text:p>Anpassung von Benachrichtigungen</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Ja, grundsätzlich, das finde ich, man sollte das schon definitiv ausschalten können, wenn man dem nicht zustimmt, würde ich sagen." (P4, meeting) </text:p>
          </table:table-cell>
          <table:table-cell office:value-type="string" table:style-name="ce1">
            <text:p><text:s/>Option zur Stummschaltung ist notwendig</text:p>
          </table:table-cell>
          <table:table-cell table:number-columns-repeated="2" table:style-name="ce1"/>
          <table:table-cell office:value-type="string" table:style-name="ce1">
            <text:p>Anpassung von Benachrichtigungen</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Ja, es wäre gut" (P5) </text:p>
          </table:table-cell>
          <table:table-cell office:value-type="string" table:style-name="ce1">
            <text:p><text:s/>Option zur Stummschaltung ist notwendig</text:p>
          </table:table-cell>
          <table:table-cell table:number-columns-repeated="2" table:style-name="ce1"/>
          <table:table-cell office:value-type="string" table:style-name="ce1">
            <text:p>Anpassung von Benachrichtigungen</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Ja" (P6) </text:p>
          </table:table-cell>
          <table:table-cell office:value-type="string" table:style-name="ce1">
            <text:p><text:s/>Option zur Stummschaltung ist notwendig</text:p>
          </table:table-cell>
          <table:table-cell table:number-columns-repeated="2" table:style-name="ce1"/>
          <table:table-cell office:value-type="string" table:style-name="ce1">
            <text:p>Anpassung von Benachrichtigungen</text:p>
          </table:table-cell>
          <table:table-cell table:number-columns-repeated="16379"/>
        </table:table-row>
        <table:table-row table:style-name="ro2">
          <table:table-cell table:style-name="ce2"/>
          <table:table-cell table:number-columns-repeated="16383" table:style-name="ce1"/>
        </table:table-row>
        <table:table-row table:style-name="ro9">
          <table:table-cell office:value-type="string" table:style-name="ce2">
            <text:p>"<text:span text:style-name="T3">Ja, das ist notwendig.</text:span>" (P7) </text:p>
          </table:table-cell>
          <table:table-cell office:value-type="string" table:style-name="ce1">
            <text:p><text:s/>Option zur Stummschaltung ist notwendig</text:p>
          </table:table-cell>
          <table:table-cell table:number-columns-repeated="2" table:style-name="ce1"/>
          <table:table-cell office:value-type="string" table:style-name="ce1">
            <text:p>Anpassung von Benachrichtigungen</text:p>
          </table:table-cell>
          <table:table-cell table:number-columns-repeated="16379"/>
        </table:table-row>
        <table:table-row table:style-name="ro2">
          <table:table-cell table:style-name="ce2"/>
          <table:table-cell table:number-columns-repeated="16383" table:style-name="ce1"/>
        </table:table-row>
        <table:table-row table:style-name="ro10">
          <table:table-cell office:value-type="string" table:style-name="ce14">
            <text:p><text:span text:style-name="T15">"</text:span><text:span text:style-name="T18">It should be included.</text:span><text:span text:style-name="T15">" (P8) </text:span></text:p>
          </table:table-cell>
          <table:table-cell office:value-type="string" table:style-name="ce1">
            <text:p><text:s/>Option zur Stummschaltung ist notwendig</text:p>
          </table:table-cell>
          <table:table-cell table:number-columns-repeated="2" table:style-name="ce1"/>
          <table:table-cell office:value-type="string" table:style-name="ce1">
            <text:p>Anpassung von Benachrichtigungen</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Für mich wär das auf jedenfall sinnvoll. Zum Beispiel wenn man fast fertig ist und es voll fertig machen will" (P9) </text:p>
          </table:table-cell>
          <table:table-cell office:value-type="string" table:style-name="ce1">
            <text:p><text:s/>Option zur Stummschaltung ist notwendig</text:p>
          </table:table-cell>
          <table:table-cell table:number-columns-repeated="2" table:style-name="ce1"/>
          <table:table-cell office:value-type="string" table:style-name="ce1">
            <text:p>Anpassung von Benachrichtigungen</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Ja ich denk da muss man frei drüber verfügen wie nicht stören Modus" (P10) </text:p>
          </table:table-cell>
          <table:table-cell office:value-type="string" table:style-name="ce1">
            <text:p><text:s/>Option zur Stummschaltung ist notwendig</text:p>
          </table:table-cell>
          <table:table-cell table:number-columns-repeated="2" table:style-name="ce1"/>
          <table:table-cell office:value-type="string" table:style-name="ce1">
            <text:p>Anpassung von Benachrichtigungen</text:p>
          </table:table-cell>
          <table:table-cell table:number-columns-repeated="16379"/>
        </table:table-row>
        <table:table-row table:number-rows-repeated="2" table:style-name="ro2">
          <table:table-cell table:style-name="ce2"/>
          <table:table-cell table:number-columns-repeated="16383" table:style-name="ce1"/>
        </table:table-row>
        <table:table-row table:style-name="ro2">
          <table:table-cell office:value-type="string" table:style-name="ce3">
            <text:p>c. Auffangfrage: Haben Sie sonst noch Ideen, Anregungen oder nicht genannte Bedenken bezüglich der Visualisierung oder der Nutzung von EEG-Daten?<text:span text:style-name="T1"> </text:span></text:p>
          </table:table-cell>
          <table:table-cell table:number-columns-repeated="16383" table:style-name="ce1"/>
        </table:table-row>
        <table:table-row table:style-name="ro2">
          <table:table-cell table:style-name="ce2"/>
          <table:table-cell table:number-columns-repeated="16383" table:style-name="ce1"/>
        </table:table-row>
        <table:table-row table:style-name="ro2">
          <table:table-cell office:value-type="string" table:style-name="ce2">
            <text:p>"Vielleicht, dass man das Ganze nicht zu überladen sollte von Einstellungsmöglichkeiten und Optionen, sondern dass das Ganze eine Plug-and-Play-Lösung ist, sozusagen."(P1) </text:p>
          </table:table-cell>
          <table:table-cell office:value-type="string" table:style-name="ce1">
            <text:p><text:s/>Einfache Plug-and-Play-Lösung bevorzugt; Schlichtheit<text:s/></text:p>
          </table:table-cell>
          <table:table-cell table:number-columns-repeated="2" table:style-name="ce1"/>
          <table:table-cell office:value-type="string" table:style-name="ce1">
            <text:p>Benutzerfreundlichkeit; Design</text:p>
          </table:table-cell>
          <table:table-cell table:number-columns-repeated="16379"/>
        </table:table-row>
        <table:table-row table:style-name="ro2">
          <table:table-cell table:style-name="ce2"/>
          <table:table-cell table:number-columns-repeated="16383" table:style-name="ce1"/>
        </table:table-row>
        <table:table-row table:style-name="ro22">
          <table:table-cell office:value-type="string" table:style-name="ce13">
            <text:p><text:span text:style-name="T14">"</text:span><text:span text:style-name="T15">Vielleicht, dass man die Software darauf anpassen kann, was für eine Art Meeting man hat.Beispielsweise, ein Meeting zum Beispiel, könnte man, also es gibt ja verschiedene Arten von Meetings, Kategorien, die man dann angehen kann. Beispielsweise ob das jetzt ein Online-Seminar ist, an dem man teilnimmt oder etwas, was man selber präsentieren muss, dass man da halt noch ein bisschen differenzieren kann." (P3, meeting) </text:span></text:p>
          </table:table-cell>
          <table:table-cell office:value-type="string" table:style-name="ce1">
            <text:p>Softwareanpassung mit unterschiedliche Meetingarten;<text:s text:c="2"/></text:p>
          </table:table-cell>
          <table:table-cell table:number-columns-repeated="2" table:style-name="ce1"/>
          <table:table-cell office:value-type="string" table:style-name="ce1">
            <text:p>Flexibilität und Anpassung</text:p>
          </table:table-cell>
          <table:table-cell table:number-columns-repeated="16379"/>
        </table:table-row>
        <table:table-row table:number-rows-repeated="4" table:style-name="ro2">
          <table:table-cell table:style-name="ce2"/>
          <table:table-cell table:number-columns-repeated="16383" table:style-name="ce1"/>
        </table:table-row>
        <table:table-row table:style-name="ro16">
          <table:table-cell office:value-type="string" table:style-name="ce2">
            <text:p>"Ich fände es vielleicht ganz gut in einem, also wo man das auf jeden Fall als allererstes anwenden könnte und sollte auch, wäre vor allem eine Arbeitssituation, die ich jetzt zum Beispiel überhaupt nicht habe, aber vor allem, wenn man an irgendeinen Punkt kommt, wo es halt von wegen, naja, um Lebensgefahr geht, wie zum Beispiel beim Führen eines Lastkraftwagens oder eines Fahrzeugs oder bei Piloten oder bei Leuten, die auf einer Ölinsel arbeiten. Alles, wo eine starke Belastung und ein damit einhergehendes Versagen wirklich auch fatale Folgen haben kann. Ich meine, es ist jetzt nicht wirklich fatal, wenn ich während einem Meeting einschlafe, weil es mich nicht interessiert, aber wenn das ein Pilot macht, ist das eine andere Nummer. Und dass man da vielleicht etwas einbaut, dass es dann wirklich auch merkt, okay, der, ich bleibe jetzt mal beim Beispiel des Piloten, der ist jetzt sehr stark belastet durch seine Arbeit, lass mal den Co-Piloten für 10 Minuten übernehmen. Das ist auf jeden Fall, finde ich, eine sehr, sehr sinnvolle Anwendung davon." (P4, meeting) </text:p>
          </table:table-cell>
          <table:table-cell office:value-type="string" table:style-name="ce1">
            <text:p>Nutzung in sicherheitskritischen Berufen als sinnvoll erachtet;<text:s/></text:p>
          </table:table-cell>
          <table:table-cell table:number-columns-repeated="2" table:style-name="ce1"/>
          <table:table-cell office:value-type="string" table:style-name="ce1">
            <text:p>Kontextuelle Anwendung</text:p>
          </table:table-cell>
          <table:table-cell table:number-columns-repeated="16379"/>
        </table:table-row>
        <table:table-row table:style-name="ro2">
          <table:table-cell table:style-name="ce2"/>
          <table:table-cell table:number-columns-repeated="16383" table:style-name="ce1"/>
        </table:table-row>
        <table:table-row table:style-name="ro8">
          <table:table-cell office:value-type="string" table:style-name="ce2">
            <text:p>"Wenn mein kognitiver Load steigt, könnte es helfen, ein kurzes, einfaches Video wie "Subway Surfers" anzusehen. ( wie Reals) Alternativ könnte ein Spiel, das nur einfache Bewegungen erfordert, wie das Dino-Spiel im Chrome-Browser, eine gute Möglichkeit sein, kurz abzuschalten."(P6) </text:p>
          </table:table-cell>
          <table:table-cell office:value-type="string" table:style-name="ce1">
            <text:p>Vorschlag zur Entspannung durch Videos oder einfache Spiele bei hohem CL</text:p>
          </table:table-cell>
          <table:table-cell table:number-columns-repeated="2" table:style-name="ce1"/>
          <table:table-cell office:value-type="string" table:style-name="ce1">
            <text:p>Stressmanagement</text:p>
          </table:table-cell>
          <table:table-cell table:number-columns-repeated="16379"/>
        </table:table-row>
        <table:table-row table:style-name="ro9">
          <table:table-cell office:value-type="string" table:style-name="ce2">
            <text:p> "<text:span text:style-name="T3">Nein, es gibt keine.</text:span>" (P7) </text:p>
          </table:table-cell>
          <table:table-cell table:number-columns-repeated="16383" table:style-name="ce1"/>
        </table:table-row>
        <table:table-row table:style-name="ro23">
          <table:table-cell office:value-type="string" table:style-name="ce2">
            <text:p>"<text:span text:style-name="T3">We should be able to give feedback to the system. I want to communicate the points where I feel the least resilient or feel the worst. By providing feedback to the system, it could provide a more personalized measurement and feedback mechanism.</text:span>" (P8) </text:p>
          </table:table-cell>
          <table:table-cell office:value-type="string" table:style-name="ce1">
            <text:p>Feedbacksystem für personalisierte Visualisierungen</text:p>
          </table:table-cell>
          <table:table-cell table:number-columns-repeated="2" table:style-name="ce1"/>
          <table:table-cell office:value-type="string" table:style-name="ce1">
            <text:p>Individualisierung und Anpassung</text:p>
          </table:table-cell>
          <table:table-cell table:number-columns-repeated="16379"/>
        </table:table-row>
        <table:table-row table:style-name="ro2">
          <table:table-cell table:style-name="ce2"/>
          <table:table-cell table:number-columns-repeated="16383" table:style-name="ce1"/>
        </table:table-row>
        <table:table-row table:style-name="ro2">
          <table:table-cell office:value-type="string" table:style-name="ce2">
            <text:p>"Nein keine" (P9) </text:p>
          </table:table-cell>
          <table:table-cell table:number-columns-repeated="16383" table:style-name="ce1"/>
        </table:table-row>
        <table:table-row table:style-name="ro2">
          <table:table-cell table:style-name="ce2"/>
          <table:table-cell table:number-columns-repeated="16383" table:style-name="ce1"/>
        </table:table-row>
        <table:table-row table:style-name="ro2">
          <table:table-cell office:value-type="string" table:style-name="ce2">
            <text:p>"Echtzeit ist das wichtigste das man sieht wie es grad ist und ob es vllt au schon länger auf nem hohen Level ist" (P10)</text:p>
          </table:table-cell>
          <table:table-cell office:value-type="string" table:style-name="ce1">
            <text:p>Priorisierung der Echtzeitdarstellung</text:p>
          </table:table-cell>
          <table:table-cell table:number-columns-repeated="2" table:style-name="ce1"/>
          <table:table-cell office:value-type="string" table:style-name="ce1">
            <text:p>Echtzeitfähigkeit</text:p>
          </table:table-cell>
          <table:table-cell table:number-columns-repeated="16379"/>
        </table:table-row>
        <table:table-row table:number-rows-repeated="104810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style:font-face style:name="Times New Roman" svg:font-family="&quot;Times New Roman&quot;"/>
  </office:font-face-decls>
  <office:styles>
    <number:number-style style:name="N0">
      <number:number number:min-integer-digits="1"/>
    </number:number-style>
    <number:date-style style:name="N21">
      <number:day number:style="long"/>
      <number:text>. </number:text>
      <number:month number:textual="true"/>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Alexander Zinn</meta:initial-creator>
    <dc:creator/>
    <meta:creation-date>2025-01-11T11:16:06Z</meta:creation-date>
    <dc:date>2025-03-30T11:59:11Z</dc:date>
  </office:meta>
</office:document-meta>
</file>